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2.4362in"/>
    </style:style>
    <style:style style:name="co3" style:family="table-column">
      <style:table-column-properties fo:break-before="auto" style:column-width="4.9717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4.4209in"/>
    </style:style>
    <style:style style:name="co10" style:family="table-column">
      <style:table-column-properties fo:break-before="auto" style:column-width="2.5465in"/>
    </style:style>
    <style:style style:name="co11" style:family="table-column">
      <style:table-column-properties fo:break-before="auto" style:column-width="3.3181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7752in"/>
    </style:style>
    <style:style style:name="co14" style:family="table-column">
      <style:table-column-properties fo:break-before="auto" style:column-width="3.0972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6.6256in"/>
    </style:style>
    <style:style style:name="co17" style:family="table-column">
      <style:table-column-properties fo:break-before="auto" style:column-width="1.8846in"/>
    </style:style>
    <style:style style:name="co18" style:family="table-column">
      <style:table-column-properties fo:break-before="auto" style:column-width="1.5327in"/>
    </style:style>
    <style:style style:name="co19" style:family="table-column">
      <style:table-column-properties fo:break-before="auto" style:column-width="1.0575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1.566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8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25in" fo:break-before="auto" style:use-optimal-row-height="true"/>
    </style:style>
    <style:style style:name="ro5" style:family="table-row">
      <style:table-row-properties style:row-height="0.6189in" fo:break-before="auto" style:use-optimal-row-height="true"/>
    </style:style>
    <style:style style:name="ro6" style:family="table-row">
      <style:table-row-properties style:row-height="0.1043in" fo:break-before="auto" style:use-optimal-row-height="false"/>
    </style:style>
    <style:style style:name="ro7" style:family="table-row">
      <style:table-row-properties style:row-height="0.2839in" fo:break-before="auto" style:use-optimal-row-height="true"/>
    </style:style>
    <style:style style:name="ta1" style:family="table" style:master-page-name="PageStyle_5f_sprites">
      <style:table-properties table:display="true" style:writing-mode="lr-tb" table:tab-color="#e06666"/>
    </style:style>
    <style:style style:name="ta2" style:family="table" style:master-page-name="PageStyle_5f_sounds">
      <style:table-properties table:display="true" style:writing-mode="lr-tb" table:tab-color="#e06666"/>
    </style:style>
    <style:style style:name="ta3" style:family="table" style:master-page-name="PageStyle_5f_skin.ini">
      <style:table-properties table:display="true" style:writing-mode="lr-tb" table:tab-color="#6aa84f"/>
    </style:style>
    <style:style style:name="ta4" style:family="table" style:master-page-name="PageStyle_5f_skin_20_versions">
      <style:table-properties table:display="true" style:writing-mode="lr-tb" table:tab-color="#6aa84f"/>
    </style:style>
    <style:style style:name="ta5" style:family="table" style:master-page-name="PageStyle_5f_READ_20_PLS_20__20_DISCLAIMER">
      <style:table-properties table:display="true" style:writing-mode="lr-tb" table:tab-color="#666666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8e7cc3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  <style:map style:condition="cell-content()=&quot;additive&quot;" style:apply-style-name="ConditionalStyle_5f_4" style:base-cell-address="sprites.F1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7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76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999999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86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666666" fo:background-color="#e06666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999999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666666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666666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666666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666666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32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0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999999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6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dotted #666666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fo:border-bottom="none" fo:background-color="#8e7cc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4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5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dotte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376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666666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8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1" style:family="table-cell" style:parent-style-name="Default" style:data-style-name="N100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0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4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5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0" style:family="table-cell" style:parent-style-name="Default" style:data-style-name="N100">
      <style:table-cell-properties fo:border-bottom="0.74pt solid #666666" fo:background-color="#f6b26b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666666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order-bottom="0.74pt solid #666666" fo:background-color="#e06666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4" style:family="table-cell" style:parent-style-name="Default" style:data-style-name="N100">
      <style:table-cell-properties fo:border-bottom="0.74pt solid #666666" fo:background-color="#93c47d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5" style:family="table-cell" style:parent-style-name="Default" style:data-style-name="N100">
      <style:table-cell-properties fo:border-bottom="0.74pt solid #666666" fo:background-color="#ccccc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6" style:family="table-cell" style:parent-style-name="Default" style:data-style-name="N100">
      <style:table-cell-properties fo:border-bottom="0.74pt solid #666666" fo:background-color="#6fa8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7" style:family="table-cell" style:parent-style-name="Default" style:data-style-name="N100">
      <style:table-cell-properties fo:border-bottom="0.74pt solid #666666" fo:background-color="#8e7cc3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0" style:family="table-cell" style:parent-style-name="Default" style:data-style-name="N100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4" style:family="table-cell" style:parent-style-name="Default" style:data-style-name="N100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8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1" style:family="table-cell" style:parent-style-name="Default" style:data-style-name="N100">
      <style:table-cell-properties fo:background-color="#d9d2e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4pt" fo:font-style="normal" fo:text-shadow="none" style:text-underline-style="none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5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6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9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6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7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4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rmal&quot;;&quot;multiplicative&quot;;&quot;additive&quot;;&quot;converted&quot;;&quot;varies&quot;)" table:allow-empty-cell="true" table:display-list="no" table:base-cell-address="sprites.F2"/>
        <table:content-validation table:name="val2" table:condition="of:cell-content-is-in-list(&quot;Centre&quot;;&quot;Top&quot;;&quot;Bottom&quot;;&quot;Left&quot;;&quot;Right&quot;;&quot;TopLeft&quot;;&quot;TopRight&quot;;&quot;BottomLeft&quot;;&quot;BottomRight&quot;;&quot;varies&quot;)" table:allow-empty-cell="true" table:display-list="no" table:base-cell-address="sprites.G2"/>
      </table:content-validations>
      <table:table table:name="spr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3.1067in" svg:height="1.4689in" svg:x="1.4346in" svg:y="0.3228in" draw:caption-point-x="-0.1602in" draw:caption-point-y="-0.3189in">
              <dc:date>2022-03-01T00:00:00</dc:date>
              <text:p text:style-name="P1"><text:span text:style-name="T1">grey = UI related</text:span></text:p>
              <text:p text:style-name="P1"><text:span text:style-name="T1">orange = gameplay related</text:span></text:p>
              <text:p text:style-name="P1"><text:span text:style-name="T1">red = osu! related</text:span></text:p>
              <text:p text:style-name="P1"><text:span text:style-name="T1">green = osu!taiko related</text:span></text:p>
              <text:p text:style-name="P1"><text:span text:style-name="T1">blue = osu!catch related</text:span></text:p>
              <text:p text:style-name="P1"><text:span text:style-name="T1">purple = osu!mania related</text:span></text:p>
            </office:annotation>
            <text:p>Category</text:p>
          </table:table-cell>
          <table:table-cell table:style-name="ce30" office:value-type="string" calcext:value-type="string">
            <office:annotation draw:style-name="gr2" draw:text-style-name="P2" svg:width="11.7839in" svg:height="1.6874in" svg:x="3.8709in" svg:y="0.3228in" draw:caption-point-x="-0.1602in" draw:caption-point-y="-0.3189in">
              <dc:date>2022-03-01T00:00:00</dc:date>
              <text:p text:style-name="P1"><text:span text:style-name="T1">@2x is the suffix for HD sprites. They have doubled dimension sizes and are used for resolutions using 800p or higher.</text:span></text:p>
              <text:p text:style-name="P1"><text:span text:style-name="T1"/></text:p>
              <text:p text:style-name="P1"><text:span text:style-name="T1">If the name contains "(-#)", you can animate this sprite in seperate frames, starting at frame 0.</text:span></text:p>
              <text:p text:style-name="P1"><text:span text:style-name="T1">The sliderball and pippidon images use "(#)" instead of "(-#)" due to their implementation before more animations were added.</text:span></text:p>
              <text:p text:style-name="P1"><text:span text:style-name="T1">Exceptions to this are the combobursts; they always display a single sprite at a time and rotate through all sprites at each combo milestone.</text:span></text:p>
              <text:p text:style-name="P1"><text:span text:style-name="T1"/></text:p>
              <text:p text:style-name="P1"><text:span text:style-name="T1">Sprites that don't need transparency (like backgrounds) can be in JPG-format to reduce a skin's file size.</text:span></text:p>
            </office:annotation>
            <text:p>sprite-name(@2x).png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35"/>
          <table:table-cell table:style-name="ce30" office:value-type="string" calcext:value-type="string">
            <office:annotation draw:style-name="gr3" draw:text-style-name="P2" svg:width="6.1087in" svg:height="1.25in" svg:x="14.5413in" svg:y="0.3228in" draw:caption-point-x="-0.1598in" draw:caption-point-y="-0.3189in">
              <dc:date>2022-03-01T00:00:00</dc:date>
              <text:p text:style-name="P1"><text:span text:style-name="T1">all = works in all versions</text:span></text:p>
              <text:p text:style-name="P1"><text:span text:style-name="T1"># = only works in this version, but</text:span></text:p>
              <text:p text:style-name="P1"><text:span text:style-name="T1">#+ = starts working in this version first and the following ones</text:span></text:p>
              <text:p text:style-name="P1"><text:span text:style-name="T1"/></text:p>
              <text:p text:style-name="P1"><text:span text:style-name="T1">an overview can be found in the "skin versions" tab</text:span></text:p>
            </office:annotation>
            <text:p>Versions</text:p>
          </table:table-cell>
          <table:table-cell table:style-name="ce52" table:formula="of:=HYPERLINK(&quot;https://en.wikipedia.org/wiki/Blend_modes&quot;;&quot;Blend Mode&quot;)" office:value-type="string" office:string-value="Blend Mode" calcext:value-type="string">
            <office:annotation draw:style-name="gr1" draw:text-style-name="P2" svg:width="6.3291in" svg:height="1.4689in" svg:x="15.6547in" svg:y="0.3228in" draw:caption-point-x="-0.1602in" draw:caption-point-y="-0.3189in">
              <dc:date>2022-03-01T00:00:00</dc:date>
              <text:p text:style-name="P1"><text:span text:style-name="T1">shows if an image gets tinted or not and if yes how it is blended</text:span></text:p>
              <text:p text:style-name="P1"><text:span text:style-name="T1"/></text:p>
              <text:p text:style-name="P1"><text:span text:style-name="T1">normal = displayed normally (no tinting)</text:span></text:p>
              <text:p text:style-name="P1"><text:span text:style-name="T1">multiplicative = can be coloured (white = looks like normal)</text:span></text:p>
              <text:p text:style-name="P1"><text:span text:style-name="T1">additive = darker colours are more transparent</text:span></text:p>
              <text:p text:style-name="P1"><text:span text:style-name="T1">converted = image gets converted to a grayscale which preserves the luminance of the original colours</text:span></text:p>
            </office:annotation>
            <text:p>Blend Mode</text:p>
          </table:table-cell>
          <table:table-cell table:style-name="ce57" table:formula="of:=HYPERLINK(&quot;http://blog.ppy.sh/post/140087699883/sprites-and-containers-in-osu&quot;;&quot;Origin Point&quot;)" office:value-type="string" office:string-value="Origin Point" calcext:value-type="string">
            <office:annotation draw:style-name="gr4" draw:text-style-name="P2" svg:width="6.6594in" svg:height="1.9063in" svg:x="16.6583in" svg:y="0.3228in" draw:caption-point-x="-0.1602in" draw:caption-point-y="-0.3189in">
              <dc:date>2022-03-01T00:00:00</dc:date>
              <text:p text:style-name="P1"><text:span text:style-name="T1">Origins are points where images get positioned from:</text:span></text:p>
              <text:p text:style-name="P1"><text:span text:style-name="T1">- the centre,</text:span></text:p>
              <text:p text:style-name="P1"><text:span text:style-name="T1">- a corner,</text:span></text:p>
              <text:p text:style-name="P1"><text:span text:style-name="T1">- or an edge of the image</text:span></text:p>
              <text:p text:style-name="P1"><text:span text:style-name="T1"/></text:p>
              <text:p text:style-name="P1"><text:span text:style-name="T1">Some exact on screen positions (anchors) are in the notes [x, y]</text:span></text:p>
              <text:p text:style-name="P1"><text:span text:style-name="T1">and based on 768 pixel height</text:span></text:p>
              <text:p text:style-name="P1"><text:span text:style-name="T1">'pixel' is shortened to 'px'</text:span></text:p>
            </office:annotation>
            <text:p>Origin Point</text:p>
          </table:table-cell>
          <table:table-cell table:style-name="ce60" office:value-type="string" calcext:value-type="string">
            <office:annotation draw:style-name="gr5" draw:text-style-name="P2" svg:width="5.998in" svg:height="2.5626in" svg:x="18.6539in" svg:y="0.3228in" draw:caption-point-x="-0.1598in" draw:caption-point-y="-0.3189in">
              <dc:date>2022-03-01T00:00:00</dc:date>
              <text:p text:style-name="P1"><text:span text:style-name="T1">Sizes are for SD sprites.</text:span></text:p>
              <text:p text:style-name="P1"><text:span text:style-name="T1">The game is coded on these sprites in some cas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measure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SD sprite sizes</text:p>
          </table:table-cell>
          <table:table-cell table:style-name="ce60" office:value-type="string" calcext:value-type="string">
            <office:annotation draw:style-name="gr6" draw:text-style-name="P2" svg:width="5.3358in" svg:height="2.7811in" svg:x="20.65in" svg:y="0.3228in" draw:caption-point-x="-0.1602in" draw:caption-point-y="-0.3189in">
              <dc:date>2022-03-01T00:00:00</dc:date>
              <text:p text:style-name="P1"><text:span text:style-name="T1">These sizes are for optimal display at 1920x1080 and usage of HD(@2x) sprites.</text:span></text:p>
              <text:p text:style-name="P1"><text:span text:style-name="T1"/></text:p>
              <text:p text:style-name="P1"><text:span text:style-name="T1">Dimension sizes are doubled up from SD dimension siz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of the measures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 but will eat up more performance if too big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Recommended HD Siz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Home Screen</text:p>
          </table:table-cell>
          <table:table-cell table:style-name="ce31" office:value-type="string" calcext:value-type="string">
            <office:annotation draw:style-name="gr3" draw:text-style-name="P2" svg:width="11.7839in" svg:height="1.25in" svg:x="3.8709in" svg:y="0.5402in" draw:caption-point-x="-0.1602in" draw:caption-point-y="-0.3189in">
              <dc:date>2022-03-01T00:00:00</dc:date>
              <text:p text:style-name="P1"><text:span text:style-name="T1">osu! will not use PNG-files as menu-background</text:span></text:p>
              <text:p text:style-name="P1"><text:span text:style-name="T1"/></text:p>
              <text:p text:style-name="P1"><text:span text:style-name="T1">during some holidays (like halloween or christmas) the game has a fixed background rotation with seasonal backgrounds</text:span></text:p>
              <text:p text:style-name="P1"><text:span text:style-name="T1"/></text:p>
              <text:p text:style-name="P1"><text:span text:style-name="T1">if you don't want to see these seasonal backgrounds you can disable them in the options</text:span></text:p>
            </office:annotation>
            <text:p>menu-background.jpg</text:p>
          </table:table-cell>
          <table:table-cell table:style-name="ce27" table:formula="of:=HYPERLINK(&quot;https://osu.ppy.sh/home/support&quot;;&quot;only osu!supporters can see custom sprites&quot;)" office:value-type="string" office:string-value="only osu!supporters can see custom sprites" calcext:value-type="string" table:number-columns-spanned="1" table:number-rows-spanned="2">
            <text:p>only osu!supporters can see custom sprites</text:p>
          </table:table-cell>
          <table:table-cell table:style-name="ce36" office:value-type="string" calcext:value-type="string">
            <office:annotation draw:style-name="gr7" draw:text-style-name="P2" svg:width="4.8402in" svg:height="1.4685in" svg:x="13.8138in" svg:y="0.5402in" draw:caption-point-x="-0.1602in" draw:caption-point-y="-0.3189in">
              <dc:date>2022-03-01T00:00:00</dc:date>
              <text:p text:style-name="P1"><text:span text:style-name="T1">you can add or replace a background by dragging &amp; dropping an image into the osu! window</text:span></text:p>
              <text:p text:style-name="P1"><text:span text:style-name="T1"/></text:p>
              <text:p text:style-name="P1"><text:span text:style-name="T1">if the dropped image is a PNG-file osu! simply adds the JPG-extension onto its name</text:span></text:p>
              <text:p text:style-name="P1"><text:span text:style-name="T1">(menu-background.png.jpg)</text:span></text:p>
              <text:p text:style-name="P1"><text:span text:style-name="T1"/></text:p>
              <text:p text:style-name="P1"><text:span text:style-name="T1">used as playfield if a map has no background set</text:span></text:p>
            </office:annotation>
            <text:p>background used for various screen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0.5402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welcome_text</text:p>
          </table:table-cell>
          <table:covered-table-cell table:style-name="ce28"/>
          <table:table-cell table:style-name="ce36" office:value-type="string" calcext:value-type="string">
            <text:p>starting the clien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8" draw:text-style-name="P2" svg:width="11.7839in" svg:height="0.3748in" svg:x="3.8709in" svg:y="0.9748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menu-snow</text:p>
          </table:table-cell>
          <table:table-cell table:style-name="ce241" office:value-type="string" calcext:value-type="string">
            <text:p>small sprites floating down the home screen</text:p>
          </table:table-cell>
          <table:table-cell table:style-name="ce36" office:value-type="string" calcext:value-type="string">
            <text:p>uses the current game mode's menu-x-small if not includ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32x32</text:p>
          </table:table-cell>
          <table:table-cell table:style-name="ce36" office:value-type="string" calcext:value-type="string">
            <text:p>64x6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options-offset-tick</text:p>
          </table:table-cell>
          <table:table-cell table:style-name="ce241" office:value-type="string" calcext:value-type="string">
            <text:p>used in the offset wizard</text:p>
          </table:table-cell>
          <table:table-cell table:style-name="ce36" office:value-type="string" calcext:value-type="string">
            <text:p>stretched to fit screen he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1.1921in" draw:caption-point-x="-0.1602in" draw:caption-point-y="-0.3189in">
              <dc:date>2022-03-01T00:00:00</dc:date>
              <text:p text:style-name="P1"><text:span text:style-name="T1">big centre tick tinted black</text:span></text:p>
              <text:p text:style-name="P1"><text:span text:style-name="T1">blinks white when tick passes line</text:span></text:p>
              <text:p text:style-name="P1"><text:span text:style-name="T1">ticks are white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5">
            <text:p>Cursor</text:p>
          </table:table-cell>
          <table:table-cell table:style-name="ce37" office:value-type="string" calcext:value-type="string">
            <text:p>cursor</text:p>
          </table:table-cell>
          <table:table-cell table:style-name="ce242" office:value-type="string" calcext:value-type="string">
            <text:p>main navigation tool</text:p>
          </table:table-cell>
          <table:table-cell table:style-name="ce249" office:value-type="string" calcext:value-type="string">
            <text:p>expanding and rotation can be disabled via skin.ini-fi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trail</text:p>
          </table:table-cell>
          <table:table-cell table:style-name="ce241" office:value-type="string" calcext:value-type="string">
            <text:p>sits under the cursor</text:p>
          </table:table-cell>
          <table:table-cell table:style-name="ce36" office:value-type="string" calcext:value-type="string">
            <text:p>longer trail if cursormiddl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1.6272in" draw:caption-point-x="-0.1602in" draw:caption-point-y="-0.3189in">
              <dc:date>2022-03-01T00:00:00</dc:date>
              <text:p text:style-name="P1"><text:span text:style-name="T1">normal when no cursormiddle is used</text:span></text:p>
              <text:p text:style-name="P1"><text:span text:style-name="T1"/></text:p>
              <text:p text:style-name="P1"><text:span text:style-name="T1">additive when cursormiddle is used</text:span></text:p>
            </office:annotation>
            <text:p>varies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middle</text:p>
          </table:table-cell>
          <table:table-cell table:style-name="ce241" office:value-type="string" calcext:value-type="string">
            <text:p>won't rotate nor expand</text:p>
          </table:table-cell>
          <table:table-cell table:style-name="ce36" office:value-type="string" calcext:value-type="string">
            <text:p>only loads if included with a curso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6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-smoke</text:p>
          </table:table-cell>
          <table:table-cell table:style-name="ce243" office:value-type="string" calcext:value-type="string" table:number-columns-spanned="2" table:number-rows-spanned="1">
            <text:p>leaves a visible trail for several seconds when pres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8" draw:text-style-name="P2" svg:width="11.7839in" svg:height="0.3748in" svg:x="3.8709in" svg:y="2.279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ursor-ripple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2.2791in" draw:caption-point-x="-0.1598in" draw:caption-point-y="-0.3189in">
              <dc:date>2022-03-01T00:00:00</dc:date>
              <text:p text:style-name="P1"><text:span text:style-name="T1">also when pressing keys during osu! gameplay if you play with keyboard instead of mouse buttons</text:span></text:p>
            </office:annotation>
            <text:p>when clicking with the cursor</text:p>
          </table:table-cell>
          <table:table-cell table:style-name="ce38" office:value-type="string" calcext:value-type="string">
            <office:annotation draw:style-name="gr8" draw:text-style-name="P2" svg:width="4.8402in" svg:height="0.3748in" svg:x="13.8138in" svg:y="2.2791in" draw:caption-point-x="-0.1602in" draw:caption-point-y="-0.3189in">
              <dc:date>2022-03-01T00:00:00</dc:date>
              <text:p text:style-name="P1"><text:span text:style-name="T1">at max expansion</text:span></text:p>
            </office:annotation>
            <text:p>image is scaled down by half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2.2791in" draw:caption-point-x="-0.1602in" draw:caption-point-y="-0.3189in">
              <dc:date>2022-03-01T00:00:00</dc:date>
              <text:p text:style-name="P1"><text:span text:style-name="T1">at half opacity ingame to not intrude on visibilty of other objects</text:span></text:p>
            </office:annotation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3">
            <text:p>Song Selection Carousel</text:p>
          </table:table-cell>
          <table:table-cell table:style-name="ce37" office:value-type="string" calcext:value-type="string">
            <text:p>menu-button-background</text:p>
          </table:table-cell>
          <table:table-cell table:style-name="ce244" office:value-type="string" calcext:value-type="string" table:number-columns-spanned="2" table:number-rows-spanned="1">
            <office:annotation draw:style-name="gr1" draw:text-style-name="P2" svg:width="7.8161in" svg:height="1.4689in" svg:x="8.8421in" svg:y="2.4965in" draw:caption-point-x="4.8114in" draw:caption-point-y="-0.3189in">
              <dc:date>2022-03-01T00:00:00</dc:date>
              <text:p text:style-name="P1"><text:span text:style-name="T1">1st row: song's title</text:span></text:p>
              <text:p text:style-name="P1"><text:span text:style-name="T1">2nd row: song's artist // mapper</text:span></text:p>
              <text:p text:style-name="P1"><text:span text:style-name="T1">3rd row: difficulty name</text:span></text:p>
              <text:p text:style-name="P1"><text:span text:style-name="T1">4rd row: star rating display</text:span></text:p>
              <text:p text:style-name="P1"><text:span text:style-name="T1"/></text:p>
              <text:p text:style-name="P1"><text:span text:style-name="T1">3rd &amp; 4th row not displayed on collapsed sets</text:span></text:p>
            </office:annotation>
            <text:p>panel that displays the beatmap(set)'s metadata or a group's name</text:p>
          </table:table-cell>
          <table:covered-table-cell table:style-name="ce39"/>
          <table:table-cell table:style-name="ce46" office:value-type="string" calcext:value-type="string">
            <office:annotation draw:style-name="gr10" draw:text-style-name="P2" svg:width="6.1087in" svg:height="0.5937in" svg:x="14.5413in" svg:y="2.4965in" draw:caption-point-x="-0.1598in" draw:caption-point-y="-0.3189in">
              <dc:date>2022-03-01T00:00:00</dc:date>
              <text:p text:style-name="P1"><text:span text:style-name="T1">V2.2+ enables thumbnail support for custom panels</text:span></text:p>
              <text:p text:style-name="P1"><text:span text:style-name="T1">default menu-button-bg always uses thumbnails</text:span></text:p>
            </office:annotation>
            <text:p>all</text:p>
          </table:table-cell>
          <table:table-cell table:style-name="ce54" table:content-validation-name="val1" office:value-type="string" calcext:value-type="string">
            <office:annotation draw:style-name="gr2" draw:text-style-name="P2" svg:width="6.3291in" svg:height="1.6874in" svg:x="15.6547in" svg:y="2.4965in" draw:caption-point-x="-0.1602in" draw:caption-point-y="-0.3189in">
              <dc:date>2022-03-01T00:00:00</dc:date>
              <text:p text:style-name="P1"><text:span text:style-name="T1">white = currently selected difficulty</text:span></text:p>
              <text:p text:style-name="P1"><text:span text:style-name="T1">blue = other difficulties of the current set</text:span></text:p>
              <text:p text:style-name="P1"><text:span text:style-name="T1">pink = not played</text:span></text:p>
              <text:p text:style-name="P1"><text:span text:style-name="T1">orange = played</text:span></text:p>
              <text:p text:style-name="P1"><text:span text:style-name="T1">red = (multiplayer) download the map</text:span></text:p>
              <text:p text:style-name="P1"><text:span text:style-name="T1">grey = (multiplayer)</text:span></text:p>
              <text:p text:style-name="P1"><text:span text:style-name="T1">host is changing maps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text:p>Left</text:p>
          </table:table-cell>
          <table:table-cell table:style-name="ce249" office:value-type="string" calcext:value-type="string">
            <office:annotation draw:style-name="gr11" draw:text-style-name="P2" svg:width="5.998in" svg:height="0.8126in" svg:x="18.6539in" svg:y="2.4965in" draw:caption-point-x="-0.1598in" draw:caption-point-y="-0.3189in">
              <dc:date>2022-03-01T00:00:00</dc:date>
              <text:p text:style-name="P1"><text:span text:style-name="T1">thumbnails get positioned 9px away from the left image border</text:span></text:p>
              <text:p text:style-name="P1"><text:span text:style-name="T1"/></text:p>
              <text:p text:style-name="P1"><text:span text:style-name="T1">thumbnail size is 115x85</text:span></text:p>
            </office:annotation>
            <text:p>min: 690x85</text:p>
          </table:table-cell>
          <table:table-cell table:style-name="ce249" office:value-type="string" calcext:value-type="string">
            <office:annotation draw:style-name="gr11" draw:text-style-name="P2" svg:width="5.3358in" svg:height="0.8126in" svg:x="20.65in" svg:y="2.4965in" draw:caption-point-x="-0.1602in" draw:caption-point-y="-0.3189in">
              <dc:date>2022-03-01T00:00:00</dc:date>
              <text:p text:style-name="P1"><text:span text:style-name="T1">thumbnails get positioned 18px away from the left image border</text:span></text:p>
              <text:p text:style-name="P1"><text:span text:style-name="T1"/></text:p>
              <text:p text:style-name="P1"><text:span text:style-name="T1">thumbnail size is 230x170</text:span></text:p>
            </office:annotation>
            <text:p>min: 1380x17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tar</text:p>
          </table:table-cell>
          <table:table-cell table:style-name="ce243" office:value-type="string" calcext:value-type="string" table:number-columns-spanned="2" table:number-rows-spanned="1">
            <text:p>displays a beatmap's star rating as a set of stars, unused stars are not filled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2.7138in" draw:caption-point-x="-0.1598in" draw:caption-point-y="-0.3189in">
              <dc:date>2022-03-01T00:00:00</dc:date>
              <text:p text:style-name="P1"><text:span text:style-name="T1">V2.2 changes display style to scaling stars instead of partial filled ones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.7138in" draw:caption-point-x="-0.1602in" draw:caption-point-y="-0.3189in">
              <dc:date>2022-03-01T00:00:00</dc:date>
              <text:p text:style-name="P1"><text:span text:style-name="T1">can be changed through "SongSelectActiveText:" &amp; "SongSelectInactiveText:" in the skin.ini</text:span></text:p>
              <text:p text:style-name="P1"><text:span text:style-name="T1"/></text:p>
              <text:p text:style-name="P1"><text:span text:style-name="T1">tinted black on the active panel and white on the inactive panel by default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50x50</text:p>
          </table:table-cell>
          <table:table-cell table:style-name="ce36" office:value-type="string" calcext:value-type="string">
            <text:p>100x1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tar2</text:p>
          </table:table-cell>
          <table:table-cell table:style-name="ce241" office:value-type="string" calcext:value-type="string">
            <text:p>bursts out of the currently selected beatmap panel</text:p>
          </table:table-cell>
          <table:table-cell table:style-name="ce36" office:value-type="string" calcext:value-type="string">
            <text:p>also used during gamepla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Song Selection Buttons</text:p>
          </table:table-cell>
          <table:table-cell table:style-name="ce37" office:value-type="string" calcext:value-type="string">
            <text:p>selection-mode</text:p>
          </table:table-cell>
          <table:table-cell table:style-name="ce244" office:value-type="string" calcext:value-type="string" table:number-columns-spanned="2" table:number-rows-spanned="2">
            <office:annotation draw:style-name="gr12" draw:text-style-name="P2" svg:width="7.8161in" svg:height="0.3752in" svg:x="8.8421in" svg:y="3.1484in" draw:caption-point-x="4.8114in" draw:caption-point-y="-0.3189in">
              <dc:date>2022-03-01T00:00:00</dc:date>
              <text:p text:style-name="P1"><text:span text:style-name="T1">allows osu! difficulties to be played in that game mode which are called 'converts' in this case</text:span></text:p>
            </office:annotation>
            <text:p>opens game mode selection box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office:annotation draw:style-name="gr11" draw:text-style-name="P2" svg:width="6.6594in" svg:height="0.8126in" svg:x="16.6583in" svg:y="3.148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249" office:value-type="string" calcext:value-type="string" table:number-columns-spanned="1" table:number-rows-spanned="2">
            <office:annotation draw:style-name="gr12" draw:text-style-name="P2" svg:width="5.998in" svg:height="0.3752in" svg:x="18.6539in" svg:y="3.1484in" draw:caption-point-x="-0.1598in" draw:caption-point-y="-0.3189in">
              <dc:date>2022-03-01T00:00:00</dc:date>
              <text:p text:style-name="P1"><text:span text:style-name="T1">92x87 for V1</text:span></text:p>
            </office:annotation>
            <text:p>92x90 for V2+</text:p>
          </table:table-cell>
          <table:table-cell table:style-name="ce249" office:value-type="string" calcext:value-type="string" table:number-columns-spanned="1" table:number-rows-spanned="2">
            <office:annotation draw:style-name="gr12" draw:text-style-name="P2" svg:width="5.3358in" svg:height="0.3752in" svg:x="20.65in" svg:y="3.1484in" draw:caption-point-x="-0.1602in" draw:caption-point-y="-0.3189in">
              <dc:date>2022-03-01T00:00:00</dc:date>
              <text:p text:style-name="P1"><text:span text:style-name="T1">184x174 for V1</text:span></text:p>
            </office:annotation>
            <text:p>184x180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e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3.3657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s</text:p>
          </table:table-cell>
          <table:table-cell table:style-name="ce243" office:value-type="string" calcext:value-type="string" table:number-columns-spanned="2" table:number-rows-spanned="2">
            <office:annotation draw:style-name="gr9" draw:text-style-name="P2" svg:width="7.8161in" svg:height="0.8122in" svg:x="8.8421in" svg:y="3.5835in" draw:caption-point-x="4.8114in" draw:caption-point-y="-0.3193in">
              <dc:date>2022-03-01T00:00:00</dc:date>
              <text:p text:style-name="P1"><text:span text:style-name="T1">mods can change appearance and visibility of a map and alter its difficulty</text:span></text:p>
              <text:p text:style-name="P1"><text:span text:style-name="T1"/></text:p>
              <text:p text:style-name="P1"><text:span text:style-name="T1">some mods can be seen as gimmicks that enhance your experience</text:span></text:p>
            </office:annotation>
            <text:p>opens mod selection menu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3.5835in" draw:caption-point-x="-0.1602in" draw:caption-point-y="-0.3193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252" office:value-type="string" calcext:value-type="string" table:number-columns-spanned="1" table:number-rows-spanned="6">
            <office:annotation draw:style-name="gr8" draw:text-style-name="P2" svg:width="5.998in" svg:height="0.3748in" svg:x="18.6539in" svg:y="3.5835in" draw:caption-point-x="-0.1598in" draw:caption-point-y="-0.3193in">
              <dc:date>2022-03-01T00:00:00</dc:date>
              <text:p text:style-name="P1"><text:span text:style-name="T1">77x87 for V1</text:span></text:p>
            </office:annotation>
            <text:p>77x90 for V2+</text:p>
          </table:table-cell>
          <table:table-cell table:style-name="ce252" office:value-type="string" calcext:value-type="string" table:number-columns-spanned="1" table:number-rows-spanned="6">
            <office:annotation draw:style-name="gr8" draw:text-style-name="P2" svg:width="5.3358in" svg:height="0.3748in" svg:x="20.65in" svg:y="3.5835in" draw:caption-point-x="-0.1602in" draw:caption-point-y="-0.3193in">
              <dc:date>2022-03-01T00:00:00</dc:date>
              <text:p text:style-name="P1"><text:span text:style-name="T1">154x174 for V1</text:span></text:p>
            </office:annotation>
            <text:p>154x180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s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3.8008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random</text:p>
          </table:table-cell>
          <table:table-cell table:style-name="ce243" office:value-type="string" calcext:value-type="string" table:number-columns-spanned="2" table:number-rows-spanned="2">
            <office:annotation draw:style-name="gr9" draw:text-style-name="P2" svg:width="7.8161in" svg:height="0.8122in" svg:x="8.8421in" svg:y="4.0181in" draw:caption-point-x="4.8114in" draw:caption-point-y="-0.3189in">
              <dc:date>2022-03-01T00:00:00</dc:date>
              <text:p text:style-name="P1"><text:span text:style-name="T1">when a set is chosen the difficulty closest to the recommended difficulty value is selected</text:span></text:p>
              <text:p text:style-name="P1"><text:span text:style-name="T1"/></text:p>
              <text:p text:style-name="P1"><text:span text:style-name="T1">each player has a recommmended difficulty value that depends on the player's best performances</text:span></text:p>
            </office:annotation>
            <text:p>selects a randomly chosen beatmap(set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4.0181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random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4.235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options</text:p>
          </table:table-cell>
          <table:table-cell table:style-name="ce243" office:value-type="string" calcext:value-type="string" table:number-columns-spanned="2" table:number-rows-spanned="2">
            <office:annotation draw:style-name="gr8" draw:text-style-name="P2" svg:width="7.8161in" svg:height="0.3748in" svg:x="8.8421in" svg:y="4.4528in" draw:caption-point-x="4.8114in" draw:caption-point-y="-0.3189in">
              <dc:date>2022-03-01T00:00:00</dc:date>
              <text:p text:style-name="P1"><text:span text:style-name="T1">options like putting a song into a collection, deleting the map, wiping all local scores, mark as played, edit</text:span></text:p>
            </office:annotation>
            <text:p>shows the beatmap options menu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4.4528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options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4.6701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tab</text:p>
          </table:table-cell>
          <table:table-cell table:style-name="ce243" office:value-type="string" calcext:value-type="string" table:number-columns-spanned="2" table:number-rows-spanned="1">
            <office:annotation draw:style-name="gr3" draw:text-style-name="P2" svg:width="7.8161in" svg:height="1.25in" svg:x="8.8421in" svg:y="4.8874in" draw:caption-point-x="4.8114in" draw:caption-point-y="-0.3189in">
              <dc:date>2022-03-01T00:00:00</dc:date>
              <text:p text:style-name="P1"><text:span text:style-name="T1">4 or 5 tabs displayed depending on the player's aspect ratio</text:span></text:p>
              <text:p text:style-name="P1"><text:span text:style-name="T1">from right to left:</text:span></text:p>
              <text:p text:style-name="P1"><text:span text:style-name="T1">No Grouping, By Difficulty,</text:span></text:p>
              <text:p text:style-name="P1"><text:span text:style-name="T1">By Artist, Recently Played,</text:span></text:p>
              <text:p text:style-name="P1"><text:span text:style-name="T1">Collections</text:span></text:p>
            </office:annotation>
            <text:p>switching between predefined grouping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4.8874in" draw:caption-point-x="-0.1602in" draw:caption-point-y="-0.3189in">
              <dc:date>2022-03-01T00:00:00</dc:date>
              <text:p text:style-name="P1"><text:span text:style-name="T1">selected tab tinted in 255,255,255 (normal display)</text:span></text:p>
              <text:p text:style-name="P1"><text:span text:style-name="T1">not selected tabs tinted in 220,21,61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42x24</text:p>
          </table:table-cell>
          <table:table-cell table:style-name="ce36" office:value-type="string" calcext:value-type="string">
            <text:p>284x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4">
            <text:p>Buttons</text:p>
          </table:table-cell>
          <table:table-cell table:style-name="ce64" office:value-type="string" calcext:value-type="string">
            <text:p>button-left</text:p>
          </table:table-cell>
          <table:table-cell table:style-name="ce242" office:value-type="string" calcext:value-type="string">
            <text:p>left part/cap of the button</text:p>
          </table:table-cell>
          <table:table-cell table:style-name="ce249" office:value-type="string" calcext:value-type="string" table:number-columns-spanned="1" table:number-rows-spanned="2">
            <office:annotation draw:style-name="gr13" draw:text-style-name="P2" svg:width="4.8402in" svg:height="0.8567in" svg:x="13.8138in" svg:y="5.0827in" draw:caption-point-x="-0.1602in" draw:caption-point-y="-0.2969in">
              <dc:date>2022-03-01T00:00:00</dc:date>
              <text:p text:style-name="P1"><text:span text:style-name="T1">the left part controls the width of the button-middle stretch while the right part controls the height scaling of button-middle</text:span></text:p>
              <text:p text:style-name="P1"><text:span text:style-name="T1"/></text:p>
              <text:p text:style-name="P1"><text:span text:style-name="T1">if button-left is too small and too wide button-middle might overlap with buttons beneath the first one</text:span></text:p>
            </office:annotation>
            <text:p>try to keep them in the same design and sizes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6547in" svg:y="5.1047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text:p>TopRight</text:p>
          </table:table-cell>
          <table:table-cell table:style-name="ce249" office:value-type="string" calcext:value-type="string" table:number-columns-spanned="1" table:number-rows-spanned="3">
            <text:p>min height: 64px</text:p>
          </table:table-cell>
          <table:table-cell table:style-name="ce249" office:value-type="string" calcext:value-type="string" table:number-columns-spanned="1" table:number-rows-spanned="3">
            <text:p>min height: 128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button-right</text:p>
          </table:table-cell>
          <table:table-cell table:style-name="ce241" office:value-type="string" calcext:value-type="string">
            <text:p>right part/cap of the button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.3224in" draw:caption-point-x="-0.1602in" draw:caption-point-y="-0.3193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button-middle</text:p>
          </table:table-cell>
          <table:table-cell table:style-name="ce241" office:value-type="string" calcext:value-type="string" table:number-columns-spanned="2" table:number-rows-spanned="1">
            <office:annotation draw:style-name="gr8" draw:text-style-name="P2" svg:width="7.8161in" svg:height="0.3748in" svg:x="8.8421in" svg:y="5.5394in" draw:caption-point-x="4.8114in" draw:caption-point-y="-0.3189in">
              <dc:date>2022-03-01T00:00:00</dc:date>
              <text:p text:style-name="P1"><text:span text:style-name="T1">gets stretched to 734px at max</text:span></text:p>
            </office:annotation>
            <text:p>gets stretched to fill the gap between the parts/cap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.5394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menu-back(-#)</text:p>
          </table:table-cell>
          <table:table-cell table:style-name="ce241" office:value-type="string" calcext:value-type="string">
            <text:p>returning to the previous screen</text:p>
          </table:table-cell>
          <table:table-cell table:style-name="ce36" office:value-type="string" calcext:value-type="string">
            <office:annotation draw:style-name="gr14" draw:text-style-name="P2" svg:width="4.8402in" svg:height="0.3902in" svg:x="13.8138in" svg:y="5.7492in" draw:caption-point-x="-0.1602in" draw:caption-point-y="-0.3114in">
              <dc:date>2022-03-01T00:00:00</dc:date>
              <text:p text:style-name="P1"><text:span text:style-name="T1">menu-back.png can still be used, it will replace the new button style on all screens except the options menu</text:span></text:p>
            </office:annotation>
            <text:p>no native sprite (default skin uses a new button style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2">
            <text:p>Game Mode Indicators</text:p>
          </table:table-cell>
          <table:table-cell table:style-name="ce37" office:value-type="string" calcext:value-type="string">
            <text:p>mode-osu</text:p>
          </table:table-cell>
          <table:table-cell table:style-name="ce244" office:value-type="string" calcext:value-type="string" table:number-columns-spanned="2" table:number-rows-spanned="4">
            <office:annotation draw:style-name="gr11" draw:text-style-name="P2" svg:width="7.8161in" svg:height="0.8126in" svg:x="8.8421in" svg:y="5.9744in" draw:caption-point-x="4.8114in" draw:caption-point-y="-0.3189in">
              <dc:date>2022-03-01T00:00:00</dc:date>
              <text:p text:style-name="P1"><text:span text:style-name="T1">also shown in the ranking screen on the "ONLINE" panel when a player scrolls down after a freshly submitted score</text:span></text:p>
              <text:p text:style-name="P1"><text:span text:style-name="T1"/></text:p>
              <text:p text:style-name="P1"><text:span text:style-name="T1">is scaled down and slightly rotated clockwise</text:span></text:p>
            </office:annotation>
            <text:p>flashing in the middle of the song selection screen</text:p>
            <text:p>in their respective game mod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additive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4">
            <text:p>256x256</text:p>
          </table:table-cell>
          <table:table-cell table:style-name="ce249" office:value-type="string" calcext:value-type="string" table:number-columns-spanned="1" table:number-rows-spanned="4">
            <text:p>512x5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taiko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fruits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mania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osu-med</text:p>
          </table:table-cell>
          <table:table-cell table:style-name="ce243" office:value-type="string" calcext:value-type="string" table:number-columns-spanned="2" table:number-rows-spanned="4">
            <text:p>appear in the game mode selection box</text:p>
            <text:p>to switch between game mode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4">
            <text:p>128x128</text:p>
          </table:table-cell>
          <table:table-cell table:style-name="ce252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taiko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fruits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mania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osu-small</text:p>
          </table:table-cell>
          <table:table-cell table:style-name="ce243" office:value-type="string" calcext:value-type="string" table:number-columns-spanned="2" table:number-rows-spanned="4">
            <office:annotation draw:style-name="gr12" draw:text-style-name="P2" svg:width="7.8161in" svg:height="0.3752in" svg:x="8.8421in" svg:y="7.713in" draw:caption-point-x="4.8114in" draw:caption-point-y="-0.3189in">
              <dc:date>2022-03-01T00:00:00</dc:date>
              <text:p text:style-name="P1"><text:span text:style-name="T1">also used as menu-snow in their respective game modes when no menu-snow image is used</text:span></text:p>
            </office:annotation>
            <text:p>drawn above selection-mode</text:p>
            <text:p>in their respective game mod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4">
            <text:p>32x32</text:p>
          </table:table-cell>
          <table:table-cell table:style-name="ce252" office:value-type="string" calcext:value-type="string" table:number-columns-spanned="1" table:number-rows-spanned="4">
            <text:p>64x6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taiko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fruits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mania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31">
            <text:p>Game Modifier Icons</text:p>
          </table:table-cell>
          <table:table-cell table:style-name="ce37" office:value-type="string" calcext:value-type="string">
            <text:p>selection-mod-easy</text:p>
          </table:table-cell>
          <table:table-cell table:style-name="ce244" office:value-type="string" calcext:value-type="string" table:number-columns-spanned="2" table:number-rows-spanned="1">
            <office:annotation draw:style-name="gr9" draw:text-style-name="P2" svg:width="7.8161in" svg:height="0.8122in" svg:x="8.8421in" svg:y="8.5827in" draw:caption-point-x="4.8114in" draw:caption-point-y="-0.3189in">
              <dc:date>2022-03-01T00:00:00</dc:date>
              <text:p text:style-name="P1"><text:span text:style-name="T1">additionally grants 2 "extra lives" when your HP drops to zero</text:span></text:p>
              <text:p text:style-name="P1"><text:span text:style-name="T1"/></text:p>
              <text:p text:style-name="P1"><text:span text:style-name="T1">in osu!mania: makes timing windows wider by 40%</text:span></text:p>
            </office:annotation>
            <text:p>halfs difficulty settings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office:annotation draw:style-name="gr15" draw:text-style-name="P2" svg:width="6.6594in" svg:height="3.2185in" svg:x="16.6583in" svg:y="8.582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249" office:value-type="string" calcext:value-type="string">
            <text:p>64x64</text:p>
          </table:table-cell>
          <table:table-cell table:style-name="ce249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nofail</text:p>
          </table:table-cell>
          <table:table-cell table:style-name="ce243" office:value-type="string" calcext:value-type="string" table:number-columns-spanned="2" table:number-rows-spanned="1">
            <office:annotation draw:style-name="gr8" draw:text-style-name="P2" svg:width="7.8161in" svg:height="0.3748in" svg:x="8.8421in" svg:y="8.8004in" draw:caption-point-x="4.8114in" draw:caption-point-y="-0.3193in">
              <dc:date>2022-03-01T00:00:00</dc:date>
              <text:p text:style-name="P1"><text:span text:style-name="T1">score decrease is active from the start of the play</text:span></text:p>
            </office:annotation>
            <text:p>continue a play regardless of a fai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8.8004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alftime</text:p>
          </table:table-cell>
          <table:table-cell table:style-name="ce243" office:value-type="string" calcext:value-type="string" table:number-columns-spanned="2" table:number-rows-spanned="1">
            <office:annotation draw:style-name="gr16" draw:text-style-name="P2" svg:width="7.8161in" svg:height="1.0311in" svg:x="8.8421in" svg:y="9.0173in" draw:caption-point-x="4.8114in" draw:caption-point-y="-0.3189in">
              <dc:date>2022-03-01T00:00:00</dc:date>
              <text:p text:style-name="P1"><text:span text:style-name="T1">makes timing windows wider</text:span></text:p>
              <text:p text:style-name="P1"><text:span text:style-name="T1">by 33,33% in osu! and osu!taiko</text:span></text:p>
              <text:p text:style-name="P1"><text:span text:style-name="T1"/></text:p>
              <text:p text:style-name="P1"><text:span text:style-name="T1">also slows down animations</text:span></text:p>
            </office:annotation>
            <text:p>slows down the map to 0.75x speed (no pitch change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9.017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ardrock</text:p>
          </table:table-cell>
          <table:table-cell table:style-name="ce241" office:value-type="string" calcext:value-type="string">
            <office:annotation draw:style-name="gr2" draw:text-style-name="P2" svg:width="7.8161in" svg:height="1.6874in" svg:x="8.8421in" svg:y="9.2346in" draw:caption-point-x="-0.1598in" draw:caption-point-y="-0.3189in">
              <dc:date>2022-03-01T00:00:00</dc:date>
              <text:p text:style-name="P1"><text:span text:style-name="T1">multiplicates base values by</text:span></text:p>
              <text:p text:style-name="P1"><text:span text:style-name="T1"><text:s text:c="2"/></text:span><text:span text:style-name="T1">1.4x for AR, OD, HP</text:span></text:p>
              <text:p text:style-name="P1"><text:span text:style-name="T1"><text:s text:c="2"/></text:span><text:span text:style-name="T1">1.3x for CS</text:span></text:p>
              <text:p text:style-name="P1"><text:span text:style-name="T1">values cap at 10</text:span></text:p>
              <text:p text:style-name="P1"><text:span text:style-name="T1"/></text:p>
              <text:p text:style-name="P1"><text:span text:style-name="T1">additionally in osu!:</text:span></text:p>
              <text:p text:style-name="P1"><text:span text:style-name="T1">flips notes on the x-axis</text:span></text:p>
            </office:annotation>
            <text:p>increases difficulty settings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8138in" svg:y="9.2346in" draw:caption-point-x="-0.1602in" draw:caption-point-y="-0.3189in">
              <dc:date>2022-03-01T00:00:00</dc:date>
              <text:p text:style-name="P1"><text:span text:style-name="T1">makes timing windows narrower by 40%</text:span></text:p>
            </office:annotation>
            <text:p>unranked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9.234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uddendeath</text:p>
          </table:table-cell>
          <table:table-cell table:style-name="ce243" office:value-type="string" calcext:value-type="string" table:number-columns-spanned="2" table:number-rows-spanned="1">
            <text:p>dropping combo will result in a fai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9.45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perfect</text:p>
          </table:table-cell>
          <table:table-cell table:style-name="ce241" office:value-type="string" calcext:value-type="string">
            <text:p>keep 100% accuracy or restart</text:p>
          </table:table-cell>
          <table:table-cell table:style-name="ce36" office:value-type="string" calcext:value-type="string">
            <text:p>click on 'Sudden Death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9.669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doubletime</text:p>
          </table:table-cell>
          <table:table-cell table:style-name="ce243" office:value-type="string" calcext:value-type="string" table:number-columns-spanned="2" table:number-rows-spanned="1">
            <office:annotation draw:style-name="gr9" draw:text-style-name="P2" svg:width="7.8161in" svg:height="0.8122in" svg:x="8.8421in" svg:y="9.8866in" draw:caption-point-x="4.8114in" draw:caption-point-y="-0.3189in">
              <dc:date>2022-03-01T00:00:00</dc:date>
              <text:p text:style-name="P1"><text:span text:style-name="T1">makes timing windows narrower by 33,33% in osu! and osu!taiko</text:span></text:p>
              <text:p text:style-name="P1"><text:span text:style-name="T1"/></text:p>
              <text:p text:style-name="P1"><text:span text:style-name="T1">also speeds up animations</text:span></text:p>
            </office:annotation>
            <text:p>speeds up the map to 1.5x speed (no pitch changes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9.886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election-mod-nightcore</text:p>
          </table:table-cell>
          <table:table-cell table:style-name="ce241" office:value-type="string" calcext:value-type="string">
            <office:annotation draw:style-name="gr12" draw:text-style-name="P2" svg:width="7.8161in" svg:height="0.3752in" svg:x="8.8421in" svg:y="10.1039in" draw:caption-point-x="-0.1598in" draw:caption-point-y="-0.3189in">
              <dc:date>2022-03-01T00:00:00</dc:date>
              <text:p text:style-name="P1"><text:span text:style-name="T1">length of loop varies per map depending on a map's timing signature and tick rate</text:span></text:p>
            </office:annotation>
            <text:p>double time mod with pitch changes and</text:p>
            <text:p>a supporting drum loop</text:p>
          </table:table-cell>
          <table:table-cell table:style-name="ce36" office:value-type="string" calcext:value-type="string">
            <text:p>click on 'Double Time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0.103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idden</text:p>
          </table:table-cell>
          <table:table-cell table:style-name="ce241" office:value-type="string" calcext:value-type="string">
            <office:annotation draw:style-name="gr10" draw:text-style-name="P2" svg:width="7.8161in" svg:height="0.5937in" svg:x="8.8421in" svg:y="10.522in" draw:caption-point-x="-0.1598in" draw:caption-point-y="-0.3189in">
              <dc:date>2022-03-01T00:00:00</dc:date>
              <text:p text:style-name="P1"><text:span text:style-name="T1">additionally in osu!:</text:span></text:p>
              <text:p text:style-name="P1"><text:span text:style-name="T1">approachcircles are disabled (toggle in options to show the first object's approachcircle)</text:span></text:p>
            </office:annotation>
            <text:p>objects are shown for a limited time window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8138in" svg:y="10.522in" draw:caption-point-x="-0.1602in" draw:caption-point-y="-0.3189in">
              <dc:date>2022-03-01T00:00:00</dc:date>
              <text:p text:style-name="P1"><text:span text:style-name="T1">notes fade out earlier the longer the map goes up to a max point</text:span></text:p>
            </office:annotation>
            <text:p>osu!mania: click on 'Fade In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0.52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fadein</text:p>
          </table:table-cell>
          <table:table-cell table:style-name="ce243" office:value-type="string" calcext:value-type="string" table:number-columns-spanned="2" table:number-rows-spanned="1">
            <text:p>notes fade in later the longer the map goes up to a max point (osu!mania only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0.7398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flashlight</text:p>
          </table:table-cell>
          <table:table-cell table:style-name="ce243" office:value-type="string" calcext:value-type="string" table:number-columns-spanned="2" table:number-rows-spanned="1">
            <office:annotation draw:style-name="gr8" draw:text-style-name="P2" svg:width="7.8161in" svg:height="0.3748in" svg:x="8.8421in" svg:y="10.9567in" draw:caption-point-x="4.8114in" draw:caption-point-y="-0.3189in">
              <dc:date>2022-03-01T00:00:00</dc:date>
              <text:p text:style-name="P1"><text:span text:style-name="T1">in osu!: even smaller visible area when a slider is held</text:span></text:p>
            </office:annotation>
            <text:p>limits the playfield's visibility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0.956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relax</text:p>
          </table:table-cell>
          <table:table-cell table:style-name="ce241" office:value-type="string" calcext:value-type="string">
            <office:annotation draw:style-name="gr3" draw:text-style-name="P2" svg:width="7.8161in" svg:height="1.25in" svg:x="8.8421in" svg:y="11.1744in" draw:caption-point-x="-0.1598in" draw:caption-point-y="-0.3189in">
              <dc:date>2022-03-01T00:00:00</dc:date>
              <text:p text:style-name="P1"><text:span text:style-name="T1">osu!: no clicking required</text:span></text:p>
              <text:p text:style-name="P1"><text:span text:style-name="T1">osu!taiko: no shakers or drumrolls</text:span></text:p>
              <text:p text:style-name="P1"><text:span text:style-name="T1">osu!catch: catch fruits with your mouse</text:span></text:p>
              <text:p text:style-name="P1"><text:span text:style-name="T1"/></text:p>
              <text:p text:style-name="P1"><text:span text:style-name="T1">no bonus points from combo multiplier</text:span></text:p>
            </office:annotation>
            <text:p>varies between game modes (unranked)</text:p>
          </table:table-cell>
          <table:table-cell table:style-name="ce36" office:value-type="string" calcext:value-type="string">
            <text:p>not available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1.174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relax2</text:p>
          </table:table-cell>
          <table:table-cell table:style-name="ce241" office:value-type="string" calcext:value-type="string">
            <office:annotation draw:style-name="gr12" draw:text-style-name="P2" svg:width="7.8161in" svg:height="0.3752in" svg:x="8.8421in" svg:y="11.3917in" draw:caption-point-x="-0.1598in" draw:caption-point-y="-0.3189in">
              <dc:date>2022-03-01T00:00:00</dc:date>
              <text:p text:style-name="P1"><text:span text:style-name="T1">no bonus points from combo multiplier</text:span></text:p>
            </office:annotation>
            <text:p>no manual movement, only tapping (unranked, osu! only)</text:p>
          </table:table-cell>
          <table:table-cell table:style-name="ce36" office:value-type="string" calcext:value-type="string">
            <text:p>shown as 'Auto Pilot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1.391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punout</text:p>
          </table:table-cell>
          <table:table-cell table:style-name="ce243" office:value-type="string" calcext:value-type="string" table:number-columns-spanned="2" table:number-rows-spanned="1">
            <office:annotation draw:style-name="gr8" draw:text-style-name="P2" svg:width="7.8161in" svg:height="0.3748in" svg:x="8.8421in" svg:y="11.6091in" draw:caption-point-x="4.8114in" draw:caption-point-y="-0.3189in">
              <dc:date>2022-03-01T00:00:00</dc:date>
              <text:p text:style-name="P1"><text:span text:style-name="T1">score decrease is active from the start even if the map has no spinner</text:span></text:p>
            </office:annotation>
            <text:p>all spinners get completed automatically at half rpm (osu! only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1.609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autoplay</text:p>
          </table:table-cell>
          <table:table-cell table:style-name="ce241" office:value-type="string" calcext:value-type="string">
            <text:p>view a "perfect" playthrough of the map (unranked)</text:p>
          </table:table-cell>
          <table:table-cell table:style-name="ce36" office:value-type="string" calcext:value-type="string">
            <office:annotation draw:style-name="gr9" draw:text-style-name="P2" svg:width="4.8402in" svg:height="0.8122in" svg:x="13.8138in" svg:y="11.8264in" draw:caption-point-x="-0.1602in" draw:caption-point-y="-0.3189in">
              <dc:date>2022-03-01T00:00:00</dc:date>
              <text:p text:style-name="P1"><text:span text:style-name="T1">shortcuts: Ctrl + A to enable it during song selection</text:span></text:p>
              <text:p text:style-name="P1"><text:span text:style-name="T1"/></text:p>
              <text:p text:style-name="P1"><text:span text:style-name="T1">Ctrl + Enter to start a map with autoplay immediately</text:span></text:p>
            </office:annotation>
            <text:p>shown as 'Auto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1.826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election-mod-cinema</text:p>
          </table:table-cell>
          <table:table-cell table:style-name="ce241" office:value-type="string" calcext:value-type="string">
            <text:p>view the map's video or storyboard</text:p>
            <text:p>without any gameplay (unranked)</text:p>
          </table:table-cell>
          <table:table-cell table:style-name="ce36" office:value-type="string" calcext:value-type="string">
            <office:annotation draw:style-name="gr12" draw:text-style-name="P2" svg:width="4.8402in" svg:height="0.3752in" svg:x="13.8138in" svg:y="12.0437in" draw:caption-point-x="-0.1602in" draw:caption-point-y="-0.3189in">
              <dc:date>2022-03-01T00:00:00</dc:date>
              <text:p text:style-name="P1"><text:span text:style-name="T1">shortcut: Ctrl + Shift + Enter to start a map in cinema mode immediately</text:span></text:p>
            </office:annotation>
            <text:p>click on 'Auto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2.043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corev2</text:p>
          </table:table-cell>
          <table:table-cell table:style-name="ce243" office:value-type="string" calcext:value-type="string" table:number-columns-spanned="2" table:number-rows-spanned="1">
            <office:annotation draw:style-name="gr7" draw:text-style-name="P2" svg:width="7.8161in" svg:height="1.4685in" svg:x="8.8421in" svg:y="12.4618in" draw:caption-point-x="4.8114in" draw:caption-point-y="-0.3189in">
              <dc:date>2022-03-01T00:00:00</dc:date>
              <text:p text:style-name="P1"><text:span text:style-name="T1">equalizes score to a 1 million cap (from combo and accuracy) with bonus points</text:span></text:p>
              <text:p text:style-name="P1"><text:span text:style-name="T1"/></text:p>
              <text:p text:style-name="P1"><text:span text:style-name="T1">changes gameplay in some aspects</text:span></text:p>
              <text:p text:style-name="P1"><text:span text:style-name="T1">osu!: sliderheads are accounted for judgements</text:span></text:p>
              <text:p text:style-name="P1"><text:span text:style-name="T1">osu!taiko: finisher bonus scaling + bonus elements give judgements</text:span></text:p>
              <text:p text:style-name="P1"><text:span text:style-name="T1">osu!mania: MAX have their own accuracy weight + higher leniency for hold notes</text:span></text:p>
            </office:annotation>
            <text:p>play with the new score system (unranked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2.461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1</text:p>
          </table:table-cell>
          <table:table-cell table:style-name="ce241" office:value-type="string" calcext:value-type="string" table:number-columns-spanned="1" table:number-rows-spanned="3">
            <text:p>changes the key count on</text:p>
            <text:p>converted osu! difficulties (unranked)</text:p>
          </table:table-cell>
          <table:table-cell table:style-name="ce36" office:value-type="string" calcext:value-type="string">
            <text:p>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2.679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2</text:p>
          </table:table-cell>
          <table:covered-table-cell table:style-name="ce28"/>
          <table:table-cell table:style-name="ce36" office:value-type="string" calcext:value-type="string">
            <text:p>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2.8965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3</text:p>
          </table:table-cell>
          <table:covered-table-cell table:style-name="ce28"/>
          <table:table-cell table:style-name="ce36" office:value-type="string" calcext:value-type="string">
            <text:p>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3.113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4</text:p>
          </table:table-cell>
          <table:table-cell table:style-name="ce241" office:value-type="string" calcext:value-type="string" table:number-columns-spanned="1" table:number-rows-spanned="6">
            <text:p>changes the key count on</text:p>
            <text:p>converted osu! difficulties</text:p>
          </table:table-cell>
          <table:table-cell table:style-name="ce36" office:value-type="string" calcext:value-type="string">
            <text:p>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3.331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5</text:p>
          </table:table-cell>
          <table:covered-table-cell table:style-name="ce28"/>
          <table:table-cell table:style-name="ce36" office:value-type="string" calcext:value-type="string">
            <text:p>10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3.548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6</text:p>
          </table:table-cell>
          <table:covered-table-cell table:style-name="ce28"/>
          <table:table-cell table:style-name="ce36" office:value-type="string" calcext:value-type="string">
            <text:p>1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3.765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7</text:p>
          </table:table-cell>
          <table:covered-table-cell table:style-name="ce28"/>
          <table:table-cell table:style-name="ce36" office:value-type="string" calcext:value-type="string">
            <text:p>1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3.983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8</text:p>
          </table:table-cell>
          <table:covered-table-cell table:style-name="ce28"/>
          <table:table-cell table:style-name="ce36" office:value-type="string" calcext:value-type="string">
            <text:p>1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4.200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9</text:p>
          </table:table-cell>
          <table:covered-table-cell table:style-name="ce28"/>
          <table:table-cell table:style-name="ce36" office:value-type="string" calcext:value-type="string">
            <text:p>1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4.418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coop</text:p>
          </table:table-cell>
          <table:table-cell table:style-name="ce241" office:value-type="string" calcext:value-type="string">
            <office:annotation draw:style-name="gr16" draw:text-style-name="P2" svg:width="7.8161in" svg:height="1.0311in" svg:x="8.8421in" svg:y="14.6354in" draw:caption-point-x="-0.1598in" draw:caption-point-y="-0.3189in">
              <dc:date>2022-03-01T00:00:00</dc:date>
              <text:p text:style-name="P1"><text:span text:style-name="T1">the left stage gets the higher keycount on uneven keycounts</text:span></text:p>
              <text:p text:style-name="P1"><text:span text:style-name="T1"/></text:p>
              <text:p text:style-name="P1"><text:span text:style-name="T1">e.g.: 9K -&gt; 5K (left) + 4K (right)</text:span></text:p>
              <text:p text:style-name="P1"><text:span text:style-name="T1"><text:s text:c="9"/></text:span><text:span text:style-name="T1">8K -&gt; 4K + 4K</text:span></text:p>
            </office:annotation>
            <text:p>splits the stage into 2 stages on osu!mania difficulties (unranked)</text:p>
          </table:table-cell>
          <table:table-cell table:style-name="ce36" office:value-type="string" calcext:value-type="string">
            <text:p>doubles the key count on converted osu! difficulties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4.635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mirror</text:p>
          </table:table-cell>
          <table:table-cell table:style-name="ce241" office:value-type="string" calcext:value-type="string" table:number-columns-spanned="2" table:number-rows-spanned="1">
            <text:p>swaps the column placement of notes like a mirr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4.852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random</text:p>
          </table:table-cell>
          <table:table-cell table:style-name="ce243" office:value-type="string" calcext:value-type="string" table:number-columns-spanned="2" table:number-rows-spanned="1">
            <text:p>changes column placements of notes (unranked, one fixed chart per map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7" draw:text-style-name="P2" svg:width="6.6594in" svg:height="3.2189in" svg:x="16.6583in" svg:y="15.070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touchdevice</text:p>
          </table:table-cell>
          <table:table-cell table:style-name="ce241" office:value-type="string" calcext:value-type="string">
            <office:annotation draw:style-name="gr11" draw:text-style-name="P2" svg:width="7.8161in" svg:height="0.8126in" svg:x="8.8421in" svg:y="15.2874in" draw:caption-point-x="-0.1598in" draw:caption-point-y="-0.3189in">
              <dc:date>2022-03-01T00:00:00</dc:date>
              <text:p text:style-name="P1"><text:span text:style-name="T1">the client uses a background algorithm to calculate if a play is done with a touchscreen</text:span></text:p>
              <text:p text:style-name="P1"><text:span text:style-name="T1"/></text:p>
              <text:p text:style-name="P1"><text:span text:style-name="T1">if too many cursor warps occur it might be applied to a play</text:span></text:p>
            </office:annotation>
            <text:p>indicates a play done using a touchscreen</text:p>
          </table:table-cell>
          <table:table-cell table:style-name="ce252" office:value-type="string" calcext:value-type="string" table:number-columns-spanned="1" table:number-rows-spanned="2">
            <text:p>non-selectabl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5.287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freemodallowed</text:p>
          </table:table-cell>
          <table:table-cell table:style-name="ce241" office:value-type="string" calcext:value-type="string">
            <office:annotation draw:style-name="gr9" draw:text-style-name="P2" svg:width="7.8161in" svg:height="0.8122in" svg:x="8.8421in" svg:y="15.5047in" draw:caption-point-x="-0.1598in" draw:caption-point-y="-0.3189in">
              <dc:date>2022-03-01T00:00:00</dc:date>
              <text:p text:style-name="P1"><text:span text:style-name="T1">does not show up if only 'Score V2', 'Auto', 'Double Time', 'Nightcore', or 'Half Time' by itself is used</text:span></text:p>
              <text:p text:style-name="P1"><text:span text:style-name="T1"/></text:p>
              <text:p text:style-name="P1"><text:span text:style-name="T1">combinations with other mods including them will show the icon</text:span></text:p>
            </office:annotation>
            <text:p>indicator for plays with certain mods and combination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5" draw:text-style-name="P2" svg:width="6.6594in" svg:height="3.2185in" svg:x="16.6583in" svg:y="15.504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6">
            <office:annotation draw:style-name="gr4" draw:text-style-name="P2" svg:width="13.1067in" svg:height="1.9063in" svg:x="1.4346in" svg:y="15.722in" draw:caption-point-x="-0.1602in" draw:caption-point-y="-0.3189in">
              <dc:date>2022-03-01T00:00:00</dc:date>
              <text:p text:style-name="P1"><text:span text:style-name="T1">big letters are shown in the</text:span></text:p>
              <text:p text:style-name="P1"><text:span text:style-name="T1">results screen</text:span></text:p>
              <text:p text:style-name="P1"><text:span text:style-name="T1"/></text:p>
              <text:p text:style-name="P1"><text:span text:style-name="T1">small letters are used in song selection for:</text:span></text:p>
              <text:p text:style-name="P1"><text:span text:style-name="T1">- the leaderboards</text:span></text:p>
              <text:p text:style-name="P1"><text:span text:style-name="T1">- map clearance indicators</text:span></text:p>
              <text:p text:style-name="P1"><text:span text:style-name="T1"/></text:p>
              <text:p text:style-name="P1"><text:span text:style-name="T1">small letters are shown during breaks as pace indicators</text:span></text:p>
            </office:annotation>
            <text:p>Grade Letters</text:p>
          </table:table-cell>
          <table:table-cell table:style-name="ce37" office:value-type="string" calcext:value-type="string">
            <text:p>ranking-xh</text:p>
          </table:table-cell>
          <table:table-cell table:style-name="ce242" office:value-type="string" calcext:value-type="string" table:number-columns-spanned="1" table:number-rows-spanned="2">
            <text:p>SS+ (Silver SS) grade</text:p>
          </table:table-cell>
          <table:table-cell table:style-name="ce249" office:value-type="string" calcext:value-type="string" table:number-columns-spanned="1" table:number-rows-spanned="4">
            <text:p>scores of S or SS grade while using</text:p>
            <text:p>Hidden and/or Flashlight mo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office:annotation draw:style-name="gr11" draw:text-style-name="P2" svg:width="6.6594in" svg:height="0.8126in" svg:x="16.6583in" svg:y="15.722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5.9394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h</text:p>
          </table:table-cell>
          <table:table-cell table:style-name="ce241" office:value-type="string" calcext:value-type="string" table:number-columns-spanned="1" table:number-rows-spanned="2">
            <text:p>S+ (Silver S)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6.1571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6.3744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</text:p>
          </table:table-cell>
          <table:table-cell table:style-name="ce241" office:value-type="string" calcext:value-type="string" table:number-columns-spanned="1" table:number-rows-spanned="2">
            <text:p>SS grade</text:p>
          </table:table-cell>
          <table:table-cell table:style-name="ce252" office:value-type="string" calcext:value-type="string" table:number-columns-spanned="1" table:number-rows-spanned="2">
            <text:p>100% accuracy scor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6.5917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6.8091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</text:p>
          </table:table-cell>
          <table:table-cell table:style-name="ce241" office:value-type="string" calcext:value-type="string" table:number-columns-spanned="1" table:number-rows-spanned="2">
            <office:annotation draw:style-name="gr11" draw:text-style-name="P2" svg:width="7.8161in" svg:height="0.8126in" svg:x="8.8421in" svg:y="17.0264in" draw:caption-point-x="-0.1598in" draw:caption-point-y="-0.3189in">
              <dc:date>2022-03-01T00:00:00</dc:date>
              <text:p text:style-name="P1"><text:span text:style-name="T1">misses in osu! and osu!taiko will not award this grade</text:span></text:p>
              <text:p text:style-name="P1"><text:span text:style-name="T1"/></text:p>
              <text:p text:style-name="P1"><text:span text:style-name="T1">scoring too many 50s (&gt;1% of total objects) in osu! will not award this grade</text:span></text:p>
            </office:annotation>
            <text:p>S grade</text:p>
          </table:table-cell>
          <table:table-cell table:style-name="ce252" office:value-type="string" calcext:value-type="string" table:number-columns-spanned="1" table:number-rows-spanned="10">
            <text:p>each game mode has different conditions for awarding grades</text:p>
            <text:p/>
            <text:p>osu!: ratio of 300s to total of objects</text:p>
            <text:p>osu!taiko: ratio of 300s to total of notes</text:p>
            <text:p>osu!catch: total accuracy</text:p>
            <text:p>osu!mania: total accurac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7.0264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7.2437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</text:p>
          </table:table-cell>
          <table:table-cell table:style-name="ce241" office:value-type="string" calcext:value-type="string" table:number-columns-spanned="1" table:number-rows-spanned="2">
            <text:p>A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7.461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7.678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b</text:p>
          </table:table-cell>
          <table:table-cell table:style-name="ce241" office:value-type="string" calcext:value-type="string" table:number-columns-spanned="1" table:number-rows-spanned="2">
            <text:p>B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7.8961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b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8.11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c</text:p>
          </table:table-cell>
          <table:table-cell table:style-name="ce241" office:value-type="string" calcext:value-type="string" table:number-columns-spanned="1" table:number-rows-spanned="2">
            <text:p>C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8.3303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c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8.548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d</text:p>
          </table:table-cell>
          <table:table-cell table:style-name="ce241" office:value-type="string" calcext:value-type="string" table:number-columns-spanned="1" table:number-rows-spanned="2">
            <text:p>D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18.7654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d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8.9827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Result Screen</text:p>
          </table:table-cell>
          <table:table-cell table:style-name="ce12" office:value-type="string" calcext:value-type="string">
            <text:p>ranking-title</text:p>
          </table:table-cell>
          <table:table-cell table:style-name="ce244" office:value-type="string" calcext:value-type="string" table:number-columns-spanned="2" table:number-rows-spanned="1">
            <text:p>headline of the result scree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office:annotation draw:style-name="gr12" draw:text-style-name="P2" svg:width="6.6594in" svg:height="0.3752in" svg:x="16.6583in" svg:y="19.2in" draw:caption-point-x="-0.1602in" draw:caption-point-y="-0.3189in">
              <dc:date>2022-03-01T00:00:00</dc:date>
              <text:p text:style-name="P1"><text:span text:style-name="T1">32px away from right screenborder</text:span></text:p>
            </office:annotation>
            <text:p>TopRight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panel</text:p>
          </table:table-cell>
          <table:table-cell table:style-name="ce243" office:value-type="string" calcext:value-type="string" table:number-columns-spanned="2" table:number-rows-spanned="1">
            <office:annotation draw:style-name="gr8" draw:text-style-name="P2" svg:width="7.8161in" svg:height="0.3748in" svg:x="8.8421in" svg:y="19.4173in" draw:caption-point-x="4.8114in" draw:caption-point-y="-0.3189in">
              <dc:date>2022-03-01T00:00:00</dc:date>
              <text:p text:style-name="P1"><text:span text:style-name="T1">hit judgements are scaled down by half of their size ingame</text:span></text:p>
            </office:annotation>
            <text:p>main panel: shows total score, amount of hits and their judgement, combo, and accuracy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19.4173in" draw:caption-point-x="-0.1602in" draw:caption-point-y="-0.3189in">
              <dc:date>2022-03-01T00:00:00</dc:date>
              <text:p text:style-name="P1"><text:span text:style-name="T1">V1: 0,74</text:span></text:p>
              <text:p text:style-name="P1"><text:span text:style-name="T1">V2+: 0,102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5.998in" svg:height="0.3748in" svg:x="18.6539in" svg:y="19.4173in" draw:caption-point-x="-0.1598in" draw:caption-point-y="-0.3189in">
              <dc:date>2022-03-01T00:00:00</dc:date>
              <text:p text:style-name="P1"><text:span text:style-name="T1">max height: 694px for V1</text:span></text:p>
            </office:annotation>
            <text:p>max height: 666px for V2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19.4173in" draw:caption-point-x="-0.1602in" draw:caption-point-y="-0.3189in">
              <dc:date>2022-03-01T00:00:00</dc:date>
              <text:p text:style-name="P1"><text:span text:style-name="T1">max height: 1388px for V1</text:span></text:p>
            </office:annotation>
            <text:p>max height: 1332px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ranking-maxcombo</text:p>
          </table:table-cell>
          <table:table-cell table:style-name="ce243" office:value-type="string" calcext:value-type="string" table:number-columns-spanned="2" table:number-rows-spanned="1">
            <text:p>headline for highest combo achiev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19.635in" draw:caption-point-x="-0.1602in" draw:caption-point-y="-0.3193in">
              <dc:date>2022-03-01T00:00:00</dc:date>
              <text:p text:style-name="P1"><text:span text:style-name="T1">V1: 8,500</text:span></text:p>
              <text:p text:style-name="P1"><text:span text:style-name="T1">V2+: 8,480</text:span></text:p>
              <text:p text:style-name="P1"><text:span text:style-name="T1"/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ccuracy</text:p>
          </table:table-cell>
          <table:table-cell table:style-name="ce243" office:value-type="string" calcext:value-type="string" table:number-columns-spanned="2" table:number-rows-spanned="1">
            <text:p>headline for accuracy achiev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19.852in" draw:caption-point-x="-0.1602in" draw:caption-point-y="-0.3189in">
              <dc:date>2022-03-01T00:00:00</dc:date>
              <text:p text:style-name="P1"><text:span text:style-name="T1">V1: 291,500</text:span></text:p>
              <text:p text:style-name="P1"><text:span text:style-name="T1">V2+: 291,480</text:span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graph</text:p>
          </table:table-cell>
          <table:table-cell table:style-name="ce243" office:value-type="string" calcext:value-type="string" table:number-columns-spanned="2" table:number-rows-spanned="1">
            <text:p>performance over time graph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20.0693in" draw:caption-point-x="-0.1602in" draw:caption-point-y="-0.3189in">
              <dc:date>2022-03-01T00:00:00</dc:date>
              <text:p text:style-name="P1"><text:span text:style-name="T1">V1: 256,576</text:span></text:p>
              <text:p text:style-name="P1"><text:span text:style-name="T1">V2+: 256,60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5.998in" svg:height="0.8122in" svg:x="18.6539in" svg:y="20.0693in" draw:caption-point-x="-0.1598in" draw:caption-point-y="-0.3189in">
              <dc:date>2022-03-01T00:00:00</dc:date>
              <text:p text:style-name="P1"><text:span text:style-name="T1">box itself is 301x141</text:span></text:p>
              <text:p text:style-name="P1"><text:span text:style-name="T1">the first 7 lines at the top and at the left should be transparent</text:span></text:p>
              <text:p text:style-name="P1"><text:span text:style-name="T1">In V1 it's shifted down by 8px resulting in 308x156</text:span></text:p>
            </office:annotation>
            <text:p>min: 308x148 for V2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20.0693in" draw:caption-point-x="-0.1602in" draw:caption-point-y="-0.3189in">
              <dc:date>2022-03-01T00:00:00</dc:date>
              <text:p text:style-name="P1"><text:span text:style-name="T1">616x302 for V1</text:span></text:p>
            </office:annotation>
            <text:p>min: 616x296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ranking-perfect</text:p>
          </table:table-cell>
          <table:table-cell table:style-name="ce243" office:value-type="string" calcext:value-type="string" table:number-columns-spanned="2" table:number-rows-spanned="1">
            <office:annotation draw:style-name="gr1" draw:text-style-name="P2" svg:width="7.8161in" svg:height="1.4689in" svg:x="8.8421in" svg:y="20.2866in" draw:caption-point-x="4.8114in" draw:caption-point-y="-0.3189in">
              <dc:date>2022-03-01T00:00:00</dc:date>
              <text:p text:style-name="P1"><text:span text:style-name="T1">a full combo requires no missed objects or dropped sliderticks</text:span></text:p>
              <text:p text:style-name="P1"><text:span text:style-name="T1"/></text:p>
              <text:p text:style-name="P1"><text:span text:style-name="T1">osu!: the last tick of a slider will not increase combo if left too early</text:span></text:p>
              <text:p text:style-name="P1"><text:span text:style-name="T1">osu!taiko: bugged (does not show up in every play)</text:span></text:p>
              <text:p text:style-name="P1"><text:span text:style-name="T1">osu!catch: the small droplets do not increase combo</text:span></text:p>
              <text:p text:style-name="P1"><text:span text:style-name="T1">osu!mania: dropping a hold note and repressing it will still reset the combo</text:span></text:p>
            </office:annotation>
            <text:p>full combo indicato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20.2866in" draw:caption-point-x="-0.1602in" draw:caption-point-y="-0.3189in">
              <dc:date>2022-03-01T00:00:00</dc:date>
              <text:p text:style-name="P1"><text:span text:style-name="T1">V1: 320,688</text:span></text:p>
              <text:p text:style-name="P1"><text:span text:style-name="T1">V2+: 416,688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ranking-winner</text:p>
          </table:table-cell>
          <table:table-cell table:style-name="ce243" office:value-type="string" calcext:value-type="string" table:number-columns-spanned="2" table:number-rows-spanned="1">
            <text:p>panel displaying the winners avatar (only in multiplayer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200x214</text:p>
          </table:table-cell>
          <table:table-cell table:style-name="ce36" office:value-type="string" calcext:value-type="string">
            <text:p>400x4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3" office:value-type="string" calcext:value-type="string">
            <text:p>ranking-replay</text:p>
          </table:table-cell>
          <table:table-cell table:style-name="ce33" office:value-type="string" calcext:value-type="string">
            <text:p>watch the replay</text:p>
          </table:table-cell>
          <table:table-cell table:style-name="ce41" office:value-type="string" calcext:value-type="string">
            <text:p>overrides pause-replay button on V1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10" draw:text-style-name="P2" svg:width="6.6594in" svg:height="0.5937in" svg:x="16.6583in" svg:y="20.7213in" draw:caption-point-x="-0.1602in" draw:caption-point-y="-0.3189in">
              <dc:date>2022-03-01T00:00:00</dc:date>
              <text:p text:style-name="P1"><text:span text:style-name="T1">positioned at 672px height</text:span></text:p>
              <text:p text:style-name="P1"><text:span text:style-name="T1">positioned at 576px height if retry is not available</text:span></text:p>
            </office:annotation>
            <text:p>Right</text:p>
          </table:table-cell>
          <table:table-cell table:style-name="ce44" office:value-type="string" calcext:value-type="string" table:number-columns-spanned="1" table:number-rows-spanned="2">
            <text:p>max height: 96px</text:p>
          </table:table-cell>
          <table:table-cell table:style-name="ce44" office:value-type="string" calcext:value-type="string" table:number-columns-spanned="1" table:number-rows-spanned="2">
            <text:p>max height: 192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4" office:value-type="string" calcext:value-type="string">
            <text:p>ranking-retry</text:p>
          </table:table-cell>
          <table:table-cell table:style-name="ce34" office:value-type="string" calcext:value-type="string">
            <text:p>start another play right now (only after a finished play)</text:p>
          </table:table-cell>
          <table:table-cell table:style-name="ce42" office:value-type="string" calcext:value-type="string">
            <text:p>overrides pause-retry button</text:p>
          </table:table-cell>
          <table:table-cell table:style-name="ce48" office:value-type="string" calcext:value-type="string">
            <text:p>all</text:p>
          </table:table-cell>
          <table:table-cell table:style-name="ce56" table:content-validation-name="val1" office:value-type="string" calcext:value-type="string">
            <text:p>normal</text:p>
          </table:table-cell>
          <table:table-cell table:style-name="ce59" table:content-validation-name="val2" office:value-type="string" calcext:value-type="string">
            <office:annotation draw:style-name="gr12" draw:text-style-name="P2" svg:width="6.6594in" svg:height="0.3752in" svg:x="16.6583in" svg:y="20.939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Righ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4">
            <text:p>Score Numbers</text:p>
          </table:table-cell>
          <table:table-cell table:style-name="ce12" office:value-type="string" calcext:value-type="string">
            <text:p>score-0</text:p>
          </table:table-cell>
          <table:table-cell table:style-name="ce242" office:value-type="string" calcext:value-type="string" table:number-columns-spanned="1" table:number-rows-spanned="10">
            <text:p>used for various displays that require numbers</text:p>
            <text:p/>
            <text:p>gameplay: score, combo counter, accuracy, spinner bonus, spinner rpm</text:p>
            <text:p/>
            <text:p>result screen: total score, accuracy, max combo, judgement counts</text:p>
          </table:table-cell>
          <table:table-cell table:style-name="ce249" office:value-type="string" calcext:value-type="string" table:number-columns-spanned="1" table:number-rows-spanned="14">
            <text:p>custom pathing possible by using</text:p>
            <text:p>"ScorePrefix:"</text:p>
            <text:p>"ComboPrefix:" (only for combo counters)</text:p>
            <text:p>in the skin.ini-file</text:p>
            <text:p/>
            <text:p/>
            <text:p>different scaling depending on usage</text:p>
            <text:p/>
            <text:p>Ranking Screen</text:p>
            <text:p>All counters: x1.1</text:p>
            <text:p>Total Score: x1.3 in V2+</text:p>
            <text:p/>
            <text:p>Ingame</text:p>
            <text:p>Score: x0.96</text:p>
            <text:p>Accuracy: x0.57</text:p>
            <text:p>Combo: in osu! x1.3 (x1.8 fully expanded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7" draw:text-style-name="P2" svg:width="6.3291in" svg:height="1.4685in" svg:x="15.6547in" svg:y="21.1563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4" table:content-validation-name="val2" office:value-type="string" calcext:value-type="string">
            <text:p>varies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1.374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6547in" svg:y="21.590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1.8083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6547in" svg:y="22.0256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2.242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2.4602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6547in" svg:y="22.6776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2.894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3.113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comma</text:p>
          </table:table-cell>
          <table:table-cell table:style-name="ce241" office:value-type="string" calcext:value-type="string">
            <text:p>some regions use comma to display decimal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dot</text:p>
          </table:table-cell>
          <table:table-cell table:style-name="ce241" office:value-type="string" calcext:value-type="string">
            <text:p>for decimal displa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percent</text:p>
          </table:table-cell>
          <table:table-cell table:style-name="ce241" office:value-type="string" calcext:value-type="string">
            <text:p>percentage symbol for accurac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core-x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23.9819in" draw:caption-point-x="-0.1598in" draw:caption-point-y="-0.3189in">
              <dc:date>2022-03-01T00:00:00</dc:date>
              <text:p text:style-name="P1"><text:span text:style-name="T1">osu! uses the x additionally in the combo counter</text:span></text:p>
            </office:annotation>
            <text:p>multiplier symbol / coun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23.981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for the expanding after images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Pause Screen</text:p>
          </table:table-cell>
          <table:table-cell table:style-name="ce37" office:value-type="string" calcext:value-type="string">
            <text:p>pause-overlay</text:p>
          </table:table-cell>
          <table:table-cell table:style-name="ce242" office:value-type="string" calcext:value-type="string">
            <office:annotation draw:style-name="gr8" draw:text-style-name="P2" svg:width="7.8161in" svg:height="0.3748in" svg:x="8.8421in" svg:y="24.1992in" draw:caption-point-x="-0.1598in" draw:caption-point-y="-0.3189in">
              <dc:date>2022-03-01T00:00:00</dc:date>
              <text:p text:style-name="P1"><text:span text:style-name="T1">smaller images are shown with transparent border, larger images are shown partially</text:span></text:p>
            </office:annotation>
            <text:p>full image at 768px height (no scaling)</text:p>
          </table:table-cell>
          <table:table-cell table:style-name="ce249" office:value-type="string" calcext:value-type="string" table:number-columns-spanned="1" table:number-rows-spanned="2">
            <text:p>no native sprite (transparent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>
            <text:p>1366x768</text:p>
          </table:table-cell>
          <table:table-cell table:style-name="ce249" office:value-type="string" calcext:value-type="string">
            <text:p>2732x153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fail-background</text:p>
          </table:table-cell>
          <table:table-cell table:style-name="ce241" office:value-type="string" calcext:value-type="string">
            <text:p>scaled to fit screen heigh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12" draw:text-style-name="P2" svg:width="5.3358in" svg:height="0.3752in" svg:x="20.65in" svg:y="24.4165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back</text:p>
          </table:table-cell>
          <table:table-cell table:style-name="ce243" office:value-type="string" calcext:value-type="string" table:number-columns-spanned="2" table:number-rows-spanned="1">
            <text:p>return to song selec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24.6339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continue</text:p>
          </table:table-cell>
          <table:table-cell table:style-name="ce243" office:value-type="string" calcext:value-type="string" table:number-columns-spanned="2" table:number-rows-spanned="1">
            <office:annotation draw:style-name="gr14" draw:text-style-name="P2" svg:width="7.8161in" svg:height="0.3902in" svg:x="8.8421in" svg:y="24.8441in" draw:caption-point-x="4.8114in" draw:caption-point-y="-0.3118in">
              <dc:date>2022-03-01T00:00:00</dc:date>
              <text:p text:style-name="P1"><text:span text:style-name="T1">in osu!: if you pause when hitobjects are visible, you have to click the spot your cursor was at before you paused (indicated by a yellow glowing cursor)</text:span></text:p>
            </office:annotation>
            <text:p>resume play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24.8516in" draw:caption-point-x="-0.1602in" draw:caption-point-y="-0.3193in">
              <dc:date>2022-03-01T00:00:00</dc:date>
              <text:p text:style-name="P1"><text:span text:style-name="T1">positioned at 224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retry</text:p>
          </table:table-cell>
          <table:table-cell table:style-name="ce243" office:value-type="string" calcext:value-type="string" table:number-columns-spanned="2" table:number-rows-spanned="1">
            <text:p>start a new play on this map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3" draw:text-style-name="P2" svg:width="6.6594in" svg:height="1.25in" svg:x="16.6583in" svg:y="25.0685in" draw:caption-point-x="-0.1602in" draw:caption-point-y="-0.3189in">
              <dc:date>2022-03-01T00:00:00</dc:date>
              <text:p text:style-name="P1"><text:span text:style-name="T1">pause/fail:</text:span></text:p>
              <text:p text:style-name="P1"><text:span text:style-name="T1">Centre, positioned at 400px height</text:span></text:p>
              <text:p text:style-name="P1"><text:span text:style-name="T1"/></text:p>
              <text:p text:style-name="P1"><text:span text:style-name="T1">ranking:</text:span></text:p>
              <text:p text:style-name="P1"><text:span text:style-name="T1">Right, positioned at 576px height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replay</text:p>
          </table:table-cell>
          <table:table-cell table:style-name="ce243" office:value-type="string" calcext:value-type="string" table:number-columns-spanned="2" table:number-rows-spanned="1">
            <text:p>watch the replay (on results screen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25.2862in" draw:caption-point-x="-0.1602in" draw:caption-point-y="-0.3189in">
              <dc:date>2022-03-01T00:00:00</dc:date>
              <text:p text:style-name="P1"><text:span text:style-name="T1">positioned at 672px height,</text:span></text:p>
              <text:p text:style-name="P1"><text:span text:style-name="T1">at 576px height if retry is not available</text:span></text:p>
            </office:annotation>
            <text:p>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Scorebar</text:p>
          </table:table-cell>
          <table:table-cell table:style-name="ce37" office:value-type="string" calcext:value-type="string">
            <text:p>scorebar-bg</text:p>
          </table:table-cell>
          <table:table-cell table:style-name="ce244" office:value-type="string" calcext:value-type="string" table:number-columns-spanned="2" table:number-rows-spanned="1">
            <text:p>background lay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TopLeft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bar-colour(-#)</text:p>
          </table:table-cell>
          <table:table-cell table:style-name="ce241" office:value-type="string" calcext:value-type="string">
            <text:p>main layer of the scorebar</text:p>
          </table:table-cell>
          <table:table-cell table:style-name="ce36" office:value-type="string" calcext:value-type="string">
            <office:annotation draw:style-name="gr3" draw:text-style-name="P2" svg:width="4.8402in" svg:height="1.25in" svg:x="13.8138in" svg:y="25.7209in" draw:caption-point-x="-0.1602in" draw:caption-point-y="-0.3189in">
              <dc:date>2022-03-01T00:00:00</dc:date>
              <text:p text:style-name="P1"><text:span text:style-name="T1">the bar is drained and filled differently between game modes</text:span></text:p>
              <text:p text:style-name="P1"><text:span text:style-name="T1"/></text:p>
              <text:p text:style-name="P1"><text:span text:style-name="T1">osu! &amp; osu!catch: constant base drain, successful hits fill the bar</text:span></text:p>
              <text:p text:style-name="P1"><text:span text:style-name="T1">osu!taiko: each consecutive hit fills up the bar, you need to pass a certain percentage to pass a map</text:span></text:p>
              <text:p text:style-name="P1"><text:span text:style-name="T1">osu!mania: no constant drain, misses drain the bar</text:span></text:p>
            </office:annotation>
            <text:p>calculation is % based (no fixed length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6" draw:text-style-name="P2" svg:width="6.3291in" svg:height="1.0311in" svg:x="15.6547in" svg:y="25.7209in" draw:caption-point-x="-0.1602in" draw:caption-point-y="-0.3189in">
              <dc:date>2022-03-01T00:00:00</dc:date>
              <text:p text:style-name="P1"><text:span text:style-name="T1">when using a marker:</text:span></text:p>
              <text:p text:style-name="P1"><text:span text:style-name="T1">multiplicative</text:span></text:p>
              <text:p text:style-name="P1"><text:span text:style-name="T1"/></text:p>
              <text:p text:style-name="P1"><text:span text:style-name="T1">tinted black over time when near critical zone and tinted red in the critical zone</text:span></text:p>
            </office:annotation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25.7209in" draw:caption-point-x="-0.1602in" draw:caption-point-y="-0.3189in">
              <dc:date>2022-03-01T00:00:00</dc:date>
              <text:p text:style-name="P1"><text:span text:style-name="T1">positioned at 5,16</text:span></text:p>
              <text:p text:style-name="P1"><text:span text:style-name="T1"/></text:p>
              <text:p text:style-name="P1"><text:span text:style-name="T1">if a marker is used: positioned at 12,12</text:span></text:p>
            </office:annotation>
            <text:p>TopLeft</text:p>
          </table:table-cell>
          <table:table-cell table:style-name="ce36" office:value-type="string" calcext:value-type="string">
            <text:p>max height: 120px</text:p>
          </table:table-cell>
          <table:table-cell table:style-name="ce36" office:value-type="string" calcext:value-type="string">
            <text:p>max height: 240 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</text:p>
          </table:table-cell>
          <table:table-cell table:style-name="ce241" office:value-type="string" calcext:value-type="string">
            <text:p>normal passing rate indicator</text:p>
          </table:table-cell>
          <table:table-cell table:style-name="ce252" office:value-type="string" calcext:value-type="string" table:number-columns-spanned="1" table:number-rows-spanned="3">
            <text:p>no native sprite (transparent),</text:p>
            <text:p>needs a custom scorebar-colour to appea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25.9382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danger</text:p>
          </table:table-cell>
          <table:table-cell table:style-name="ce241" office:value-type="string" calcext:value-type="string">
            <text:p>endangered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2" draw:text-style-name="P2" svg:width="6.6594in" svg:height="0.3752in" svg:x="16.6583in" svg:y="26.1555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danger2</text:p>
          </table:table-cell>
          <table:table-cell table:style-name="ce241" office:value-type="string" calcext:value-type="string">
            <text:p>critical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26.3728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marker</text:p>
          </table:table-cell>
          <table:table-cell table:style-name="ce241" office:value-type="string" calcext:value-type="string">
            <office:annotation draw:style-name="gr9" draw:text-style-name="P2" svg:width="7.8161in" svg:height="0.8122in" svg:x="8.8421in" svg:y="26.5906in" draw:caption-point-x="-0.1598in" draw:caption-point-y="-0.3193in">
              <dc:date>2022-03-01T00:00:00</dc:date>
              <text:p text:style-name="P1"><text:span text:style-name="T1">overrides ki sprites</text:span></text:p>
              <text:p text:style-name="P1"><text:span text:style-name="T1"/></text:p>
              <text:p text:style-name="P1"><text:span text:style-name="T1">scorebar goes black when nearing critical zone</text:span></text:p>
            </office:annotation>
            <text:p>marker fades out when near critical zone</text:p>
          </table:table-cell>
          <table:table-cell table:style-name="ce36" office:value-type="string" calcext:value-type="string">
            <text:p>score goes red when in critical zon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26.5906in" draw:caption-point-x="-0.1602in" draw:caption-point-y="-0.3193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5">
            <text:p>Countdown</text:p>
          </table:table-cell>
          <table:table-cell table:style-name="ce37" office:value-type="string" calcext:value-type="string">
            <text:p>ready</text:p>
          </table:table-cell>
          <table:table-cell table:style-name="ce244" office:value-type="string" calcext:value-type="string" table:number-columns-spanned="2" table:number-rows-spanned="1">
            <text:p>countdown starting sprite ("Ready?"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3</text:p>
          </table:table-cell>
          <table:table-cell table:style-name="ce241" office:value-type="string" calcext:value-type="string">
            <text:p>first sprite ("3")</text:p>
          </table:table-cell>
          <table:table-cell table:style-name="ce252" office:value-type="string" calcext:value-type="string" table:number-columns-spanned="1" table:number-rows-spanned="3">
            <office:annotation draw:style-name="gr9" draw:text-style-name="P2" svg:width="4.8402in" svg:height="0.8122in" svg:x="13.8138in" svg:y="27.0248in" draw:caption-point-x="-0.1602in" draw:caption-point-y="-0.3189in">
              <dc:date>2022-03-01T00:00:00</dc:date>
              <text:p text:style-name="P1"><text:span text:style-name="T1">segmented: images stay on screen until "Go!"</text:span></text:p>
              <text:p text:style-name="P1"><text:span text:style-name="T1"/></text:p>
              <text:p text:style-name="P1"><text:span text:style-name="T1">sequenced: images are cycled through from "Ready?" to "Go!"</text:span></text:p>
            </office:annotation>
            <text:p>V2+ changes the display style from segmented to sequenc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9" draw:text-style-name="P2" svg:width="6.6594in" svg:height="0.8122in" svg:x="16.6583in" svg:y="27.0248in" draw:caption-point-x="-0.1602in" draw:caption-point-y="-0.3189in">
              <dc:date>2022-03-01T00:00:00</dc:date>
              <text:p text:style-name="P1"><text:span text:style-name="T1">V1 = TopLeft</text:span></text:p>
              <text:p text:style-name="P1"><text:span text:style-name="T1">V2+ = Centre</text:span></text:p>
              <text:p text:style-name="P1"><text:span text:style-name="T1"/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2</text:p>
          </table:table-cell>
          <table:table-cell table:style-name="ce241" office:value-type="string" calcext:value-type="string">
            <text:p>second sprite ("2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27.2421in" draw:caption-point-x="-0.1602in" draw:caption-point-y="-0.3189in">
              <dc:date>2022-03-01T00:00:00</dc:date>
              <text:p text:style-name="P1"><text:span text:style-name="T1">V1 = TopRight</text:span></text:p>
              <text:p text:style-name="P1"><text:span text:style-name="T1">V2+ = Centre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1</text:p>
          </table:table-cell>
          <table:table-cell table:style-name="ce241" office:value-type="string" calcext:value-type="string">
            <text:p>third sprite ("1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go</text:p>
          </table:table-cell>
          <table:table-cell table:style-name="ce243" office:value-type="string" calcext:value-type="string" table:number-columns-spanned="2" table:number-rows-spanned="1">
            <text:p>first object appears on the next full beat ("Go!"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14">
            <office:annotation draw:style-name="gr12" draw:text-style-name="P2" svg:width="13.1067in" svg:height="0.3752in" svg:x="1.4346in" svg:y="27.894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Leaderboard Entry Numbers</text:p>
          </table:table-cell>
          <table:table-cell table:style-name="ce15" office:value-type="string" calcext:value-type="string">
            <text:p>scoreentry-0</text:p>
          </table:table-cell>
          <table:table-cell table:style-name="ce242" office:value-type="string" calcext:value-type="string" table:number-columns-spanned="1" table:number-rows-spanned="14">
            <text:p>used on the leaderboard during gameplay</text:p>
          </table:table-cell>
          <table:table-cell table:style-name="ce249" office:value-type="string" calcext:value-type="string" table:number-columns-spanned="1" table:number-rows-spanned="10">
            <office:annotation draw:style-name="gr10" draw:text-style-name="P2" svg:width="4.8402in" svg:height="0.5937in" svg:x="13.8138in" svg:y="27.8945in" draw:caption-point-x="-0.1602in" draw:caption-point-y="-0.3189in">
              <dc:date>2022-03-01T00:00:00</dc:date>
              <text:p text:style-name="P1"><text:span text:style-name="T1">"M1", "M2", "K1", and "K2" are not part since they are text that gets replaced by the numbers</text:span></text:p>
              <text:p text:style-name="P1"><text:span text:style-name="T1"/></text:p>
            </office:annotation>
            <text:p>used on the key counter,</text:p>
            <text:p>can be coloured via the skin.ini-file</text:p>
            <text:p>using "InputOverlayText:"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6.3291in" svg:height="0.8126in" svg:x="15.6547in" svg:y="27.8945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office:annotation draw:style-name="gr16" draw:text-style-name="P2" svg:width="6.6594in" svg:height="1.0311in" svg:x="16.6583in" svg:y="27.8945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table-cell table:style-name="ce249" office:value-type="string" calcext:value-type="string" table:number-columns-spanned="1" table:number-rows-spanned="10">
            <text:p>11x14</text:p>
          </table:table-cell>
          <table:table-cell table:style-name="ce249" office:value-type="string" calcext:value-type="string" table:number-columns-spanned="1" table:number-rows-spanned="10">
            <text:p>22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8.111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8.111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8.3295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8.3295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8.5465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8.5465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8.763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8.763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8.981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8" draw:text-style-name="P2" svg:width="6.6594in" svg:height="1.0315in" svg:x="16.6583in" svg:y="28.981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9.1984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9.1984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9.4157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9.4157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9.633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9.633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9.850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29.850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comma</text:p>
          </table:table-cell>
          <table:covered-table-cell table:style-name="ce28"/>
          <table:table-cell table:style-name="ce36" office:value-type="string" calcext:value-type="string">
            <text:p>breaks score into groups of 3 numb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9" draw:text-style-name="P2" svg:width="6.3291in" svg:height="0.5933in" svg:x="15.6547in" svg:y="30.0685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19" draw:text-style-name="P2" svg:width="6.6594in" svg:height="0.5933in" svg:x="16.6583in" svg:y="30.0685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</office:annotation>
            <text:p>varies</text:p>
          </table:table-cell>
          <table:table-cell table:style-name="ce252" office:value-type="string" calcext:value-type="string" table:number-columns-spanned="1" table:number-rows-spanned="2">
            <text:p>5x14</text:p>
          </table:table-cell>
          <table:table-cell table:style-name="ce252" office:value-type="string" calcext:value-type="string" table:number-columns-spanned="1" table:number-rows-spanned="2">
            <text:p>10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dot</text:p>
          </table:table-cell>
          <table:covered-table-cell table:style-name="ce28"/>
          <table:table-cell table:style-name="ce252" office:value-type="string" calcext:value-type="string" table:number-columns-spanned="1" table:number-rows-spanned="2">
            <text:p>used in Multiplayer</text:p>
            <text:p>(Win Condition: Accuracy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0.2854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percen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0.5028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2x14</text:p>
          </table:table-cell>
          <table:table-cell table:style-name="ce36" office:value-type="string" calcext:value-type="string">
            <text:p>24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entry-x</text:p>
          </table:table-cell>
          <table:covered-table-cell table:style-name="ce28"/>
          <table:table-cell table:style-name="ce36" office:value-type="string" calcext:value-type="string">
            <text:p>multiplier symbol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30.7201in" draw:caption-point-x="-0.1602in" draw:caption-point-y="-0.3189in">
              <dc:date>2022-03-01T00:00:00</dc:date>
              <text:p text:style-name="P1"><text:span text:style-name="T1">combo = cyan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Right</text:p>
          </table:table-cell>
          <table:table-cell table:style-name="ce36" office:value-type="string" calcext:value-type="string">
            <text:p>10x14</text:p>
          </table:table-cell>
          <table:table-cell table:style-name="ce36" office:value-type="string" calcext:value-type="string">
            <text:p>20x2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13">
            <text:p>Playfield</text:p>
          </table:table-cell>
          <table:table-cell table:style-name="ce37" office:value-type="string" calcext:value-type="string">
            <office:annotation draw:style-name="gr8" draw:text-style-name="P2" svg:width="11.7839in" svg:height="0.3748in" svg:x="3.8709in" svg:y="30.9374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(-#)</text:p>
          </table:table-cell>
          <table:table-cell table:style-name="ce242" office:value-type="string" calcext:value-type="string">
            <text:p>should face right</text:p>
          </table:table-cell>
          <table:table-cell table:style-name="ce249" office:value-type="string" calcext:value-type="string">
            <text:p>get flipped on the opposite side</text:p>
          </table:table-cell>
          <table:table-cell table:style-name="ce46" office:value-type="string" calcext:value-type="string">
            <office:annotation draw:style-name="gr10" draw:text-style-name="P2" svg:width="6.1087in" svg:height="0.5937in" svg:x="14.5413in" svg:y="30.9374in" draw:caption-point-x="-0.1598in" draw:caption-point-y="-0.3189in">
              <dc:date>2022-03-01T00:00:00</dc:date>
              <text:p text:style-name="P1"><text:span text:style-name="T1">gets used in osu!catch from V1 up to V2.2</text:span></text:p>
              <text:p text:style-name="P1"><text:span text:style-name="T1">on V2.3+ osu!catch uses game mode dedicated combobursts (comboburst-fruits(-n))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Left</text:p>
          </table:table-cell>
          <table:table-cell table:style-name="ce249" office:value-type="string" calcext:value-type="string">
            <text:p>max height: 768px</text:p>
          </table:table-cell>
          <table:table-cell table:style-name="ce249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lay-skip(-#)</text:p>
          </table:table-cell>
          <table:table-cell table:style-name="ce243" office:value-type="string" calcext:value-type="string" table:number-columns-spanned="2" table:number-rows-spanned="1">
            <text:p>on beatmaps with a skippable intro / outro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tar2</text:p>
          </table:table-cell>
          <table:table-cell table:style-name="ce241" office:value-type="string" calcext:value-type="string">
            <text:p>burst out from the cursor on sliders during kiai or breaks</text:p>
          </table:table-cell>
          <table:table-cell table:style-name="ce36" office:value-type="string" calcext:value-type="string">
            <text:p>appear alongside combobursts and in the fountains when kiai sections star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31.372in" draw:caption-point-x="-0.1602in" draw:caption-point-y="-0.3189in">
              <dc:date>2022-03-01T00:00:00</dc:date>
              <text:p text:style-name="P1"><text:span text:style-name="T1">additive when used as cursor particles</text:span></text:p>
              <text:p text:style-name="P1"><text:span text:style-name="T1">multiplicative when used as comboburst or kiai fountain particles </text:span></text:p>
            </office:annotation>
            <text:p>varies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enu-button-background</text:p>
          </table:table-cell>
          <table:table-cell table:style-name="ce243" office:value-type="string" calcext:value-type="string" table:number-columns-spanned="2" table:number-rows-spanned="1">
            <text:p>ingame leaderboar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6" draw:text-style-name="P2" svg:width="6.3291in" svg:height="1.0311in" svg:x="15.6547in" svg:y="31.7902in" draw:caption-point-x="-0.1602in" draw:caption-point-y="-0.3189in">
              <dc:date>2022-03-01T00:00:00</dc:date>
              <text:p text:style-name="P1"><text:span text:style-name="T1">grey = current play</text:span></text:p>
              <text:p text:style-name="P1"><text:span text:style-name="T1">orange = your highest online score on the map</text:span></text:p>
              <text:p text:style-name="P1"><text:span text:style-name="T1">dark blue = other scores</text:span></text:p>
              <text:p text:style-name="P1"><text:span text:style-name="T1">pink = score of a friend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play-unranked</text:p>
          </table:table-cell>
          <table:table-cell table:style-name="ce243" office:value-type="string" calcext:value-type="string" table:number-columns-spanned="2" table:number-rows-spanned="1">
            <text:p>shown when using mods that disable score submissi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32.0079in" draw:caption-point-x="-0.1602in" draw:caption-point-y="-0.3193in">
              <dc:date>2022-03-01T00:00:00</dc:date>
              <text:p text:style-name="P1"><text:span text:style-name="T1">positioned at 7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play-warningarrow</text:p>
          </table:table-cell>
          <table:table-cell table:style-name="ce241" office:value-type="string" calcext:value-type="string">
            <text:p>tinted blue on pause screen</text:p>
          </table:table-cell>
          <table:table-cell table:style-name="ce36" office:value-type="string" calcext:value-type="string">
            <text:p>tinted red when exiting breaks on V2+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32.2248in" draw:caption-point-x="-0.1602in" draw:caption-point-y="-0.3189in">
              <dc:date>2022-03-01T00:00:00</dc:date>
              <text:p text:style-name="P1"><text:span text:style-name="T1">tinted blue when used as pause arrows</text:span></text:p>
              <text:p text:style-name="P1"><text:span text:style-name="T1">tinted white when used as warning arrow on V1</text:span></text:p>
              <text:p text:style-name="P1"><text:span text:style-name="T1">tinted red when used as warning arrow on V2+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arrow-pause</text:p>
          </table:table-cell>
          <table:table-cell table:style-name="ce241" office:value-type="string" calcext:value-type="string">
            <text:p>uncoloured arrow for pause screen</text:p>
          </table:table-cell>
          <table:table-cell table:style-name="ce252" office:value-type="string" calcext:value-type="string" table:number-columns-spanned="1" table:number-rows-spanned="2">
            <office:annotation draw:style-name="gr8" draw:text-style-name="P2" svg:width="4.8402in" svg:height="0.3748in" svg:x="13.8138in" svg:y="32.442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overrides play-warningarrow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arrow-warning</text:p>
          </table:table-cell>
          <table:table-cell table:style-name="ce241" office:value-type="string" calcext:value-type="string">
            <text:p>uncoloured arrow for break end warning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2" draw:text-style-name="P2" svg:width="6.6594in" svg:height="0.3752in" svg:x="16.6583in" svg:y="32.6594in" draw:caption-point-x="-0.1602in" draw:caption-point-y="-0.3189in">
              <dc:date>2022-03-01T00:00:00</dc:date>
              <text:p text:style-name="P1"><text:span text:style-name="T1">128px from left and right borders and 160px from top and bottom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ction-pass</text:p>
          </table:table-cell>
          <table:table-cell table:style-name="ce243" office:value-type="string" calcext:value-type="string" table:number-columns-spanned="2" table:number-rows-spanned="1">
            <text:p>halfway through a longer break with high HP remain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2">
            <text:p>max height: 768px</text:p>
          </table:table-cell>
          <table:table-cell table:style-name="ce252" office:value-type="string" calcext:value-type="string" table:number-columns-spanned="1" table:number-rows-spanned="2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ction-fail</text:p>
          </table:table-cell>
          <table:table-cell table:style-name="ce243" office:value-type="string" calcext:value-type="string" table:number-columns-spanned="2" table:number-rows-spanned="1">
            <text:p>halfway through a longer break with low HP remain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ulti-skipped</text:p>
          </table:table-cell>
          <table:table-cell table:style-name="ce243" office:value-type="string" calcext:value-type="string" table:number-columns-spanned="2" table:number-rows-spanned="1">
            <text:p>in multiplayer when players have skipped the intro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Right</text:p>
          </table:table-cell>
          <table:table-cell table:style-name="ce36" office:value-type="string" calcext:value-type="string">
            <text:p>60x30</text:p>
          </table:table-cell>
          <table:table-cell table:style-name="ce36" office:value-type="string" calcext:value-type="string">
            <text:p>120x6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asking-border</text:p>
          </table:table-cell>
          <table:table-cell table:style-name="ce241" office:value-type="string" calcext:value-type="string">
            <text:p>used when 4:3 storyboards are played on widescreen</text:p>
          </table:table-cell>
          <table:table-cell table:style-name="ce36" office:value-type="string" calcext:value-type="string">
            <text:p>gets stretched to fit screen, flipped on the opposite sid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Right</text:p>
          </table:table-cell>
          <table:table-cell table:style-name="ce36" office:value-type="string" calcext:value-type="string">
            <text:p>max height: 768px</text:p>
          </table:table-cell>
          <table:table-cell table:style-name="ce3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hitcircleselect</text:p>
          </table:table-cell>
          <table:table-cell table:style-name="ce243" office:value-type="string" calcext:value-type="string" table:number-columns-spanned="2" table:number-rows-spanned="1">
            <text:p>used in edito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28x128</text:p>
          </table:table-cell>
          <table:table-cell table:style-name="ce36" office:value-type="string" calcext:value-type="string">
            <text:p>256x25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1" table:number-rows-spanned="2">
            <text:p>Key Counter</text:p>
          </table:table-cell>
          <table:table-cell table:style-name="ce37" office:value-type="string" calcext:value-type="string">
            <text:p>inputoverlay-background</text:p>
          </table:table-cell>
          <table:table-cell table:style-name="ce242" office:value-type="string" calcext:value-type="string">
            <text:p>rotated 90° clockwise,</text:p>
            <text:p>stretched by 1.05 ingame</text:p>
          </table:table-cell>
          <table:table-cell table:style-name="ce249" office:value-type="string" calcext:value-type="string" table:number-columns-spanned="1" table:number-rows-spanned="2">
            <office:annotation draw:style-name="gr11" draw:text-style-name="P2" svg:width="4.8402in" svg:height="0.8126in" svg:x="13.8138in" svg:y="33.9638in" draw:caption-point-x="-0.1602in" draw:caption-point-y="-0.3189in">
              <dc:date>2022-03-01T00:00:00</dc:date>
              <text:p text:style-name="P1"><text:span text:style-name="T1">can be toggled in the options for gameplay</text:span></text:p>
              <text:p text:style-name="P1"><text:span text:style-name="T1"/></text:p>
              <text:p text:style-name="P1"><text:span text:style-name="T1">automatically displayed when watching replays or spectating someone</text:span></text:p>
            </office:annotation>
            <text:p>used in osu! &amp; osu!catch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office:annotation draw:style-name="gr11" draw:text-style-name="P2" svg:width="6.6594in" svg:height="0.8126in" svg:x="16.6583in" svg:y="33.9638in" draw:caption-point-x="-0.1602in" draw:caption-point-y="-0.3189in">
              <dc:date>2022-03-01T00:00:00</dc:date>
              <text:p text:style-name="P1"><text:span text:style-name="T1">positioned at 320px height</text:span></text:p>
              <text:p text:style-name="P1"><text:span text:style-name="T1"/></text:p>
              <text:p text:style-name="P1"><text:span text:style-name="T1">since it gets rotated ingame the anchor on the image itself is TopLeft</text:span></text:p>
            </office:annotation>
            <text:p>TopRight</text:p>
          </table:table-cell>
          <table:table-cell table:style-name="ce249" office:value-type="string" calcext:value-type="string">
            <text:p>193x55</text:p>
          </table:table-cell>
          <table:table-cell table:style-name="ce249" office:value-type="string" calcext:value-type="string">
            <text:p>386x11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inputoverlay-key</text:p>
          </table:table-cell>
          <table:table-cell table:style-name="ce241" office:value-type="string" calcext:value-type="string">
            <text:p>shrinks whenever a key is pre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34.3819in" draw:caption-point-x="-0.1602in" draw:caption-point-y="-0.3189in">
              <dc:date>2022-03-01T00:00:00</dc:date>
              <text:p text:style-name="P1"><text:span text:style-name="T1">tinted white in unpressed state</text:span></text:p>
              <text:p text:style-name="P1"><text:span text:style-name="T1">tinted yellow for keyboard inputs</text:span></text:p>
              <text:p text:style-name="P1"><text:span text:style-name="T1">tinted purple for mouse input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3" draw:text-style-name="P2" svg:width="6.6594in" svg:height="1.25in" svg:x="16.6583in" svg:y="34.3819in" draw:caption-point-x="-0.1602in" draw:caption-point-y="-0.3189in">
              <dc:date>2022-03-01T00:00:00</dc:date>
              <text:p text:style-name="P1"><text:span text:style-name="T1">24px away from screenborder</text:span></text:p>
              <text:p text:style-name="P1"><text:span text:style-name="T1">k1: at 350px height</text:span></text:p>
              <text:p text:style-name="P1"><text:span text:style-name="T1">k2: at 398px height</text:span></text:p>
              <text:p text:style-name="P1"><text:span text:style-name="T1">m1: at 446px height</text:span></text:p>
              <text:p text:style-name="P1"><text:span text:style-name="T1">m2: at 492px height</text:span></text:p>
            </office:annotation>
            <text:p>Centre</text:p>
          </table:table-cell>
          <table:table-cell table:style-name="ce36" office:value-type="string" calcext:value-type="string">
            <text:p>43x46</text:p>
          </table:table-cell>
          <table:table-cell table:style-name="ce36" office:value-type="string" calcext:value-type="string">
            <text:p>86x9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0">
            <office:annotation draw:style-name="gr3" draw:text-style-name="P2" svg:width="13.1067in" svg:height="1.25in" svg:x="1.4346in" svg:y="34.5992in" draw:caption-point-x="-0.1602in" draw:caption-point-y="-0.3189in">
              <dc:date>2022-03-01T00:00:00</dc:date>
              <text:p text:style-name="P1"><text:span text:style-name="T1">custom number set available</text:span></text:p>
              <text:p text:style-name="P1"><text:span text:style-name="T1">[Fonts]</text:span></text:p>
              <text:p text:style-name="P1"><text:span text:style-name="T1">HitCirclePrefix:</text:span></text:p>
              <text:p text:style-name="P1"><text:span text:style-name="T1">HitCircleOverlap:</text:span></text:p>
              <text:p text:style-name="P1"><text:span text:style-name="T1">^should be adjusted to SD</text:span></text:p>
            </office:annotation>
            <text:p>osu! -</text:p>
            <text:p>Hitcircle Numbers</text:p>
          </table:table-cell>
          <table:table-cell table:style-name="ce37" office:value-type="string" calcext:value-type="string">
            <text:p>default-0</text:p>
          </table:table-cell>
          <table:table-cell table:style-name="ce242" office:value-type="string" calcext:value-type="string" table:number-columns-spanned="1" table:number-rows-spanned="10">
            <office:annotation draw:style-name="gr12" draw:text-style-name="P2" svg:width="7.8161in" svg:height="0.3752in" svg:x="8.8421in" svg:y="34.5992in" draw:caption-point-x="-0.1598in" draw:caption-point-y="-0.3189in">
              <dc:date>2022-03-01T00:00:00</dc:date>
              <text:p text:style-name="P1"><text:span text:style-name="T1">scaled down to x0.8 of their size compared to the hitcircleoverlay</text:span></text:p>
            </office:annotation>
            <text:p>for counter numbers on hitcircles</text:p>
            <text:p>(colour combo counters),</text:p>
            <text:p>new combos reset the counter to 1</text:p>
          </table:table-cell>
          <table:table-cell table:style-name="ce249" office:value-type="string" calcext:value-type="string" table:number-columns-spanned="1" table:number-rows-spanned="10">
            <text:p>custom pathing possible by using</text:p>
            <text:p>"HitCirclePrefix:"</text:p>
            <text:p>in the skin.ini-file</text:p>
          </table:table-cell>
          <table:table-cell table:style-name="ce46" office:value-type="string" calcext:value-type="string">
            <office:annotation draw:style-name="gr12" draw:text-style-name="P2" svg:width="6.1087in" svg:height="0.3752in" svg:x="14.5413in" svg:y="34.599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1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4.816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2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0339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3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6.1087in" svg:height="0.3752in" svg:x="14.5413in" svg:y="35.251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4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468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5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6866in" draw:caption-point-x="-0.1598in" draw:caption-point-y="-0.3193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6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903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7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6.1209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8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6.1087in" svg:height="0.3752in" svg:x="14.5413in" svg:y="36.338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9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6.555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9">
            <text:p>osu! -</text:p>
            <text:p>Hitcircle Object</text:p>
          </table:table-cell>
          <table:table-cell table:style-name="ce37" office:value-type="string" calcext:value-type="string">
            <text:p>approachcircle</text:p>
          </table:table-cell>
          <table:table-cell table:style-name="ce244" office:value-type="string" calcext:value-type="string" table:number-columns-spanned="2" table:number-rows-spanned="1">
            <text:p>timing circle that shrinks over time, notes should be clicked when it touches the hitcircle object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6547in" svg:y="36.772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>
            <text:p>126x126</text:p>
          </table:table-cell>
          <table:table-cell table:style-name="ce249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circle</text:p>
          </table:table-cell>
          <table:table-cell table:style-name="ce241" office:value-type="string" calcext:value-type="string">
            <text:p>the base part of the hitcircle object</text:p>
          </table:table-cell>
          <table:table-cell table:style-name="ce252" office:value-type="string" calcext:value-type="string" table:number-columns-spanned="1" table:number-rows-spanned="2">
            <office:annotation draw:style-name="gr20" draw:text-style-name="P2" svg:width="4.8402in" svg:height="0.5457in" svg:x="13.8138in" svg:y="36.9051in" draw:caption-point-x="-0.1602in" draw:caption-point-y="-0.2339in">
              <dc:date>2022-03-01T00:00:00</dc:date>
              <text:p text:style-name="P1"><text:span text:style-name="T1">the stable (fallback) release stream does not support custom slidercircles (sliderstartcircle, sliderendcircle) so they will always be drawn on that release stream</text:span></text:p>
            </office:annotation>
            <text:p>also drawn on slid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36.990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2">
            <office:annotation draw:style-name="gr12" draw:text-style-name="P2" svg:width="5.998in" svg:height="0.3752in" svg:x="18.6539in" svg:y="36.9902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52" office:value-type="string" calcext:value-type="string" table:number-columns-spanned="1" table:number-rows-spanned="2">
            <office:annotation draw:style-name="gr12" draw:text-style-name="P2" svg:width="5.3358in" svg:height="0.3752in" svg:x="20.65in" svg:y="36.9902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9" draw:text-style-name="P2" svg:width="11.7839in" svg:height="0.8122in" svg:x="3.8709in" svg:y="37.2075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hitcircleoverlay(-#)</text:p>
          </table:table-cell>
          <table:table-cell table:style-name="ce241" office:value-type="string" calcext:value-type="string">
            <office:annotation draw:style-name="gr9" draw:text-style-name="P2" svg:width="7.8161in" svg:height="0.8122in" svg:x="8.8421in" svg:y="37.2075in" draw:caption-point-x="-0.1598in" draw:caption-point-y="-0.3189in">
              <dc:date>2022-03-01T00:00:00</dc:date>
              <text:p text:style-name="P1"><text:span text:style-name="T1">hitcircle numbers can be drawn above or below the overlays using "HitCircleOverlayAboveNumber:" in the skin.ini-file</text:span></text:p>
              <text:p text:style-name="P1"><text:span text:style-name="T1"/></text:p>
              <text:p text:style-name="P1"><text:span text:style-name="T1">overlays should be transparent in the middle part to show the combo colour or numbers</text:span></text:p>
            </office:annotation>
            <text:p>overlay to separate the approachcircle from the hitcircl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followpoint(-#)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37.4252in" draw:caption-point-x="-0.1598in" draw:caption-point-y="-0.3193in">
              <dc:date>2022-03-01T00:00:00</dc:date>
              <text:p text:style-name="P1"><text:span text:style-name="T1">not shown if the distance between objects is too short</text:span></text:p>
            </office:annotation>
            <text:p>connects two objects of the same</text:p>
            <text:p>colour combo, should face right</text:p>
          </table:table-cell>
          <table:table-cell table:style-name="ce36" office:value-type="string" calcext:value-type="string">
            <text:p>stays on screen for about 1.2 seconds (~1200m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reversearrow</text:p>
          </table:table-cell>
          <table:table-cell table:style-name="ce241" office:value-type="string" calcext:value-type="string">
            <text:p>gets rotated and flipped to follow the slider's path, pulsating size changes</text:p>
          </table:table-cell>
          <table:table-cell table:style-name="ce36" office:value-type="string" calcext:value-type="string">
            <text:p>should face r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startcircle</text:p>
          </table:table-cell>
          <table:table-cell table:style-name="ce243" office:value-type="string" calcext:value-type="string" table:number-columns-spanned="2" table:number-rows-spanned="1">
            <text:p>overrides hitcircle object on slider star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8.26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4">
            <office:annotation draw:style-name="gr8" draw:text-style-name="P2" svg:width="5.998in" svg:height="0.3748in" svg:x="18.6539in" svg:y="38.261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52" office:value-type="string" calcext:value-type="string" table:number-columns-spanned="1" table:number-rows-spanned="4">
            <office:annotation draw:style-name="gr8" draw:text-style-name="P2" svg:width="5.3358in" svg:height="0.3748in" svg:x="20.65in" svg:y="38.261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office:annotation draw:style-name="gr11" draw:text-style-name="P2" svg:width="11.7839in" svg:height="0.8126in" svg:x="3.8709in" svg:y="38.4783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sliderstartcircleoverlay(-#)</text:p>
          </table:table-cell>
          <table:table-cell table:style-name="ce243" office:value-type="string" calcext:value-type="string" table:number-columns-spanned="2" table:number-rows-spanned="1">
            <text:p>only added if sliderstartcircle is u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liderendcircle</text:p>
          </table:table-cell>
          <table:table-cell table:style-name="ce243" office:value-type="string" calcext:value-type="string" table:number-columns-spanned="2" table:number-rows-spanned="1">
            <text:p>overrides hitcircle object on slider en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8.6957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office:annotation draw:style-name="gr9" draw:text-style-name="P2" svg:width="11.7839in" svg:height="0.8122in" svg:x="3.8709in" svg:y="38.913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sliderendcircleoverlay(-#)</text:p>
          </table:table-cell>
          <table:table-cell table:style-name="ce243" office:value-type="string" calcext:value-type="string" table:number-columns-spanned="2" table:number-rows-spanned="1">
            <text:p>only added if sliderendcircle is u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5">
            <text:p>osu! -</text:p>
            <text:p>Slidertrack</text:p>
            <text:p>Object</text:p>
          </table:table-cell>
          <table:table-cell table:style-name="ce37" office:value-type="string" calcext:value-type="string">
            <text:p>sliderfollowcircle(-#)</text:p>
          </table:table-cell>
          <table:table-cell table:style-name="ce242" office:value-type="string" calcext:value-type="string">
            <text:p>stay in that area during sliders to complete the slider</text:p>
          </table:table-cell>
          <table:table-cell table:style-name="ce249" office:value-type="string" calcext:value-type="string">
            <text:p>expands briefly when crossing a slidertick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>
            <office:annotation draw:style-name="gr12" draw:text-style-name="P2" svg:width="5.998in" svg:height="0.3752in" svg:x="18.6539in" svg:y="39.1303in" draw:caption-point-x="-0.1598in" draw:caption-point-y="-0.3189in">
              <dc:date>2022-03-01T00:00:00</dc:date>
              <text:p text:style-name="P1"><text:span text:style-name="T1">hitbox: 308x308</text:span></text:p>
            </office:annotation>
            <text:p>256x256</text:p>
          </table:table-cell>
          <table:table-cell table:style-name="ce249" office:value-type="string" calcext:value-type="string">
            <office:annotation draw:style-name="gr12" draw:text-style-name="P2" svg:width="5.3358in" svg:height="0.3752in" svg:x="20.65in" svg:y="39.1303in" draw:caption-point-x="-0.1602in" draw:caption-point-y="-0.3189in">
              <dc:date>2022-03-01T00:00:00</dc:date>
              <text:p text:style-name="P1"><text:span text:style-name="T1">hitbox: 616x616</text:span></text:p>
            </office:annotation>
            <text:p>512x512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liderb(#)</text:p>
          </table:table-cell>
          <table:table-cell table:style-name="ce241" office:value-type="string" calcext:value-type="string">
            <text:p>sliderball, rotates and gets mirrored to follow the slider's path, flip deactivatable</text:p>
          </table:table-cell>
          <table:table-cell table:style-name="ce38" office:value-type="string" calcext:value-type="string">
            <office:annotation draw:style-name="gr8" draw:text-style-name="P2" svg:width="4.8402in" svg:height="0.3748in" svg:x="13.8138in" svg:y="39.348in" draw:caption-point-x="-0.1602in" draw:caption-point-y="-0.3189in">
              <dc:date>2022-03-01T00:00:00</dc:date>
              <text:p text:style-name="P1"><text:span text:style-name="T1">the framerate of a sliderball depends on the slider's velocitiy</text:span></text:p>
            </office:annotation>
            <text:p>when the ball hits a reversearrow if animated:</text:p>
            <text:p>animation plays backwards 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9.34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3">
            <text:p>118x118</text:p>
          </table:table-cell>
          <table:table-cell table:style-name="ce252" office:value-type="string" calcext:value-type="string" table:number-columns-spanned="1" table:number-rows-spanned="3">
            <text:p>236x23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b-nd</text:p>
          </table:table-cell>
          <table:table-cell table:style-name="ce241" office:value-type="string" calcext:value-type="string">
            <text:p>background layer of default sliderball</text:p>
          </table:table-cell>
          <table:table-cell table:style-name="ce252" office:value-type="string" calcext:value-type="string" table:number-columns-spanned="1" table:number-rows-spanned="2">
            <text:p>will not be added if a custom sliderb sprit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9.7661in" draw:caption-point-x="-0.1602in" draw:caption-point-y="-0.3193in">
              <dc:date>2022-03-01T00:00:00</dc:date>
              <text:p text:style-name="P1"><text:span text:style-name="T1">tinted black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b-spec</text:p>
          </table:table-cell>
          <table:table-cell table:style-name="ce241" office:value-type="string" calcext:value-type="string">
            <text:p>static top layer of the default sliderball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liderscorepoint</text:p>
          </table:table-cell>
          <table:table-cell table:style-name="ce243" office:value-type="string" calcext:value-type="string" table:number-columns-spanned="2" table:number-rows-spanned="1">
            <office:annotation draw:style-name="gr9" draw:text-style-name="P2" svg:width="7.8161in" svg:height="0.8122in" svg:x="8.8421in" svg:y="40.2008in" draw:caption-point-x="4.8114in" draw:caption-point-y="-0.3189in">
              <dc:date>2022-03-01T00:00:00</dc:date>
              <text:p text:style-name="P1"><text:span text:style-name="T1">amount of ticks depend on the slider velocity of a map and a sliders duration</text:span></text:p>
              <text:p text:style-name="P1"><text:span text:style-name="T1"/></text:p>
              <text:p text:style-name="P1"><text:span text:style-name="T1">some ticks on very slow sliders might get hidden if they would overlap with the slidercircles</text:span></text:p>
            </office:annotation>
            <text:p>slidertick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6x16</text:p>
          </table:table-cell>
          <table:table-cell table:style-name="ce36" office:value-type="string" calcext:value-type="string">
            <text:p>32x3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text:p>osu! -</text:p>
            <text:p>Spinner Object</text:p>
          </table:table-cell>
          <table:table-cell table:style-name="ce37" office:value-type="string" calcext:value-type="string">
            <text:p>spinner-background</text:p>
          </table:table-cell>
          <table:table-cell table:style-name="ce242" office:value-type="string" calcext:value-type="string">
            <text:p>background of the spinner, no native sprite (transparent)</text:p>
          </table:table-cell>
          <table:table-cell table:style-name="ce43" office:value-type="string" calcext:value-type="string" table:number-columns-spanned="1" table:number-rows-spanned="3">
            <text:p>basic spinner style set,</text:p>
            <text:p>using spinner-background will force this sty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6.3291in" svg:height="0.8126in" svg:x="15.6547in" svg:y="40.4181in" draw:caption-point-x="-0.1602in" draw:caption-point-y="-0.3189in">
              <dc:date>2022-03-01T00:00:00</dc:date>
              <text:p text:style-name="P1"><text:span text:style-name="T1">tinted grey by default</text:span></text:p>
              <text:p text:style-name="P1"><text:span text:style-name="T1">changeable through</text:span></text:p>
              <text:p text:style-name="P1"><text:span text:style-name="T1">"SpinnerBackground" in the skin.ini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office:annotation draw:style-name="gr12" draw:text-style-name="P2" svg:width="6.6594in" svg:height="0.3752in" svg:x="16.6583in" svg:y="40.4181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249" office:value-type="string" calcext:value-type="string">
            <office:annotation draw:style-name="gr12" draw:text-style-name="P2" svg:width="5.998in" svg:height="0.3752in" svg:x="18.6539in" svg:y="40.4181in" draw:caption-point-x="-0.1598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1024x702</text:p>
          </table:table-cell>
          <table:table-cell table:style-name="ce249" office:value-type="string" calcext:value-type="string">
            <office:annotation draw:style-name="gr12" draw:text-style-name="P2" svg:width="5.3358in" svg:height="0.3752in" svg:x="20.65in" svg:y="40.4181in" draw:caption-point-x="-0.1602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2048x140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circle</text:p>
          </table:table-cell>
          <table:table-cell table:style-name="ce241" office:value-type="string" calcext:value-type="string">
            <text:p>rotating part of the spinne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40.6354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pinner-metre</text:p>
          </table:table-cell>
          <table:table-cell table:style-name="ce241" office:value-type="string" calcext:value-type="string">
            <office:annotation draw:style-name="gr9" draw:text-style-name="P2" svg:width="7.8161in" svg:height="0.8122in" svg:x="8.8421in" svg:y="40.8528in" draw:caption-point-x="-0.1598in" draw:caption-point-y="-0.3189in">
              <dc:date>2022-03-01T00:00:00</dc:date>
              <text:p text:style-name="P1"><text:span text:style-name="T1">sprite is split into 10 bars</text:span></text:p>
              <text:p text:style-name="P1"><text:span text:style-name="T1"/></text:p>
              <text:p text:style-name="P1"><text:span text:style-name="T1">blinking can be disabled in the skin.ini via "SpinnerNoBlink"</text:span></text:p>
            </office:annotation>
            <text:p>progression bars, highest bar blinks when bonus points are awarded, no native sprite (transparent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40.8528in" draw:caption-point-x="-0.1602in" draw:caption-point-y="-0.3189in">
              <dc:date>2022-03-01T00:00:00</dc:date>
              <text:p text:style-name="P1"><text:span text:style-name="T1">46px away from upper screenborder</text:span></text:p>
              <text:p text:style-name="P1"><text:span text:style-name="T1">512px to the left from the centre axis</text:span></text:p>
              <text:p text:style-name="P1"><text:span text:style-name="T1">0,46 at 1024x768</text:span></text:p>
              <text:p text:style-name="P1"><text:span text:style-name="T1">171,46 at 1366x76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5.998in" svg:height="0.8122in" svg:x="18.6539in" svg:y="40.8528in" draw:caption-point-x="-0.1598in" draw:caption-point-y="-0.3189in">
              <dc:date>2022-03-01T00:00:00</dc:date>
              <text:p text:style-name="P1"><text:span text:style-name="T1">segments are 69 px in height</text:span></text:p>
              <text:p text:style-name="P1"><text:span text:style-name="T1"/></text:p>
              <text:p text:style-name="P1"><text:span text:style-name="T1">2 segments are 70 px in height but it fluctuates which segments are this height</text:span></text:p>
            </office:annotation>
            <text:p>1024x692</text:p>
          </table:table-cell>
          <table:table-cell table:style-name="ce36" office:value-type="string" calcext:value-type="string">
            <office:annotation draw:style-name="gr9" draw:text-style-name="P2" svg:width="5.3358in" svg:height="0.8122in" svg:x="20.65in" svg:y="40.8528in" draw:caption-point-x="-0.1602in" draw:caption-point-y="-0.3189in">
              <dc:date>2022-03-01T00:00:00</dc:date>
              <text:p text:style-name="P1"><text:span text:style-name="T1">segments might be between 138px and 140px in height</text:span></text:p>
              <text:p text:style-name="P1"><text:span text:style-name="T1"/></text:p>
              <text:p text:style-name="P1"><text:span text:style-name="T1">fluctuation might happen</text:span></text:p>
            </office:annotation>
            <text:p>2048x138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bottom</text:p>
          </table:table-cell>
          <table:table-cell table:style-name="ce241" office:value-type="string" calcext:value-type="string">
            <office:annotation draw:style-name="gr12" draw:text-style-name="P2" svg:width="7.8161in" svg:height="0.3752in" svg:x="8.8421in" svg:y="41.2709in" draw:caption-point-x="-0.1598in" draw:caption-point-y="-0.3189in">
              <dc:date>2022-03-01T00:00:00</dc:date>
              <text:p text:style-name="P1"><text:span text:style-name="T1">second lowest layer</text:span></text:p>
            </office:annotation>
            <text:p>rotates the slowest</text:p>
          </table:table-cell>
          <table:table-cell table:style-name="ce252" office:value-type="string" calcext:value-type="string" table:number-columns-spanned="1" table:number-rows-spanned="5">
            <text:p>new spinner style set,</text:p>
            <text:p>expands on appearance</text:p>
          </table:table-cell>
          <table:table-cell table:style-name="ce45" office:value-type="string" calcext:value-type="string">
            <office:annotation draw:style-name="gr3" draw:text-style-name="P2" svg:width="6.1087in" svg:height="1.25in" svg:x="14.5413in" svg:y="41.2709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2" draw:text-style-name="P2" svg:width="6.6594in" svg:height="0.3752in" svg:x="16.6583in" svg:y="41.2709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glow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41.4882in" draw:caption-point-x="-0.1598in" draw:caption-point-y="-0.3189in">
              <dc:date>2022-03-01T00:00:00</dc:date>
              <text:p text:style-name="P1"><text:span text:style-name="T1">lowest layer</text:span></text:p>
            </office:annotation>
            <text:p>blinks when bonus points are achieved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5413in" svg:y="41.4882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41.4882in" draw:caption-point-x="-0.1602in" draw:caption-point-y="-0.3189in">
              <dc:date>2022-03-01T00:00:00</dc:date>
              <text:p text:style-name="P1"><text:span text:style-name="T1">tinted cyan</text:span></text:p>
              <text:p text:style-name="P1"><text:span text:style-name="T1">RGB 3,151,255</text:span></text:p>
              <text:p text:style-name="P1"><text:span text:style-name="T1">blinks white when bonus points are awarded</text:span></text:p>
            </office:annotation>
            <text:p>additive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41.488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middle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41.7059in" draw:caption-point-x="-0.1598in" draw:caption-point-y="-0.3193in">
              <dc:date>2022-03-01T00:00:00</dc:date>
              <text:p text:style-name="P1"><text:span text:style-name="T1">highest layer</text:span></text:p>
            </office:annotation>
            <text:p>tinted red over time (length indicator)</text:p>
          </table:table-cell>
          <table:covered-table-cell/>
          <table:table-cell table:style-name="ce45" office:value-type="string" calcext:value-type="string">
            <office:annotation draw:style-name="gr21" draw:text-style-name="P2" svg:width="6.1087in" svg:height="1.2496in" svg:x="14.5413in" svg:y="41.7059in" draw:caption-point-x="-0.1598in" draw:caption-point-y="-0.3193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41.7059in" draw:caption-point-x="-0.1602in" draw:caption-point-y="-0.3193in">
              <dc:date>2022-03-01T00:00:00</dc:date>
              <text:p text:style-name="P1"><text:span text:style-name="T1">tinted white, fades into red over time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41.7059in" draw:caption-point-x="-0.1602in" draw:caption-point-y="-0.3193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middle2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41.9228in" draw:caption-point-x="-0.1598in" draw:caption-point-y="-0.3189in">
              <dc:date>2022-03-01T00:00:00</dc:date>
              <text:p text:style-name="P1"><text:span text:style-name="T1">second highest layer</text:span></text:p>
            </office:annotation>
            <text:p>rotates the fastest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5413in" svg:y="41.9228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41.9228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top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42.1402in" draw:caption-point-x="-0.1598in" draw:caption-point-y="-0.3189in">
              <dc:date>2022-03-01T00:00:00</dc:date>
              <text:p text:style-name="P1"><text:span text:style-name="T1">middle layer</text:span></text:p>
            </office:annotation>
            <text:p>rotates slower than middle2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5413in" svg:y="42.1402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42.140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approachcircle</text:p>
          </table:table-cell>
          <table:table-cell table:style-name="ce243" office:value-type="string" calcext:value-type="string" table:number-columns-spanned="2" table:number-rows-spanned="1">
            <office:annotation draw:style-name="gr3" draw:text-style-name="P2" svg:width="7.8161in" svg:height="1.25in" svg:x="8.8421in" svg:y="42.3575in" draw:caption-point-x="4.8114in" draw:caption-point-y="-0.3189in">
              <dc:date>2022-03-01T00:00:00</dc:date>
              <text:p text:style-name="P1"><text:span text:style-name="T1">optional for both styles</text:span></text:p>
              <text:p text:style-name="P1"><text:span text:style-name="T1"/></text:p>
              <text:p text:style-name="P1"><text:span text:style-name="T1">forced when custom spinners use <text:s/>spinner-circle or spinner-top</text:span></text:p>
              <text:p text:style-name="P1"><text:span text:style-name="T1"/></text:p>
              <text:p text:style-name="P1"><text:span text:style-name="T1">starts at 200% of its size and shrinks down to 10%</text:span></text:p>
            </office:annotation>
            <text:p>spinner length indicator, shrinks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2" draw:text-style-name="P2" svg:width="6.6594in" svg:height="0.3752in" svg:x="16.6583in" svg:y="42.3575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36" office:value-type="string" calcext:value-type="string">
            <text:p>384x384</text:p>
          </table:table-cell>
          <table:table-cell table:style-name="ce36" office:value-type="string" calcext:value-type="string">
            <text:p>768x76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rpm</text:p>
          </table:table-cell>
          <table:table-cell table:style-name="ce241" office:value-type="string" calcext:value-type="string">
            <text:p>current spinning speed</text:p>
          </table:table-cell>
          <table:table-cell table:style-name="ce36" office:value-type="string" calcext:value-type="string">
            <text:p>RPM = "Revolutions Per Minute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1" draw:text-style-name="P2" svg:width="6.6594in" svg:height="0.8126in" svg:x="16.6583in" svg:y="42.5748in" draw:caption-point-x="-0.1602in" draw:caption-point-y="-0.3189in">
              <dc:date>2022-03-01T00:00:00</dc:date>
              <text:p text:style-name="P1"><text:span text:style-name="T1">positioned 139px to the left from centre axis at 712 px height</text:span></text:p>
              <text:p text:style-name="P1"><text:span text:style-name="T1">373,712 at 1024x768</text:span></text:p>
              <text:p text:style-name="P1"><text:span text:style-name="T1">544,712 at 1366x768</text:span></text:p>
            </office:annotation>
            <text:p>TopLeft</text:p>
          </table:table-cell>
          <table:table-cell table:style-name="ce36" office:value-type="string" calcext:value-type="string">
            <text:p>280x56</text:p>
          </table:table-cell>
          <table:table-cell table:style-name="ce36" office:value-type="string" calcext:value-type="string">
            <text:p>560x1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pinner-clear</text:p>
          </table:table-cell>
          <table:table-cell table:style-name="ce243" office:value-type="string" calcext:value-type="string" table:number-columns-spanned="2" table:number-rows-spanned="1">
            <text:p>the spinner was cleared, additional spins award bonus points from now 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42.7921in" draw:caption-point-x="-0.1602in" draw:caption-point-y="-0.3189in">
              <dc:date>2022-03-01T00:00:00</dc:date>
              <text:p text:style-name="P1"><text:span text:style-name="T1">positioned around 23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spin</text:p>
          </table:table-cell>
          <table:table-cell table:style-name="ce243" office:value-type="string" calcext:value-type="string" table:number-columns-spanned="2" table:number-rows-spanned="1">
            <text:p>spins will now be count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2" draw:text-style-name="P2" svg:width="6.6594in" svg:height="0.3752in" svg:x="16.6583in" svg:y="43.0094in" draw:caption-point-x="-0.1602in" draw:caption-point-y="-0.3189in">
              <dc:date>2022-03-01T00:00:00</dc:date>
              <text:p text:style-name="P1"><text:span text:style-name="T1">positioned around 58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55" office:value-type="string" calcext:value-type="string">
            <text:p>spinner-osu</text:p>
          </table:table-cell>
          <table:table-cell table:style-name="ce33" office:value-type="string" calcext:value-type="string">
            <text:p>appears after the spinner fades out</text:p>
          </table:table-cell>
          <table:table-cell table:style-name="ce41" office:value-type="string" calcext:value-type="string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8" draw:text-style-name="P2" svg:width="6.6594in" svg:height="0.3748in" svg:x="16.6583in" svg:y="43.2272in" draw:caption-point-x="-0.1602in" draw:caption-point-y="-0.3189in">
              <dc:date>2022-03-01T00:00:00</dc:date>
              <text:p text:style-name="P1"><text:span text:style-name="T1">positioned around 288 px height</text:span></text:p>
            </office:annotation>
            <text:p>Centre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office:annotation draw:style-name="gr16" draw:text-style-name="P2" svg:width="13.1067in" svg:height="1.0311in" svg:x="1.4346in" svg:y="43.4449in" draw:caption-point-x="-0.1602in" draw:caption-point-y="-0.3193in">
              <dc:date>2022-03-01T00:00:00</dc:date>
              <text:p text:style-name="P1"><text:span text:style-name="T1">value scored depends on the timing window set by OD.</text:span></text:p>
              <text:p text:style-name="P1"><text:span text:style-name="T1">A hit on:</text:span></text:p>
              <text:p text:style-name="P1"><text:span text:style-name="T1">+30ms on OD7 scores a 300</text:span></text:p>
              <text:p text:style-name="P1"><text:span text:style-name="T1">+30ms on OD9 scores a 100</text:span></text:p>
            </office:annotation>
            <text:p>osu! -</text:p>
            <text:p>Hitbursts</text:p>
          </table:table-cell>
          <table:table-cell table:style-name="ce37" office:value-type="string" calcext:value-type="string">
            <text:p>hit0(-#)</text:p>
          </table:table-cell>
          <table:table-cell table:style-name="ce242" office:value-type="string" calcext:value-type="string">
            <office:annotation draw:style-name="gr21" draw:text-style-name="P2" svg:width="7.8161in" svg:height="1.2496in" svg:x="8.8421in" svg:y="43.4449in" draw:caption-point-x="-0.1598in" draw:caption-point-y="-0.3193in">
              <dc:date>2022-03-01T00:00:00</dc:date>
              <text:p text:style-name="P1"><text:span text:style-name="T1">also used on the osu!catch ranking screen for missed fruits</text:span></text:p>
              <text:p text:style-name="P1"><text:span text:style-name="T1"/></text:p>
              <text:p text:style-name="P1"><text:span text:style-name="T1">misses during colour combos won't let you earn a Katu or Geki</text:span></text:p>
              <text:p text:style-name="P1"><text:span text:style-name="T1"/></text:p>
              <text:p text:style-name="P1"><text:span text:style-name="T1">applies a "notelock" (timing window still active)</text:span></text:p>
            </office:annotation>
            <text:p>missed the note / clicked too early</text:p>
          </table:table-cell>
          <table:table-cell table:style-name="ce249" office:value-type="string" calcext:value-type="string" table:number-columns-spanned="1" table:number-rows-spanned="7">
            <office:annotation draw:style-name="gr14" draw:text-style-name="P2" svg:width="4.8402in" svg:height="0.3902in" svg:x="13.8138in" svg:y="43.4374in" draw:caption-point-x="-0.1602in" draw:caption-point-y="-0.3118in">
              <dc:date>2022-03-01T00:00:00</dc:date>
              <text:p text:style-name="P1"><text:span text:style-name="T1">a single frame retains the default expanding/bounc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50(-#)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43.6618in" draw:caption-point-x="-0.1598in" draw:caption-point-y="-0.3189in">
              <dc:date>2022-03-01T00:00:00</dc:date>
              <text:p text:style-name="P1"><text:span text:style-name="T1">50s during colour combos won't let you earn a Katu or Geki</text:span></text:p>
            </office:annotation>
            <text:p>way too off / atleast 1 slidertick catch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100(-#)</text:p>
          </table:table-cell>
          <table:table-cell table:style-name="ce241" office:value-type="string" calcext:value-type="string">
            <text:p><text:s/>a bit off / catched half of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hit100k(-#)</text:p>
          </table:table-cell>
          <table:table-cell table:style-name="ce241" office:value-type="string" calcext:value-type="string">
            <office:annotation draw:style-name="gr3" draw:text-style-name="P2" svg:width="7.8161in" svg:height="1.25in" svg:x="8.8421in" svg:y="44.0965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can include other 100s in the colour combo (one 100 makes the colour combo automatically award a Katsu)</text:span></text:p>
              <text:p text:style-name="P1"><text:span text:style-name="T1"/></text:p>
              <text:p text:style-name="P1"><text:span text:style-name="T1">provides a small HP boost</text:span></text:p>
            </office:annotation>
            <text:p>100 on last object in a colour combo</text:p>
            <text:p>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300(-#)</text:p>
          </table:table-cell>
          <table:table-cell table:style-name="ce241" office:value-type="string" calcext:value-type="string">
            <text:p>good to perfect timing / got all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hit300k(-#)</text:p>
          </table:table-cell>
          <table:table-cell table:style-name="ce241" office:value-type="string" calcext:value-type="string">
            <office:annotation draw:style-name="gr9" draw:text-style-name="P2" svg:width="7.8161in" svg:height="0.8122in" svg:x="8.8421in" svg:y="44.7319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provides a medium HP boost</text:span></text:p>
            </office:annotation>
            <text:p>300 on last object in a colour combo with one or more 100s 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hit300g(-#)</text:p>
          </table:table-cell>
          <table:table-cell table:style-name="ce241" office:value-type="string" calcext:value-type="string">
            <office:annotation draw:style-name="gr12" draw:text-style-name="P2" svg:width="7.8161in" svg:height="0.3752in" svg:x="8.8421in" svg:y="45.15in" draw:caption-point-x="-0.1598in" draw:caption-point-y="-0.3189in">
              <dc:date>2022-03-01T00:00:00</dc:date>
              <text:p text:style-name="P1"><text:span text:style-name="T1">provides a large HP boost</text:span></text:p>
            </office:annotation>
            <text:p>only 300s in a colour combo</text:p>
            <text:p>(激 - Geki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50</text:p>
          </table:table-cell>
          <table:table-cell table:style-name="ce241" office:value-type="string" calcext:value-type="string" table:number-columns-spanned="1" table:number-rows-spanned="3">
            <office:annotation draw:style-name="gr8" draw:text-style-name="P2" svg:width="7.8161in" svg:height="0.3748in" svg:x="8.8421in" svg:y="45.5681in" draw:caption-point-x="-0.1598in" draw:caption-point-y="-0.3189in">
              <dc:date>2022-03-01T00:00:00</dc:date>
              <text:p text:style-name="P1"><text:span text:style-name="T1">changes the effect of hitbursts from bouncy popups to slightly expanding bursts upon appearance</text:span></text:p>
            </office:annotation>
            <text:p>will only work if custom hitbursts are included</text:p>
          </table:table-cell>
          <table:table-cell table:style-name="ce36" office:value-type="string" calcext:value-type="string">
            <text:p>appear along hit5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3">
            <text:p>7x7</text:p>
          </table:table-cell>
          <table:table-cell table:style-name="ce252" office:value-type="string" calcext:value-type="string" table:number-columns-spanned="1" table:number-rows-spanned="3">
            <text:p>14x1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100</text:p>
          </table:table-cell>
          <table:covered-table-cell table:style-name="ce28"/>
          <table:table-cell table:style-name="ce36" office:value-type="string" calcext:value-type="string">
            <text:p>appear along hit100, hit100k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300</text:p>
          </table:table-cell>
          <table:covered-table-cell table:style-name="ce28"/>
          <table:table-cell table:style-name="ce36" office:value-type="string" calcext:value-type="string">
            <text:p>appear along hit300, hit300k, hit300g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5"/>
          <table:table-cell table:style-name="ce18" office:value-type="string" calcext:value-type="string">
            <office:annotation draw:style-name="gr8" draw:text-style-name="P2" svg:width="11.7839in" svg:height="0.3748in" svg:x="3.8709in" svg:y="46.220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243" office:value-type="string" calcext:value-type="string" table:number-columns-spanned="2" table:number-rows-spanned="1">
            <text:p>coloured aftersprite as part of hitcircle explosion,</text:p>
            <text:p>glowing behind hitcircles during kiai time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6.2201in" draw:caption-point-x="-0.1598in" draw:caption-point-y="-0.3189in">
              <dc:date>2022-03-01T00:00:00</dc:date>
              <text:p text:style-name="P1"><text:span text:style-name="T1">smaller explosion on V2+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46.220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00x100</text:p>
          </table:table-cell>
          <table:table-cell table:style-name="ce36" office:value-type="string" calcext:value-type="string">
            <text:p>200x2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55" office:value-type="string" calcext:value-type="string">
            <text:p>sliderpoint10</text:p>
          </table:table-cell>
          <table:table-cell table:style-name="ce33" office:value-type="string" calcext:value-type="string">
            <text:p>when passing sliderticks</text:p>
          </table:table-cell>
          <table:table-cell table:style-name="ce44" office:value-type="string" calcext:value-type="string" table:number-columns-spanned="1" table:number-rows-spanned="2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table-cell table:style-name="ce44" office:value-type="string" calcext:value-type="string" table:number-columns-spanned="1" table:number-rows-spanned="2">
            <text:p>50x30</text:p>
          </table:table-cell>
          <table:table-cell table:style-name="ce44" office:value-type="string" calcext:value-type="string" table:number-columns-spanned="1" table:number-rows-spanned="2">
            <text:p>100x6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55" office:value-type="string" calcext:value-type="string">
            <text:p>sliderpoint30</text:p>
          </table:table-cell>
          <table:table-cell table:style-name="ce33" office:value-type="string" calcext:value-type="string">
            <office:annotation draw:style-name="gr8" draw:text-style-name="P2" svg:width="7.8161in" svg:height="0.3748in" svg:x="8.8421in" svg:y="46.8555in" draw:caption-point-x="-0.1598in" draw:caption-point-y="-0.3189in">
              <dc:date>2022-03-01T00:00:00</dc:date>
              <text:p text:style-name="P1"><text:span text:style-name="T1">sliderends also award 30 points but won't show this image as it would overlap with the hitburst of the scored value</text:span></text:p>
            </office:annotation>
            <text:p>when passing a slider's start and reversearrows</text:p>
          </table:table-cell>
          <table:covered-table-cell/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4">
            <text:p>osu!taiko -</text:p>
            <text:p>Pippidon</text:p>
          </table:table-cell>
          <table:table-cell table:style-name="ce20" office:value-type="string" calcext:value-type="string">
            <text:p>pippidonidle(#)</text:p>
          </table:table-cell>
          <table:table-cell table:style-name="ce242" office:value-type="string" calcext:value-type="string">
            <text:p>idle state</text:p>
          </table:table-cell>
          <table:table-cell table:style-name="ce249" office:value-type="string" calcext:value-type="string" table:number-columns-spanned="1" table:number-rows-spanned="2">
            <text:p>animation speed depends on</text:p>
            <text:p>BPM of a map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Left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pippidonkiai(#)</text:p>
          </table:table-cell>
          <table:table-cell table:style-name="ce241" office:value-type="string" calcext:value-type="string">
            <text:p>state during kiai tim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pippidonfail(#)</text:p>
          </table:table-cell>
          <table:table-cell table:style-name="ce243" office:value-type="string" calcext:value-type="string" table:number-columns-spanned="2" table:number-rows-spanned="1">
            <text:p>whenever a note is mis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21" office:value-type="string" calcext:value-type="string">
            <text:p>pippidonclear(#)</text:p>
          </table:table-cell>
          <table:table-cell table:style-name="ce241" office:value-type="string" calcext:value-type="string">
            <text:p>plays after reaching certain combo marks or</text:p>
            <text:p>clearing a swell note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8138in" svg:y="47.7252in" draw:caption-point-x="-0.1602in" draw:caption-point-y="-0.3193in">
              <dc:date>2022-03-01T00:00:00</dc:date>
              <text:p text:style-name="P1"><text:span text:style-name="T1">last frame persists if not enough frames are used</text:span></text:p>
            </office:annotation>
            <text:p>frame order played when animated:</text:p>
            <text:p>0 1 2 3 4 5 6 5 6 5 4 3 2 1 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text:p>osu!taiko -</text:p>
            <text:p>Slider Bar</text:p>
          </table:table-cell>
          <table:table-cell table:style-name="ce20" office:value-type="string" calcext:value-type="string">
            <office:annotation draw:style-name="gr8" draw:text-style-name="P2" svg:width="11.7839in" svg:height="0.3748in" svg:x="3.8709in" svg:y="48.1429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taiko-flower-group(-#)</text:p>
          </table:table-cell>
          <table:table-cell table:style-name="ce244" office:value-type="string" calcext:value-type="string" table:number-columns-spanned="2" table:number-rows-spanned="1">
            <text:p>fades in from behind pippidon when it changes to clear state (osu!taiko comboburst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slider</text:p>
          </table:table-cell>
          <table:table-cell table:style-name="ce241" office:value-type="string" calcext:value-type="string">
            <text:p>scrolls from right to left, wraps around</text:p>
          </table:table-cell>
          <table:table-cell table:style-name="ce252" office:value-type="string" calcext:value-type="string" table:number-columns-spanned="1" table:number-rows-spanned="2">
            <text:p>disabled if map has a storyboar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TopLeft</text:p>
          </table:table-cell>
          <table:table-cell table:style-name="ce252" office:value-type="string" calcext:value-type="string" table:number-columns-spanned="1" table:number-rows-spanned="2">
            <office:annotation draw:style-name="gr8" draw:text-style-name="P2" svg:width="5.998in" svg:height="0.3748in" svg:x="18.6539in" svg:y="48.3602in" draw:caption-point-x="-0.1598in" draw:caption-point-y="-0.3189in">
              <dc:date>2022-03-01T00:00:00</dc:date>
              <text:p text:style-name="P1"><text:span text:style-name="T1">is scaled up by 1.4x ingame</text:span></text:p>
            </office:annotation>
            <text:p>776x162</text:p>
          </table:table-cell>
          <table:table-cell table:style-name="ce252" office:value-type="string" calcext:value-type="string" table:number-columns-spanned="1" table:number-rows-spanned="2">
            <office:annotation draw:style-name="gr8" draw:text-style-name="P2" svg:width="5.3358in" svg:height="0.3748in" svg:x="20.65in" svg:y="48.3602in" draw:caption-point-x="-0.1602in" draw:caption-point-y="-0.3189in">
              <dc:date>2022-03-01T00:00:00</dc:date>
              <text:p text:style-name="P1"><text:span text:style-name="T1">is scaled up by 1.4x ingame</text:span></text:p>
            </office:annotation>
            <text:p>1552x32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slider-fail</text:p>
          </table:table-cell>
          <table:table-cell table:style-name="ce241" office:value-type="string" calcext:value-type="string">
            <text:p>state when a note is mi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taiko -</text:p>
            <text:p>Drum Bar</text:p>
          </table:table-cell>
          <table:table-cell table:style-name="ce20" office:value-type="string" calcext:value-type="string">
            <text:p>taiko-bar-left</text:p>
          </table:table-cell>
          <table:table-cell table:style-name="ce244" office:value-type="string" calcext:value-type="string" table:number-columns-spanned="2" table:number-rows-spanned="1">
            <text:p>base of taiko drum display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office:annotation draw:style-name="gr8" draw:text-style-name="P2" svg:width="6.6594in" svg:height="0.3748in" svg:x="16.6583in" svg:y="48.7949in" draw:caption-point-x="-0.1602in" draw:caption-point-y="-0.3189in">
              <dc:date>2022-03-01T00:00:00</dc:date>
              <text:p text:style-name="P1"><text:span text:style-name="T1">0,216</text:span></text:p>
            </office:annotation>
            <text:p>TopLeft</text:p>
          </table:table-cell>
          <table:table-cell table:style-name="ce249" office:value-type="string" calcext:value-type="string">
            <office:annotation draw:style-name="gr8" draw:text-style-name="P2" svg:width="5.998in" svg:height="0.3748in" svg:x="18.6539in" svg:y="48.7949in" draw:caption-point-x="-0.1598in" draw:caption-point-y="-0.3189in">
              <dc:date>2022-03-01T00:00:00</dc:date>
              <text:p text:style-name="P1"><text:span text:style-name="T1">cutoff after 220 px width</text:span></text:p>
            </office:annotation>
            <text:p>181x200</text:p>
          </table:table-cell>
          <table:table-cell table:style-name="ce249" office:value-type="string" calcext:value-type="string">
            <office:annotation draw:style-name="gr8" draw:text-style-name="P2" svg:width="5.3358in" svg:height="0.3748in" svg:x="20.65in" svg:y="48.7949in" draw:caption-point-x="-0.1602in" draw:caption-point-y="-0.3189in">
              <dc:date>2022-03-01T00:00:00</dc:date>
              <text:p text:style-name="P1"><text:span text:style-name="T1">cutoff after 440px width</text:span></text:p>
            </office:annotation>
            <text:p>362x4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drum-inner</text:p>
          </table:table-cell>
          <table:table-cell table:style-name="ce243" office:value-type="string" calcext:value-type="string" table:number-columns-spanned="2" table:number-rows-spanned="1">
            <text:p>inner drum (centre) part display for hitting the red notes (ドン - Don)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9.0126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49.0126in" draw:caption-point-x="-0.1602in" draw:caption-point-y="-0.3189in">
              <dc:date>2022-03-01T00:00:00</dc:date>
              <text:p text:style-name="P1"><text:span text:style-name="T1">V1: 29,266 (86,266 mirrored)</text:span></text:p>
              <text:p text:style-name="P1"><text:span text:style-name="T1">V2.1: 0,216 (9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5.998in" svg:height="0.3748in" svg:x="18.6539in" svg:y="49.0126in" draw:caption-point-x="-0.1598in" draw:caption-point-y="-0.3189in">
              <dc:date>2022-03-01T00:00:00</dc:date>
              <text:p text:style-name="P1"><text:span text:style-name="T1">max width: 56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49.0126in" draw:caption-point-x="-0.1602in" draw:caption-point-y="-0.3189in">
              <dc:date>2022-03-01T00:00:00</dc:date>
              <text:p text:style-name="P1"><text:span text:style-name="T1">max width: 102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drum-outer</text:p>
          </table:table-cell>
          <table:table-cell table:style-name="ce243" office:value-type="string" calcext:value-type="string" table:number-columns-spanned="2" table:number-rows-spanned="1">
            <text:p>outer drum (rim) part display for hitting the blue notes (カッ - Katsu)</text:p>
          </table:table-cell>
          <table:covered-table-cell table:style-name="ce5"/>
          <table:table-cell table:style-name="ce45" office:value-type="string" calcext:value-type="string">
            <office:annotation draw:style-name="gr12" draw:text-style-name="P2" svg:width="6.1087in" svg:height="0.3752in" svg:x="14.5413in" svg:y="49.2299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0" draw:text-style-name="P2" svg:width="6.6594in" svg:height="0.5937in" svg:x="16.6583in" svg:y="49.2299in" draw:caption-point-x="-0.1602in" draw:caption-point-y="-0.3189in">
              <dc:date>2022-03-01T00:00:00</dc:date>
              <text:p text:style-name="P1"><text:span text:style-name="T1">V1: 85,253 (13,253 mirrored)</text:span></text:p>
              <text:p text:style-name="P1"><text:span text:style-name="T1">V2.1: 90,216 (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12" draw:text-style-name="P2" svg:width="5.998in" svg:height="0.3752in" svg:x="18.6539in" svg:y="49.2299in" draw:caption-point-x="-0.1598in" draw:caption-point-y="-0.3189in">
              <dc:date>2022-03-01T00:00:00</dc:date>
              <text:p text:style-name="P1"><text:span text:style-name="T1">max width: 72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12" draw:text-style-name="P2" svg:width="5.3358in" svg:height="0.3752in" svg:x="20.65in" svg:y="49.2299in" draw:caption-point-x="-0.1602in" draw:caption-point-y="-0.3189in">
              <dc:date>2022-03-01T00:00:00</dc:date>
              <text:p text:style-name="P1"><text:span text:style-name="T1">max width: 144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-right</text:p>
          </table:table-cell>
          <table:table-cell table:style-name="ce243" office:value-type="string" calcext:value-type="string" table:number-columns-spanned="2" table:number-rows-spanned="1">
            <text:p>idle state of the scrolling area, notes scroll above it from right to left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9.4472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49.4472in" draw:caption-point-x="-0.1602in" draw:caption-point-y="-0.3189in">
              <dc:date>2022-03-01T00:00:00</dc:date>
              <text:p text:style-name="P1"><text:span text:style-name="T1">gets converted to luminance-preserving grayscale</text:span></text:p>
            </office:annotation>
            <text:p>converted</text:p>
          </table:table-cell>
          <table:table-cell table:style-name="ce243" table:content-validation-name="val2" office:value-type="string" calcext:value-type="string">
            <office:annotation draw:style-name="gr7" draw:text-style-name="P2" svg:width="6.6594in" svg:height="1.4685in" svg:x="16.6583in" svg:y="49.4472in" draw:caption-point-x="-0.1602in" draw:caption-point-y="-0.3189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table-cell table:style-name="ce252" office:value-type="string" calcext:value-type="string" table:number-columns-spanned="1" table:number-rows-spanned="2">
            <office:annotation draw:style-name="gr8" draw:text-style-name="P2" svg:width="5.998in" svg:height="0.3748in" svg:x="18.6539in" svg:y="49.4472in" draw:caption-point-x="-0.1598in" draw:caption-point-y="-0.3189in">
              <dc:date>2022-03-01T00:00:00</dc:date>
              <text:p text:style-name="P1"><text:span text:style-name="T1">843x200 for V1</text:span></text:p>
            </office:annotation>
            <text:p>1024x200 for V2.1+</text:p>
          </table:table-cell>
          <table:table-cell table:style-name="ce252" office:value-type="string" calcext:value-type="string" table:number-columns-spanned="1" table:number-rows-spanned="2">
            <office:annotation draw:style-name="gr8" draw:text-style-name="P2" svg:width="5.3358in" svg:height="0.3748in" svg:x="20.65in" svg:y="49.4472in" draw:caption-point-x="-0.1602in" draw:caption-point-y="-0.3189in">
              <dc:date>2022-03-01T00:00:00</dc:date>
              <text:p text:style-name="P1"><text:span text:style-name="T1">1686x400 for V1</text:span></text:p>
            </office:annotation>
            <text:p>2048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-right-glow</text:p>
          </table:table-cell>
          <table:table-cell table:style-name="ce243" office:value-type="string" calcext:value-type="string" table:number-columns-spanned="2" table:number-rows-spanned="1">
            <text:p>state of the scrolling area during kiai time (overlays bar-right)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9.665in" draw:caption-point-x="-0.1598in" draw:caption-point-y="-0.3193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7" draw:text-style-name="P2" svg:width="6.6594in" svg:height="1.4685in" svg:x="16.6583in" svg:y="49.665in" draw:caption-point-x="-0.1602in" draw:caption-point-y="-0.3193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line</text:p>
          </table:table-cell>
          <table:table-cell table:style-name="ce243" office:value-type="string" calcext:value-type="string" table:number-columns-spanned="2" table:number-rows-spanned="1">
            <text:p>line indicating start of a new measure or timing chang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max height: 200px</text:p>
          </table:table-cell>
          <table:table-cell table:style-name="ce36" office:value-type="string" calcext:value-type="string">
            <text:p>max height: 400px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7">
            <text:p>osu!taiko -</text:p>
            <text:p>Notes</text:p>
          </table:table-cell>
          <table:table-cell table:style-name="ce20" office:value-type="string" calcext:value-type="string">
            <text:p>approachcircle</text:p>
          </table:table-cell>
          <table:table-cell table:style-name="ce244" office:value-type="string" calcext:value-type="string" table:number-columns-spanned="2" table:number-rows-spanned="1">
            <text:p>used on the hit position as a bord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>
            <text:p>126x126</text:p>
          </table:table-cell>
          <table:table-cell table:style-name="ce249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hitcircle</text:p>
          </table:table-cell>
          <table:table-cell table:style-name="ce243" office:value-type="string" calcext:value-type="string" table:number-columns-spanned="2" table:number-rows-spanned="1">
            <text:p>base part of the note objec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6.3291in" svg:height="1.25in" svg:x="15.6547in" svg:y="50.3165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4">
            <text:p>128x128</text:p>
          </table:table-cell>
          <table:table-cell table:style-name="ce252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office:annotation draw:style-name="gr16" draw:text-style-name="P2" svg:width="11.7839in" svg:height="1.0311in" svg:x="3.8709in" svg:y="50.5339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hitcircleoverlay(-#)</text:p>
          </table:table-cell>
          <table:table-cell table:style-name="ce243" office:value-type="string" calcext:value-type="string" table:number-columns-spanned="2" table:number-rows-spanned="1">
            <text:p>highlight layer to seperate notes from each othe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bigcircle</text:p>
          </table:table-cell>
          <table:table-cell table:style-name="ce241" office:value-type="string" calcext:value-type="string" table:number-columns-spanned="1" table:number-rows-spanned="2">
            <office:annotation draw:style-name="gr8" draw:text-style-name="P2" svg:width="7.8161in" svg:height="0.3748in" svg:x="8.8421in" svg:y="50.7512in" draw:caption-point-x="-0.1598in" draw:caption-point-y="-0.3189in">
              <dc:date>2022-03-01T00:00:00</dc:date>
              <text:p text:style-name="P1"><text:span text:style-name="T1">strong notes are scaled up automatically to distinguish them from normal notes</text:span></text:p>
            </office:annotation>
            <text:p>used for strong notes</text:p>
          </table:table-cell>
          <table:table-cell table:style-name="ce36" office:value-type="string" calcext:value-type="string">
            <text:p>also used on the hit position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1" draw:text-style-name="P2" svg:width="6.3291in" svg:height="1.2496in" svg:x="15.6547in" svg:y="50.7512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50.7512in" draw:caption-point-x="-0.1602in" draw:caption-point-y="-0.3189in">
              <dc:date>2022-03-01T00:00:00</dc:date>
              <text:p text:style-name="P1"><text:span text:style-name="T1">for the hit position: 256,315</text:span></text:p>
            </office:annotation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office:annotation draw:style-name="gr16" draw:text-style-name="P2" svg:width="11.7839in" svg:height="1.0311in" svg:x="3.8709in" svg:y="50.9685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bigcircleoverlay(-#)</text:p>
          </table:table-cell>
          <table:covered-table-cell table:style-name="ce28"/>
          <table:table-cell table:style-name="ce36" office:value-type="string" calcext:value-type="string">
            <text:p>overlay for taikobigcircle onl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glow</text:p>
          </table:table-cell>
          <table:table-cell table:style-name="ce243" office:value-type="string" calcext:value-type="string" table:number-columns-spanned="2" table:number-rows-spanned="1">
            <text:p>behind the hit position during kiai time, bounces when notes are hi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1.1862in" draw:caption-point-x="-0.1602in" draw:caption-point-y="-0.3189in">
              <dc:date>2022-03-01T00:00:00</dc:date>
              <text:p text:style-name="P1"><text:span text:style-name="T1">tinted yellow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lighting</text:p>
          </table:table-cell>
          <table:table-cell table:style-name="ce243" office:value-type="string" calcext:value-type="string" table:number-columns-spanned="2" table:number-rows-spanned="1">
            <office:annotation draw:style-name="gr8" draw:text-style-name="P2" svg:width="7.8161in" svg:height="0.3748in" svg:x="8.8421in" svg:y="51.4039in" draw:caption-point-x="4.8114in" draw:caption-point-y="-0.3193in">
              <dc:date>2022-03-01T00:00:00</dc:date>
              <text:p text:style-name="P1"><text:span text:style-name="T1">hidden behind opaque scrollbars</text:span></text:p>
            </office:annotation>
            <text:p>pulsates behind the scrolling bar on the hit position during kiai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1.4039in" draw:caption-point-x="-0.1602in" draw:caption-point-y="-0.3193in">
              <dc:date>2022-03-01T00:00:00</dc:date>
              <text:p text:style-name="P1"><text:span text:style-name="T1">tinted orange red</text:span></text:p>
            </office:annotation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office:annotation draw:style-name="gr8" draw:text-style-name="P2" svg:width="13.1067in" svg:height="0.3748in" svg:x="1.4346in" svg:y="51.6209in" draw:caption-point-x="-0.1602in" draw:caption-point-y="-0.3189in">
              <dc:date>2022-03-01T00:00:00</dc:date>
              <text:p text:style-name="P1"><text:span text:style-name="T1">rolls are mostly in 1/4 (1/8 if BPM&lt;125; 1/6 if tickrate is 3) and won't add to or break combo if missed </text:span></text:p>
            </office:annotation>
            <text:p>osu!taiko -</text:p>
            <text:p>Drumroll</text:p>
          </table:table-cell>
          <table:table-cell table:style-name="ce20" office:value-type="string" calcext:value-type="string">
            <text:p>taiko-roll-middle</text:p>
          </table:table-cell>
          <table:table-cell table:style-name="ce244" office:value-type="string" calcext:value-type="string" table:number-columns-spanned="2" table:number-rows-spanned="1">
            <text:p>track of the roll where the ticks are placed o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6547in" svg:y="51.6209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text:p>TopLeft</text:p>
          </table:table-cell>
          <table:table-cell table:style-name="ce249" office:value-type="string" calcext:value-type="string">
            <office:annotation draw:style-name="gr8" draw:text-style-name="P2" svg:width="5.998in" svg:height="0.3748in" svg:x="18.6539in" svg:y="51.6209in" draw:caption-point-x="-0.1598in" draw:caption-point-y="-0.3189in">
              <dc:date>2022-03-01T00:00:00</dc:date>
              <text:p text:style-name="P1"><text:span text:style-name="T1">must be 1px wide</text:span></text:p>
            </office:annotation>
            <text:p>1x128</text:p>
          </table:table-cell>
          <table:table-cell table:style-name="ce249" office:value-type="string" calcext:value-type="string">
            <office:annotation draw:style-name="gr8" draw:text-style-name="P2" svg:width="5.3358in" svg:height="0.3748in" svg:x="20.65in" svg:y="51.6209in" draw:caption-point-x="-0.1602in" draw:caption-point-y="-0.3189in">
              <dc:date>2022-03-01T00:00:00</dc:date>
              <text:p text:style-name="P1"><text:span text:style-name="T1">must be 2px wide</text:span></text:p>
            </office:annotation>
            <text:p>2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roll-end</text:p>
          </table:table-cell>
          <table:table-cell table:style-name="ce243" office:value-type="string" calcext:value-type="string" table:number-columns-spanned="2" table:number-rows-spanned="1">
            <text:p>end part of a rol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1.8382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64x128</text:p>
          </table:table-cell>
          <table:table-cell table:style-name="ce36" office:value-type="string" calcext:value-type="string">
            <text:p>128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liderscorepoint</text:p>
          </table:table-cell>
          <table:table-cell table:style-name="ce243" office:value-type="string" calcext:value-type="string" table:number-columns-spanned="2" table:number-rows-spanned="1">
            <text:p>the ticks during the rol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text:p>osu!taiko -</text:p>
            <text:p>Swell</text:p>
            <text:p>(Spinner/Bash)</text:p>
          </table:table-cell>
          <table:table-cell table:style-name="ce20" office:value-type="string" calcext:value-type="string">
            <text:p>spinner-warning</text:p>
          </table:table-cell>
          <table:table-cell table:style-name="ce244" office:value-type="string" calcext:value-type="string" table:number-columns-spanned="2" table:number-rows-spanned="1">
            <text:p>starting signal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pinner-circle</text:p>
          </table:table-cell>
          <table:table-cell table:style-name="ce243" office:value-type="string" calcext:value-type="string" table:number-columns-spanned="2" table:number-rows-spanned="1">
            <text:p>each hit lets the circle rotat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pinner-approachcircle</text:p>
          </table:table-cell>
          <table:table-cell table:style-name="ce243" office:value-type="string" calcext:value-type="string" table:number-columns-spanned="2" table:number-rows-spanned="1">
            <text:p>duration indicator, shrinks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taiko -</text:p>
            <text:p>Hitbursts</text:p>
          </table:table-cell>
          <table:table-cell table:style-name="ce20" office:value-type="string" calcext:value-type="string">
            <text:p>taiko-hit0(-#)</text:p>
          </table:table-cell>
          <table:table-cell table:style-name="ce242" office:value-type="string" calcext:value-type="string">
            <text:p>missed the note (不可 - Bad)</text:p>
          </table:table-cell>
          <table:table-cell table:style-name="ce249" office:value-type="string" calcext:value-type="string" table:number-columns-spanned="1" table:number-rows-spanned="5">
            <office:annotation draw:style-name="gr14" draw:text-style-name="P2" svg:width="4.8402in" svg:height="0.3902in" svg:x="13.8138in" svg:y="52.9173in" draw:caption-point-x="-0.1602in" draw:caption-point-y="-0.3114in">
              <dc:date>2022-03-01T00:00:00</dc:date>
              <text:p text:style-name="P1"><text:span text:style-name="T1">a single frame retains the default expand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100(-#)</text:p>
          </table:table-cell>
          <table:table-cell table:style-name="ce241" office:value-type="string" calcext:value-type="string">
            <text:p>a bit off (可 - OK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(-#)</text:p>
          </table:table-cell>
          <table:table-cell table:style-name="ce241" office:value-type="string" calcext:value-type="string">
            <text:p>on point timing (良 - Good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100k(-#)</text:p>
          </table:table-cell>
          <table:table-cell table:style-name="ce241" office:value-type="string" calcext:value-type="string" table:number-columns-spanned="1" table:number-rows-spanned="2">
            <office:annotation draw:style-name="gr8" draw:text-style-name="P2" svg:width="7.8161in" svg:height="0.3748in" svg:x="8.8421in" svg:y="53.5772in" draw:caption-point-x="-0.1598in" draw:caption-point-y="-0.3189in">
              <dc:date>2022-03-01T00:00:00</dc:date>
              <text:p text:style-name="P1"><text:span text:style-name="T1">both drum keys of the same colour must be pressed at the same time</text:span></text:p>
            </office:annotation>
            <text:p>used for correctly hit strong not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k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g</text:p>
          </table:table-cell>
          <table:table-cell table:style-name="ce243" office:value-type="string" calcext:value-type="string" table:number-columns-spanned="2" table:number-rows-spanned="1">
            <text:p>used on reults screen instead of 300k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1" table:number-rows-spanned="6">
            <text:p>osu!catch -</text:p>
            <text:p>Catcher &amp; Playfield</text:p>
          </table:table-cell>
          <table:table-cell table:style-name="ce22" office:value-type="string" calcext:value-type="string">
            <office:annotation draw:style-name="gr8" draw:text-style-name="P2" svg:width="11.7839in" svg:height="0.3748in" svg:x="3.8709in" svg:y="54.229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fruits(-#)</text:p>
          </table:table-cell>
          <table:table-cell table:style-name="ce242" office:value-type="string" calcext:value-type="string">
            <office:annotation draw:style-name="gr10" draw:text-style-name="P2" svg:width="7.8161in" svg:height="0.5937in" svg:x="8.8421in" svg:y="54.2291in" draw:caption-point-x="-0.1598in" draw:caption-point-y="-0.3189in">
              <dc:date>2022-03-01T00:00:00</dc:date>
              <text:p text:style-name="P1"><text:span text:style-name="T1">up to V2.2:</text:span></text:p>
              <text:p text:style-name="P1"><text:span text:style-name="T1">osu!catch shares combobursts with osu!</text:span></text:p>
            </office:annotation>
            <text:p>dedicated combobursts for osu!catch</text:p>
          </table:table-cell>
          <table:table-cell table:style-name="ce249" office:value-type="string" calcext:value-type="string" table:number-columns-spanned="1" table:number-rows-spanned="4">
            <text:p>should face right</text:p>
          </table:table-cell>
          <table:table-cell table:style-name="ce49" office:value-type="string" calcext:value-type="string">
            <office:annotation draw:style-name="gr9" draw:text-style-name="P2" svg:width="6.1087in" svg:height="0.8122in" svg:x="14.5413in" svg:y="54.2291in" draw:caption-point-x="-0.1598in" draw:caption-point-y="-0.3189in">
              <dc:date>2022-03-01T00:00:00</dc:date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.3+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Left</text:p>
          </table:table-cell>
          <table:table-cell table:style-name="ce249" office:value-type="string" calcext:value-type="string">
            <text:p>max height: 768px</text:p>
          </table:table-cell>
          <table:table-cell table:style-name="ce249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idle(-#)</text:p>
          </table:table-cell>
          <table:table-cell table:style-name="ce241" office:value-type="string" calcext:value-type="string">
            <text:p>idle catcher stat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Top</text:p>
          </table:table-cell>
          <table:table-cell table:style-name="ce252" office:value-type="string" calcext:value-type="string" table:number-columns-spanned="1" table:number-rows-spanned="4">
            <office:annotation draw:style-name="gr11" draw:text-style-name="P2" svg:width="5.998in" svg:height="0.8126in" svg:x="18.6539in" svg:y="54.4465in" draw:caption-point-x="-0.1598in" draw:caption-point-y="-0.3189in">
              <dc:date>2022-03-01T00:00:00</dc:date>
              <text:p text:style-name="P1"><text:span text:style-name="T1">the first 16 lines at top should be transparent</text:span></text:p>
              <text:p text:style-name="P1"><text:span text:style-name="T1"/></text:p>
              <text:p text:style-name="P1"><text:span text:style-name="T1">width should cover two fruits at CS0</text:span></text:p>
            </office:annotation>
            <text:p>min width: 302px</text:p>
          </table:table-cell>
          <table:table-cell table:style-name="ce252" office:value-type="string" calcext:value-type="string" table:number-columns-spanned="1" table:number-rows-spanned="4">
            <office:annotation draw:style-name="gr12" draw:text-style-name="P2" svg:width="5.3358in" svg:height="0.3752in" svg:x="20.65in" svg:y="54.4465in" draw:caption-point-x="-0.1602in" draw:caption-point-y="-0.3189in">
              <dc:date>2022-03-01T00:00:00</dc:date>
              <text:p text:style-name="P1"><text:span text:style-name="T1">the first 32 lines at top should be transparent</text:span></text:p>
            </office:annotation>
            <text:p>min width: 604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kiai(-#)</text:p>
          </table:table-cell>
          <table:table-cell table:style-name="ce241" office:value-type="string" calcext:value-type="string">
            <text:p>catcher state during kiai tim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fail(-#)</text:p>
          </table:table-cell>
          <table:table-cell table:style-name="ce241" office:value-type="string" calcext:value-type="string">
            <text:p>catcher state when a fruit or large drop is missed (combobreak)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5"/>
          <table:table-cell table:style-name="ce24" office:value-type="string" calcext:value-type="string">
            <text:p>fruit-ryuuta(-#)</text:p>
          </table:table-cell>
          <table:table-cell table:style-name="ce33" office:value-type="string" calcext:value-type="string">
            <text:p>the old catcher</text:p>
          </table:table-cell>
          <table:table-cell table:style-name="ce41" office:value-type="string" calcext:value-type="string">
            <text:p>overrides the catcher sprites on older versions</text:p>
            <text:p>(legacy support)</text:p>
          </table:table-cell>
          <table:table-cell table:style-name="ce51" office:value-type="string" calcext:value-type="string">
            <text:p>1 / 2 /</text:p>
            <text:p>2.1 / 2.2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office:annotation draw:style-name="gr8" draw:text-style-name="P2" svg:width="11.7839in" svg:height="0.3748in" svg:x="3.8709in" svg:y="55.5165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243" office:value-type="string" calcext:value-type="string" table:number-columns-spanned="2" table:number-rows-spanned="1">
            <text:p>pulsates on the catch line where fruits gonna drop at during kiai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5.516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1" table:number-rows-spanned="12">
            <office:annotation draw:style-name="gr12" draw:text-style-name="P2" svg:width="13.1067in" svg:height="0.3752in" svg:x="1.4346in" svg:y="55.7339in" draw:caption-point-x="-0.1602in" draw:caption-point-y="-0.3189in">
              <dc:date>2022-03-01T00:00:00</dc:date>
              <text:p text:style-name="P1"><text:span text:style-name="T1">fruits should not be blanked out, the hyperdash border is formed by the fruits</text:span></text:p>
            </office:annotation>
            <text:p>osu!catch -</text:p>
            <text:p>Fruits</text:p>
          </table:table-cell>
          <table:table-cell table:style-name="ce22" office:value-type="string" calcext:value-type="string">
            <text:p>fruit-apple</text:p>
          </table:table-cell>
          <table:table-cell table:style-name="ce244" office:value-type="string" calcext:value-type="string" table:number-columns-spanned="2" table:number-rows-spanned="2">
            <text:p>shown third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2" draw:text-style-name="P2" svg:width="6.3291in" svg:height="0.3752in" svg:x="15.6547in" svg:y="55.733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12">
            <text:p>128x128</text:p>
          </table:table-cell>
          <table:table-cell table:style-name="ce249" office:value-type="string" calcext:value-type="string" table:number-columns-spanned="1" table:number-rows-spanned="12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apple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grapes</text:p>
          </table:table-cell>
          <table:table-cell table:style-name="ce243" office:value-type="string" calcext:value-type="string" table:number-columns-spanned="2" table:number-rows-spanned="2">
            <text:p>shown secon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6.168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grapes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orange</text:p>
          </table:table-cell>
          <table:table-cell table:style-name="ce241" office:value-type="string" calcext:value-type="string" table:number-columns-spanned="1" table:number-rows-spanned="2">
            <text:p>shown last</text:p>
          </table:table-cell>
          <table:table-cell table:style-name="ce252" office:value-type="string" calcext:value-type="string" table:number-columns-spanned="1" table:number-rows-spanned="2">
            <text:p>shown on results screen for catched fruits and missed frui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6.3291in" svg:height="1.25in" svg:x="15.6547in" svg:y="56.6035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orange for catched fruits,</text:span></text:p>
              <text:p text:style-name="P1"><text:span text:style-name="T1">light grey for missed fruit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orange-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pear</text:p>
          </table:table-cell>
          <table:table-cell table:style-name="ce243" office:value-type="string" calcext:value-type="string" table:number-columns-spanned="2" table:number-rows-spanned="2">
            <text:p>shown firs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7.038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pear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bananas</text:p>
          </table:table-cell>
          <table:table-cell table:style-name="ce243" office:value-type="string" calcext:value-type="string" table:number-columns-spanned="2" table:number-rows-spanned="2">
            <text:p>"spinner" secti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57.4728in" draw:caption-point-x="-0.1602in" draw:caption-point-y="-0.3189in">
              <dc:date>2022-03-01T00:00:00</dc:date>
              <text:p text:style-name="P1"><text:span text:style-name="T1">always tinted yellow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bananas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drop</text:p>
          </table:table-cell>
          <table:table-cell table:style-name="ce241" office:value-type="string" calcext:value-type="string" table:number-columns-spanned="1" table:number-rows-spanned="2">
            <text:p>"sliders" + "sliderticks"</text:p>
          </table:table-cell>
          <table:table-cell table:style-name="ce36" office:value-type="string" calcext:value-type="string">
            <text:p>shown on result screen for drople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1" draw:text-style-name="P2" svg:width="6.3291in" svg:height="1.2496in" svg:x="15.6547in" svg:y="57.9075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droplets tinted green</text:span></text:p>
              <text:p text:style-name="P1"><text:span text:style-name="T1">small droplets tinted blueish grey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drop-overlay</text:p>
          </table:table-cell>
          <table:covered-table-cell table:style-name="ce28"/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1" table:number-rows-spanned="9">
            <text:p>osu!mania -</text:p>
            <text:p>Stage</text:p>
          </table:table-cell>
          <table:table-cell table:style-name="ce25" office:value-type="string" calcext:value-type="string">
            <office:annotation draw:style-name="gr8" draw:text-style-name="P2" svg:width="11.7839in" svg:height="0.3748in" svg:x="3.8709in" svg:y="58.342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mania(-#)</text:p>
          </table:table-cell>
          <table:table-cell table:style-name="ce242" office:value-type="string" calcext:value-type="string">
            <text:p>dedicated combobursts for osu!mania, should face right</text:p>
          </table:table-cell>
          <table:table-cell table:style-name="ce249" office:value-type="string" calcext:value-type="string">
            <office:annotation draw:style-name="gr16" draw:text-style-name="P2" svg:width="4.8402in" svg:height="1.0311in" svg:x="13.8138in" svg:y="58.3421in" draw:caption-point-x="-0.1602in" draw:caption-point-y="-0.3189in">
              <dc:date>2022-03-01T00:00:00</dc:date>
              <text:p text:style-name="P1"><text:span text:style-name="T1">ComboBurstStyle: changes from what side combobursts appear from</text:span></text:p>
              <text:p text:style-name="P1"><text:span text:style-name="T1">0: left side</text:span></text:p>
              <text:p text:style-name="P1"><text:span text:style-name="T1">1: right side (default side)</text:span></text:p>
              <text:p text:style-name="P1"><text:span text:style-name="T1">2: both sides (randomly)</text:span></text:p>
            </office:annotation>
            <text:p>slides out from beneath the stage,</text:p>
            <text:p>gets flipped on the right stage sid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Left</text:p>
          </table:table-cell>
          <table:table-cell table:style-name="ce249" office:value-type="string" calcext:value-type="string" table:number-columns-spanned="1" table:number-rows-spanned="3">
            <text:p>max height: 768px</text:p>
          </table:table-cell>
          <table:table-cell table:style-name="ce249" office:value-type="string" calcext:value-type="string" table:number-columns-spanned="1" table:number-rows-spanned="3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left</text:p>
          </table:table-cell>
          <table:table-cell table:style-name="ce241" office:value-type="string" calcext:value-type="string" table:number-columns-spanned="1" table:number-rows-spanned="2">
            <office:annotation draw:style-name="gr8" draw:text-style-name="P2" svg:width="7.8161in" svg:height="0.3748in" svg:x="8.8421in" svg:y="58.7606in" draw:caption-point-x="-0.1598in" draw:caption-point-y="-0.3193in">
              <dc:date>2022-03-01T00:00:00</dc:date>
              <text:p text:style-name="P1"><text:span text:style-name="T1">both stages share the same sprites during co-op play</text:span></text:p>
            </office:annotation>
            <text:p>shown on the respective sides of the outer lanes</text:p>
          </table:table-cell>
          <table:table-cell table:style-name="ce252" office:value-type="string" calcext:value-type="string" table:number-columns-spanned="1" table:number-rows-spanned="2">
            <text:p>stretched to fit stage height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Righ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righ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bottom(-#)</text:p>
          </table:table-cell>
          <table:table-cell table:style-name="ce241" office:value-type="string" calcext:value-type="string">
            <text:p>won't be scaled to fit columns</text:p>
          </table:table-cell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table-cell table:style-name="ce252" office:value-type="string" calcext:value-type="string" table:number-columns-spanned="2" table:number-rows-spanned="1">
            <office:annotation draw:style-name="gr8" draw:text-style-name="P2" svg:width="5.998in" svg:height="0.3748in" svg:x="18.6539in" svg:y="59.1949in" draw:caption-point-x="1.8358in" draw:caption-point-y="-0.3189in">
              <dc:date>2022-03-01T00:00:00</dc:date>
              <text:p text:style-name="P1"><text:span text:style-name="T1">should be skinned for a 480px (960px for HD) height playfield</text:span></text:p>
            </office:annotation>
            <text:p>0.625x smaller than total stage width</text:p>
          </table:table-cell>
          <table:covered-table-cell/>
          <table:table-cell table:number-columns-repeated="1015"/>
        </table:table-row>
        <table:table-row table:style-name="ro2">
          <table:covered-table-cell table:style-name="ce5"/>
          <table:table-cell table:style-name="ce26" office:value-type="string" calcext:value-type="string">
            <text:p>mania-stage-hint</text:p>
          </table:table-cell>
          <table:table-cell table:style-name="ce241" office:value-type="string" calcext:value-type="string">
            <office:annotation draw:style-name="gr12" draw:text-style-name="P2" svg:width="7.8161in" svg:height="0.3752in" svg:x="8.8421in" svg:y="59.4126in" draw:caption-point-x="-0.1598in" draw:caption-point-y="-0.3189in">
              <dc:date>2022-03-01T00:00:00</dc:date>
              <text:p text:style-name="P1"><text:span text:style-name="T1">judgement line is drawn in the centre of the sprite</text:span></text:p>
            </office:annotation>
            <text:p>graphical representation of the judgement line (hit area)</text:p>
          </table:table-cell>
          <table:table-cell table:style-name="ce36" office:value-type="string" calcext:value-type="string">
            <text:p>stretched fo fit stage width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light(-#)</text:p>
          </table:table-cell>
          <table:table-cell table:style-name="ce241" office:value-type="string" calcext:value-type="string">
            <text:p>lighting for the columns</text:p>
          </table:table-cell>
          <table:table-cell table:style-name="ce36" office:value-type="string" calcext:value-type="string">
            <text:p>behind the not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59.8303in" draw:caption-point-x="-0.1602in" draw:caption-point-y="-0.3189in">
              <dc:date>2022-03-01T00:00:00</dc:date>
              <text:p text:style-name="P1"><text:span text:style-name="T1">tinted white by default</text:span></text:p>
              <text:p text:style-name="P1"><text:span text:style-name="T1">custom tinting per column by using "ColourLight#:" in the skin.ini-file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59.8303in" draw:caption-point-x="-0.1602in" draw:caption-point-y="-0.3189in">
              <dc:date>2022-03-01T00:00:00</dc:date>
              <text:p text:style-name="P1"><text:span text:style-name="T1">position can be changed via "LightPosition:" in the skin.ini-file</text:span></text:p>
            </office:annotation>
            <text:p>Bottom</text:p>
          </table:table-cell>
          <table:table-cell table:style-name="ce36" office:value-type="string" calcext:value-type="string">
            <office:annotation draw:style-name="gr8" draw:text-style-name="P2" svg:width="5.998in" svg:height="0.3748in" svg:x="18.6539in" svg:y="59.8303in" draw:caption-point-x="-0.1598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768px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59.8303in" draw:caption-point-x="-0.1602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warningarrow</text:p>
          </table:table-cell>
          <table:table-cell table:style-name="ce241" office:value-type="string" calcext:value-type="string">
            <text:p>at the start of a map</text:p>
          </table:table-cell>
          <table:table-cell table:style-name="ce36" office:value-type="string" calcext:value-type="string">
            <text:p>should face downward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lightingN(-#)</text:p>
          </table:table-cell>
          <table:table-cell table:style-name="ce243" office:value-type="string" calcext:value-type="string" table:number-columns-spanned="2" table:number-rows-spanned="1">
            <text:p>for single notes and hold note tail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office:annotation draw:style-name="gr12" draw:text-style-name="P2" svg:width="6.6594in" svg:height="0.3752in" svg:x="16.6583in" svg:y="60.2654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lightingL(-#)</text:p>
          </table:table-cell>
          <table:table-cell table:style-name="ce243" office:value-type="string" calcext:value-type="string" table:number-columns-spanned="2" table:number-rows-spanned="1">
            <text:p>for hold note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3" table:content-validation-name="val2" office:value-type="string" calcext:value-type="string">
            <office:annotation draw:style-name="gr8" draw:text-style-name="P2" svg:width="6.6594in" svg:height="0.3748in" svg:x="16.6583in" svg:y="60.4827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6">
            <text:p>osu!mania -</text:p>
            <text:p>Keys</text:p>
          </table:table-cell>
          <table:table-cell table:style-name="ce25" office:value-type="string" calcext:value-type="string">
            <text:p>mania-key1</text:p>
          </table:table-cell>
          <table:table-cell table:style-name="ce244" office:value-type="string" calcext:value-type="string" table:number-columns-spanned="2" table:number-rows-spanned="3">
            <text:p>idle sta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</text:p>
          </table:table-cell>
          <table:table-cell table:style-name="ce249" office:value-type="string" calcext:value-type="string" table:number-columns-spanned="1" table:number-rows-spanned="6">
            <office:annotation draw:style-name="gr8" draw:text-style-name="P2" svg:width="5.998in" svg:height="0.3748in" svg:x="18.6539in" svg:y="60.7004in" draw:caption-point-x="-0.1598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50x107</text:p>
          </table:table-cell>
          <table:table-cell table:style-name="ce249" office:value-type="string" calcext:value-type="string" table:number-columns-spanned="1" table:number-rows-spanned="6">
            <office:annotation draw:style-name="gr8" draw:text-style-name="P2" svg:width="5.3358in" svg:height="0.3748in" svg:x="20.65in" svg:y="60.7004in" draw:caption-point-x="-0.1602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100x21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2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S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1D</text:p>
          </table:table-cell>
          <table:table-cell table:style-name="ce243" office:value-type="string" calcext:value-type="string" table:number-columns-spanned="2" table:number-rows-spanned="3">
            <text:p>pressed stat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2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S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12">
            <text:p>osu!mania -</text:p>
            <text:p>Notes</text:p>
          </table:table-cell>
          <table:table-cell table:style-name="ce25" office:value-type="string" calcext:value-type="string">
            <text:p>mania-note1(-#)</text:p>
          </table:table-cell>
          <table:table-cell table:style-name="ce244" office:value-type="string" calcext:value-type="string" table:number-columns-spanned="2" table:number-rows-spanned="3">
            <text:p>single no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Bottom</text:p>
          </table:table-cell>
          <table:table-cell table:style-name="ce249" office:value-type="string" calcext:value-type="string" table:number-columns-spanned="2" table:number-rows-spanned="12">
            <office:annotation draw:style-name="gr12" draw:text-style-name="P2" svg:width="5.998in" svg:height="0.3752in" svg:x="18.6539in" svg:y="62.0039in" draw:caption-point-x="1.8358in" draw:caption-point-y="-0.3189in">
              <dc:date>2022-03-01T00:00:00</dc:date>
              <text:p text:style-name="P1"><text:span text:style-name="T1">notes can be manually stretched or squeezed via "WidthForNoteHeightScale:"in the skin.ini-file</text:span></text:p>
            </office:annotation>
            <text:p>get scaled to fit the individual columns</text:p>
            <text:p/>
            <text:p>if column widths differ: the smallest one is scaled correctly and the others are squeezed to match its height</text:p>
          </table:table-cell>
          <table:covered-table-cell table:style-name="ce6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(-#)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(-#)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H(-#)</text:p>
          </table:table-cell>
          <table:table-cell table:style-name="ce241" office:value-type="string" calcext:value-type="string" table:number-columns-spanned="1" table:number-rows-spanned="3">
            <text:p>heads (and tails) of hold notes</text:p>
          </table:table-cell>
          <table:table-cell table:style-name="ce252" office:value-type="string" calcext:value-type="string" table:number-columns-spanned="1" table:number-rows-spanned="3">
            <text:p>used for hold note tails if no dedicated tails are present (flipp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T(-#)</text:p>
          </table:table-cell>
          <table:table-cell table:style-name="ce241" office:value-type="string" calcext:value-type="string" table:number-columns-spanned="1" table:number-rows-spanned="3">
            <text:p>dedicated tails of hold notes,</text:p>
            <text:p>no native sprites (use heads by default)</text:p>
          </table:table-cell>
          <table:table-cell table:style-name="ce252" office:value-type="string" calcext:value-type="string" table:number-columns-spanned="1" table:number-rows-spanned="3">
            <text:p>automatically flipp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L(-#)</text:p>
          </table:table-cell>
          <table:table-cell table:style-name="ce241" office:value-type="string" calcext:value-type="string" table:number-columns-spanned="1" table:number-rows-spanned="3">
            <text:p>bodies of hold notes (lengths)</text:p>
            <text:p>animations start after the note is hit</text:p>
          </table:table-cell>
          <table:table-cell table:style-name="ce252" office:value-type="string" calcext:value-type="string" table:number-columns-spanned="1" table:number-rows-spanned="3">
            <office:annotation draw:style-name="gr9" draw:text-style-name="P2" svg:width="4.8402in" svg:height="0.8122in" svg:x="13.8138in" svg:y="63.9602in" draw:caption-point-x="-0.1602in" draw:caption-point-y="-0.3189in">
              <dc:date>2022-03-01T00:00:00</dc:date>
              <text:p text:style-name="P1"><text:span text:style-name="T1">only works on V2.5+</text:span></text:p>
              <text:p text:style-name="P1"><text:span text:style-name="T1"/></text:p>
              <text:p text:style-name="P1"><text:span text:style-name="T1">can be stretched or cascading from either tail or head</text:span></text:p>
            </office:annotation>
            <text:p>display style can be changed via the skin.ini-file using "NoteBodyStyle: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63.9602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64.178in" draw:caption-point-x="-0.1602in" draw:caption-point-y="-0.3193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office:annotation draw:style-name="gr16" draw:text-style-name="P2" svg:width="6.6594in" svg:height="1.0311in" svg:x="16.6583in" svg:y="64.3949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6">
            <text:p>osu!mania -</text:p>
            <text:p>Hitbursts</text:p>
          </table:table-cell>
          <table:table-cell table:style-name="ce25" office:value-type="string" calcext:value-type="string">
            <text:p>mania-hit0(-#)</text:p>
          </table:table-cell>
          <table:table-cell table:style-name="ce242" office:value-type="string" calcext:value-type="string">
            <office:annotation draw:style-name="gr10" draw:text-style-name="P2" svg:width="7.8161in" svg:height="0.5937in" svg:x="8.8421in" svg:y="64.6126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released the hold note</text:span></text:p>
            </office:annotation>
            <text:p>missed the note</text:p>
          </table:table-cell>
          <table:table-cell table:style-name="ce249" office:value-type="string" calcext:value-type="string" table:number-columns-spanned="1" table:number-rows-spanned="6">
            <office:annotation draw:style-name="gr14" draw:text-style-name="P2" svg:width="4.8402in" svg:height="0.3902in" svg:x="13.8138in" svg:y="64.6051in" draw:caption-point-x="-0.1602in" draw:caption-point-y="-0.3114in">
              <dc:date>2022-03-01T00:00:00</dc:date>
              <text:p text:style-name="P1"><text:span text:style-name="T1">result screen uses the root folder's mania-hit# sprites if custom hitbursts are set via skin.ini</text:span></text:p>
            </office:annotation>
            <text:p>fixed animation rate (60fps), looped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number-columns-repeated="2" table:style-name="ce249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50(-#)</text:p>
          </table:table-cell>
          <table:table-cell table:style-name="ce241" office:value-type="string" calcext:value-type="string">
            <office:annotation draw:style-name="gr10" draw:text-style-name="P2" svg:width="7.8161in" svg:height="0.5937in" svg:x="8.8421in" svg:y="64.8299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again after you released it</text:span></text:p>
            </office:annotation>
            <text:p>way too off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100(-#)</text:p>
          </table:table-cell>
          <table:table-cell table:style-name="ce241" office:value-type="string" calcext:value-type="string">
            <text:p>large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200(-#)</text:p>
          </table:table-cell>
          <table:table-cell table:style-name="ce241" office:value-type="string" calcext:value-type="string">
            <office:annotation draw:style-name="gr10" draw:text-style-name="P2" svg:width="7.8161in" svg:height="0.5937in" svg:x="8.8421in" svg:y="65.2646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without releasing it</text:span></text:p>
            </office:annotation>
            <text:p>small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300(-#)</text:p>
          </table:table-cell>
          <table:table-cell table:style-name="ce241" office:value-type="string" calcext:value-type="string">
            <text:p>small derivation from MAX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300g(-#)</text:p>
          </table:table-cell>
          <table:table-cell table:style-name="ce241" office:value-type="string" calcext:value-type="string">
            <office:annotation draw:style-name="gr8" draw:text-style-name="P2" svg:width="7.8161in" svg:height="0.3748in" svg:x="8.8421in" svg:y="65.6992in" draw:caption-point-x="-0.1598in" draw:caption-point-y="-0.3189in">
              <dc:date>2022-03-01T00:00:00</dc:date>
              <text:p text:style-name="P1"><text:span text:style-name="T1">-/+ 16.5 ms on all ODs (without mods)</text:span></text:p>
            </office:annotation>
            <text:p>on point timing (MAX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text:p>osu! -</text:p>
            <text:p>Target Practice Mod</text:p>
          </table:table-cell>
          <table:table-cell table:style-name="ce17" office:value-type="string" calcext:value-type="string">
            <text:p>selection-mod-target</text:p>
          </table:table-cell>
          <table:table-cell table:style-name="ce242" office:value-type="string" calcext:value-type="string">
            <text:p>activates 'Target Practice'</text:p>
          </table:table-cell>
          <table:table-cell table:style-name="ce249" office:value-type="string" calcext:value-type="string" table:number-columns-spanned="1" table:number-rows-spanned="13">
            <text:p>The 'Target Practice' mod is a</text:p>
            <text:p>'Cutting Edge' release stream</text:p>
            <text:p>exclusive feature!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4" table:content-validation-name="val2" office:value-type="string" calcext:value-type="string">
            <text:p>Centre</text:p>
          </table:table-cell>
          <table:table-cell table:style-name="ce249" office:value-type="string" calcext:value-type="string">
            <text:p>64x64</text:p>
          </table:table-cell>
          <table:table-cell table:style-name="ce249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</text:p>
          </table:table-cell>
          <table:table-cell table:style-name="ce241" office:value-type="string" calcext:value-type="string" table:number-columns-spanned="1" table:number-rows-spanned="2">
            <text:p>expands upon appearanc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6.133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table-cell table:style-name="ce252" office:value-type="string" calcext:value-type="string" table:number-columns-spanned="1" table:number-rows-spanned="12">
            <office:annotation draw:style-name="gr8" draw:text-style-name="P2" svg:width="5.998in" svg:height="0.3748in" svg:x="18.6539in" svg:y="66.1339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52" office:value-type="string" calcext:value-type="string" table:number-columns-spanned="1" table:number-rows-spanned="12">
            <office:annotation draw:style-name="gr8" draw:text-style-name="P2" svg:width="5.3358in" svg:height="0.3748in" svg:x="20.65in" svg:y="66.1339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1</text:p>
          </table:table-cell>
          <table:table-cell table:style-name="ce241" office:value-type="string" calcext:value-type="string" table:number-columns-spanned="1" table:number-rows-spanned="10">
            <text:p>the target always breaks</text:p>
            <text:p>into five piec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66.568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6.786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7.003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67.220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7.438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3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prites.E2:sprites.E300">
            <calcext:condition calcext:apply-style-name="ConditionalStyle_1" calcext:value="contains-text(&quot;1&quot;)" calcext:base-cell-address="sprites.E2"/>
          </calcext:conditional-format>
          <calcext:conditional-format calcext:target-range-address="sprites.E2:sprites.E300">
            <calcext:condition calcext:apply-style-name="ConditionalStyle_2" calcext:value="not-contains-text(&quot;all&quot;)" calcext:base-cell-address="sprites.E2"/>
          </calcext:conditional-format>
          <calcext:conditional-format calcext:target-range-address="sprites.E2:sprites.E300">
            <calcext:condition calcext:apply-style-name="ConditionalStyle_3" calcext:value="=&quot;all&quot;" calcext:base-cell-address="sprites.E2"/>
          </calcext:conditional-format>
          <calcext:conditional-format calcext:target-range-address="sprites.F1:sprites.F300">
            <calcext:condition calcext:apply-style-name="ConditionalStyle_4" calcext:value="=&quot;additive&quot;" calcext:base-cell-address="sprites.F1"/>
          </calcext:conditional-format>
          <calcext:conditional-format calcext:target-range-address="sprites.F1:sprites.F300">
            <calcext:condition calcext:apply-style-name="ConditionalStyle_5" calcext:value="=&quot;multiplicative&quot;" calcext:base-cell-address="sprites.F1"/>
          </calcext:conditional-format>
          <calcext:conditional-format calcext:target-range-address="sprites.F1:sprites.F300">
            <calcext:condition calcext:apply-style-name="ConditionalStyle_6" calcext:value="=&quot;varies&quot;" calcext:base-cell-address="sprites.F1"/>
          </calcext:conditional-format>
          <calcext:conditional-format calcext:target-range-address="sprites.F1:sprites.F300">
            <calcext:condition calcext:apply-style-name="ConditionalStyle_7" calcext:value="=&quot;converted&quot;" calcext:base-cell-address="sprites.F1"/>
          </calcext:conditional-format>
        </calcext:conditional-formats>
      </table:table>
      <table:table table:name="sounds" table:style-name="ta2"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20" table:default-cell-style-name="Default"/>
        <table:table-row table:style-name="ro1">
          <table:table-cell table:style-name="ce63" office:value-type="string" calcext:value-type="string">
            <text:p>Category</text:p>
          </table:table-cell>
          <table:table-cell table:style-name="ce79" office:value-type="string" calcext:value-type="string">
            <office:annotation draw:style-name="gr8" draw:text-style-name="P2" svg:width="11.5098in" svg:height="0.3748in" svg:x="3.4858in" svg:y="0.3228in" draw:caption-point-x="-0.1598in" draw:caption-point-y="-0.3189in">
              <dc:date>2022-03-01T00:00:00</dc:date>
              <text:p text:style-name="P1"><text:span text:style-name="T1">MP3-files should be used on sounds that do not directly interact with gameplay (hitsounds should always be in WAV-format) to reduce file size</text:span></text:p>
            </office:annotation>
            <text:p>sound-name.wav</text:p>
          </table:table-cell>
          <table:table-cell table:style-name="ce96" office:value-type="string" calcext:value-type="string" table:number-columns-spanned="2" table:number-rows-spanned="1">
            <text:p>Notes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276" office:value-type="string" calcext:value-type="string" table:number-columns-spanned="1" table:number-rows-spanned="3">
            <text:p>Home Screen Sounds</text:p>
          </table:table-cell>
          <table:table-cell table:style-name="ce80" office:value-type="string" calcext:value-type="string">
            <office:annotation draw:style-name="gr8" draw:text-style-name="P2" svg:width="11.5098in" svg:height="0.3748in" svg:x="3.4858in" svg:y="0.5402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welcome.mp3</text:p>
          </table:table-cell>
          <table:table-cell table:style-name="ce97" table:formula="of:=HYPERLINK(&quot;https://osu.ppy.sh/home/support&quot;;&quot;only osu!supporters can hear&#10;custom sounds&quot;)" office:value-type="string" office:string-value="only osu!supporters can hear&#10;custom sounds" calcext:value-type="string" table:number-columns-spanned="1" table:number-rows-spanned="2">
            <text:p>only osu!supporters can hear</text:p>
            <text:p>custom sounds</text:p>
          </table:table-cell>
          <table:table-cell table:style-name="ce108" office:value-type="string" calcext:value-type="string">
            <text:p>starting the client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office:annotation draw:style-name="gr12" draw:text-style-name="P2" svg:width="11.5098in" svg:height="0.3752in" svg:x="3.4858in" svg:y="0.7575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seeya.mp3</text:p>
          </table:table-cell>
          <table:covered-table-cell/>
          <table:table-cell table:style-name="ce108" office:value-type="string" calcext:value-type="string">
            <text:p>closing the client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heartbeat</text:p>
          </table:table-cell>
          <table:table-cell table:style-name="ce310" office:value-type="string" calcext:value-type="string" table:number-columns-spanned="2" table:number-rows-spanned="1">
            <text:p>hovering above the osu! cookie in main menu (BPM dependent on map)</text:p>
          </table:table-cell>
          <table:covered-table-cell/>
          <table:table-cell table:number-columns-repeated="1020"/>
        </table:table-row>
        <table:table-row table:style-name="ro1">
          <table:table-cell table:style-name="ce279" office:value-type="string" calcext:value-type="string" table:number-columns-spanned="1" table:number-rows-spanned="10">
            <text:p>Clicks</text:p>
          </table:table-cell>
          <table:table-cell table:style-name="ce81" office:value-type="string" calcext:value-type="string">
            <text:p>check-on</text:p>
          </table:table-cell>
          <table:table-cell table:style-name="ce99" office:value-type="string" calcext:value-type="string" table:number-columns-spanned="2" table:number-rows-spanned="1">
            <text:p>enabling any checkboxes or activating a mo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heck-off</text:p>
          </table:table-cell>
          <table:table-cell table:style-name="ce310" office:value-type="string" calcext:value-type="string" table:number-columns-spanned="2" table:number-rows-spanned="1">
            <text:p>disabling any checkboxes or deactivating a mo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select-expand</text:p>
          </table:table-cell>
          <table:table-cell table:style-name="ce310" office:value-type="string" calcext:value-type="string" table:number-columns-spanned="2" table:number-rows-spanned="1">
            <text:p>switching into song selection, selecting a beatmap set, opening dropdown boxes, opening chat tab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select-difficulty</text:p>
          </table:table-cell>
          <table:table-cell table:style-name="ce310" office:value-type="string" calcext:value-type="string" table:number-columns-spanned="2" table:number-rows-spanned="1">
            <text:p>selecting a difficulty of a beatmap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lick-close</text:p>
          </table:table-cell>
          <table:table-cell table:style-name="ce310" office:value-type="string" calcext:value-type="string" table:number-columns-spanned="2" table:number-rows-spanned="1">
            <text:p>closing a chat tab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lick-short-confirm</text:p>
          </table:table-cell>
          <table:table-cell table:style-name="ce310" office:value-type="string" calcext:value-type="string" table:number-columns-spanned="2" table:number-rows-spanned="1">
            <text:p>clicks on confirming a button or dropdown option, opening/closing chat, switching between chat tabs, switching group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back</text:p>
          </table:table-cell>
          <table:table-cell table:style-name="ce310" office:value-type="string" calcext:value-type="string" table:number-columns-spanned="2" table:number-rows-spanned="1">
            <text:p>clicking on menu-back or returning to the previous scree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hit</text:p>
          </table:table-cell>
          <table:table-cell table:style-name="ce310" office:value-type="string" calcext:value-type="string" table:number-columns-spanned="2" table:number-rows-spanned="1">
            <text:p>confirming a selection that switches scree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shutter</text:p>
          </table:table-cell>
          <table:table-cell table:style-name="ce310" office:value-type="string" calcext:value-type="string" table:number-columns-spanned="2" table:number-rows-spanned="1">
            <text:p>noise when a screenshot is taken</text:p>
          </table:table-cell>
          <table:covered-table-cell/>
          <table:table-cell table:number-columns-repeated="1020"/>
        </table:table-row>
        <table:table-row table:style-name="ro2">
          <table:covered-table-cell table:style-name="ce68"/>
          <table:table-cell table:style-name="ce82" office:value-type="string" calcext:value-type="string">
            <text:p>sliderbar</text:p>
          </table:table-cell>
          <table:table-cell table:style-name="ce100" office:value-type="string" calcext:value-type="string" table:number-columns-spanned="2" table:number-rows-spanned="1">
            <office:annotation draw:style-name="gr12" draw:text-style-name="P2" svg:width="8.4228in" svg:height="0.3752in" svg:x="7.9067in" svg:y="3.1484in" draw:caption-point-x="4.261in" draw:caption-point-y="-0.3189in">
              <dc:date>2022-03-01T00:00:00</dc:date>
              <text:p text:style-name="P1"><text:span text:style-name="T1">pitch changes depending from where the point is changed, goes up or down</text:span></text:p>
            </office:annotation>
            <text:p>played while changing settings via sliderbars</text:p>
            <text:p>(e.g.; background dim, mouse sensivity, cursor size, volume control)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276" office:value-type="string" calcext:value-type="string" table:number-columns-spanned="1" table:number-rows-spanned="2">
            <text:p>Hovers</text:p>
          </table:table-cell>
          <table:table-cell table:style-name="ce80" office:value-type="string" calcext:value-type="string">
            <text:p>click-short</text:p>
          </table:table-cell>
          <table:table-cell table:style-name="ce310" office:value-type="string" calcext:value-type="string" table:number-columns-spanned="2" table:number-rows-spanned="1">
            <text:p>hovering above all selectable boxes except beatmaps or main screen butto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menuclick</text:p>
          </table:table-cell>
          <table:table-cell table:style-name="ce310" office:value-type="string" calcext:value-type="string" table:number-columns-spanned="2" table:number-rows-spanned="1">
            <text:p>hovering above difficulties or menu buttons</text:p>
          </table:table-cell>
          <table:covered-table-cell/>
          <table:table-cell table:number-columns-repeated="1020"/>
        </table:table-row>
        <table:table-row table:style-name="ro1">
          <table:table-cell table:style-name="ce279" office:value-type="string" calcext:value-type="string" table:number-columns-spanned="1" table:number-rows-spanned="6">
            <text:p>Multiplayer Room Sounds</text:p>
          </table:table-cell>
          <table:table-cell table:style-name="ce81" office:value-type="string" calcext:value-type="string">
            <text:p>match-join</text:p>
          </table:table-cell>
          <table:table-cell table:style-name="ce99" office:value-type="string" calcext:value-type="string" table:number-columns-spanned="2" table:number-rows-spanned="1">
            <text:p>player joins a room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leave</text:p>
          </table:table-cell>
          <table:table-cell table:style-name="ce310" office:value-type="string" calcext:value-type="string" table:number-columns-spanned="2" table:number-rows-spanned="1">
            <text:p>player leaves a room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ready</text:p>
          </table:table-cell>
          <table:table-cell table:style-name="ce310" office:value-type="string" calcext:value-type="string" table:number-columns-spanned="2" table:number-rows-spanned="1">
            <text:p>player is prepared to star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notready</text:p>
          </table:table-cell>
          <table:table-cell table:style-name="ce310" office:value-type="string" calcext:value-type="string" table:number-columns-spanned="2" table:number-rows-spanned="1">
            <text:p>player revokes his start signal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confirm</text:p>
          </table:table-cell>
          <table:table-cell table:style-name="ce310" office:value-type="string" calcext:value-type="string" table:number-columns-spanned="2" table:number-rows-spanned="1">
            <text:p>all players are ready, you get host of the lobby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2" office:value-type="string" calcext:value-type="string">
            <text:p>match-start</text:p>
          </table:table-cell>
          <table:table-cell table:style-name="ce100" office:value-type="string" calcext:value-type="string" table:number-columns-spanned="2" table:number-rows-spanned="1">
            <text:p>the match is starting, chat highlight sound, you get a PM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69" office:value-type="string" calcext:value-type="string" table:number-columns-spanned="1" table:number-rows-spanned="18">
            <office:annotation draw:style-name="gr8" draw:text-style-name="P2" svg:width="12.1717in" svg:height="0.3748in" svg:x="1.4902in" svg:y="5.305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Home Screen Button Sounds</text:p>
          </table:table-cell>
          <table:table-cell table:style-name="ce83" office:value-type="string" calcext:value-type="string">
            <text:p>back-button-hover</text:p>
          </table:table-cell>
          <table:table-cell table:style-name="ce101" office:value-type="string" calcext:value-type="string">
            <text:p>hovering above menu-back</text:p>
          </table:table-cell>
          <table:table-cell table:style-name="ce101" office:value-type="string" calcext:value-type="string">
            <text:p>overrides menucli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back-button-click</text:p>
          </table:table-cell>
          <table:table-cell table:style-name="ce101" office:value-type="string" calcext:value-type="string">
            <text:p>clicking menu-back</text:p>
          </table:table-cell>
          <table:table-cell table:style-name="ce101" office:value-type="string" calcext:value-type="string">
            <text:p>overrides menuba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hover</text:p>
          </table:table-cell>
          <table:table-cell table:style-name="ce101" office:value-type="string" calcext:value-type="string">
            <text:p>hovering above "Play"</text:p>
          </table:table-cell>
          <table:table-cell table:style-name="ce317" office:value-type="string" calcext:value-type="string" table:number-columns-spanned="1" table:number-rows-spanned="7">
            <text:p>overrides menuclick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hover</text:p>
          </table:table-cell>
          <table:table-cell table:style-name="ce101" office:value-type="string" calcext:value-type="string">
            <text:p>hovering above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hover</text:p>
          </table:table-cell>
          <table:table-cell table:style-name="ce101" office:value-type="string" calcext:value-type="string">
            <text:p>hovering above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hover</text:p>
          </table:table-cell>
          <table:table-cell table:style-name="ce101" office:value-type="string" calcext:value-type="string">
            <text:p>hovering above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hover</text:p>
          </table:table-cell>
          <table:table-cell table:style-name="ce101" office:value-type="string" calcext:value-type="string">
            <text:p>hovering above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hover</text:p>
          </table:table-cell>
          <table:table-cell table:style-name="ce101" office:value-type="string" calcext:value-type="string">
            <text:p>hovering above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hover</text:p>
          </table:table-cell>
          <table:table-cell table:style-name="ce101" office:value-type="string" calcext:value-type="string">
            <text:p>hovering above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click</text:p>
          </table:table-cell>
          <table:table-cell table:style-name="ce101" office:value-type="string" calcext:value-type="string">
            <text:p>clicking "Play"</text:p>
          </table:table-cell>
          <table:table-cell table:style-name="ce317" office:value-type="string" calcext:value-type="string" table:number-columns-spanned="1" table:number-rows-spanned="7">
            <text:p>overrides menuhit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click</text:p>
          </table:table-cell>
          <table:table-cell table:style-name="ce101" office:value-type="string" calcext:value-type="string">
            <text:p>clicking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click</text:p>
          </table:table-cell>
          <table:table-cell table:style-name="ce101" office:value-type="string" calcext:value-type="string">
            <text:p>clicking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click</text:p>
          </table:table-cell>
          <table:table-cell table:style-name="ce101" office:value-type="string" calcext:value-type="string">
            <text:p>clicking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click</text:p>
          </table:table-cell>
          <table:table-cell table:style-name="ce101" office:value-type="string" calcext:value-type="string">
            <text:p>clicking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click</text:p>
          </table:table-cell>
          <table:table-cell table:style-name="ce101" office:value-type="string" calcext:value-type="string">
            <text:p>clicking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click</text:p>
          </table:table-cell>
          <table:table-cell table:style-name="ce101" office:value-type="string" calcext:value-type="string">
            <text:p>clicking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-direct-hover</text:p>
          </table:table-cell>
          <table:table-cell table:style-name="ce102" table:formula="of:=HYPERLINK(&quot;https://osu.ppy.sh/home/support&quot;;&quot;only osu!supporters can hear them&quot;)" office:value-type="string" office:string-value="only osu!supporters can hear them" calcext:value-type="string" table:number-columns-spanned="1" table:number-rows-spanned="2">
            <text:p>only osu!supporters can hear them</text:p>
          </table:table-cell>
          <table:table-cell table:style-name="ce108" office:value-type="string" calcext:value-type="string">
            <text:p>hovering above the osu! Direct button, overrides menuclick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menu-direct-click</text:p>
          </table:table-cell>
          <table:covered-table-cell table:style-name="ce103"/>
          <table:table-cell table:style-name="ce108" office:value-type="string" calcext:value-type="string">
            <text:p>clicking the osu! Direct button, overrides menuhit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 table:number-columns-spanned="1" table:number-rows-spanned="7">
            <office:annotation draw:style-name="gr8" draw:text-style-name="P2" svg:width="12.1717in" svg:height="0.3748in" svg:x="1.4902in" svg:y="9.218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Key Input Sounds</text:p>
          </table:table-cell>
          <table:table-cell table:style-name="ce84" office:value-type="string" calcext:value-type="string">
            <text:p>key-confirm</text:p>
          </table:table-cell>
          <table:table-cell table:style-name="ce104" office:value-type="string" calcext:value-type="string" table:number-columns-spanned="2" table:number-rows-spanned="1">
            <text:p>sending a message, cursor clicking in song select or chat panel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delete</text:p>
          </table:table-cell>
          <table:table-cell table:style-name="ce317" office:value-type="string" calcext:value-type="string" table:number-columns-spanned="2" table:number-rows-spanned="1">
            <text:p>deleting a letter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movement</text:p>
          </table:table-cell>
          <table:table-cell table:style-name="ce317" office:value-type="string" calcext:value-type="string" table:number-columns-spanned="2" table:number-rows-spanned="1">
            <text:p>changing writing cursor positi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press-1</text:p>
          </table:table-cell>
          <table:table-cell table:style-name="ce106" office:value-type="string" calcext:value-type="string" table:number-columns-spanned="2" table:number-rows-spanned="4">
            <text:p>pressing a key on textboxes plays one of the four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press-2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press-3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85" office:value-type="string" calcext:value-type="string">
            <text:p>key-press-4</text:p>
          </table:table-cell>
          <table:covered-table-cell table:number-columns-repeated="2" table:style-name="ce319"/>
          <table:table-cell table:number-columns-repeated="1020"/>
        </table:table-row>
        <table:table-row table:style-name="ro1">
          <table:table-cell table:style-name="ce71" office:value-type="string" calcext:value-type="string" table:number-columns-spanned="1" table:number-rows-spanned="8">
            <office:annotation draw:style-name="gr8" draw:text-style-name="P2" svg:width="12.1717in" svg:height="0.3748in" svg:x="1.4902in" svg:y="10.7398in" draw:caption-point-x="-0.1602in" draw:caption-point-y="-0.3193in">
              <dc:date>2022-03-01T00:00:00</dc:date>
              <text:p text:style-name="P1"><text:span text:style-name="T1">not for Stable (Fallback)</text:span></text:p>
            </office:annotation>
            <text:p>Pause Button Sounds</text:p>
          </table:table-cell>
          <table:table-cell table:style-name="ce86" office:value-type="string" calcext:value-type="string">
            <text:p>pause-hover</text:p>
          </table:table-cell>
          <table:table-cell table:style-name="ce317" office:value-type="string" calcext:value-type="string" table:number-columns-spanned="2" table:number-rows-spanned="1">
            <text:p>hovering above any pause butt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continue-hover</text:p>
          </table:table-cell>
          <table:table-cell table:style-name="ce101" office:value-type="string" calcext:value-type="string">
            <text:p>hovering above pause-continue</text:p>
          </table:table-cell>
          <table:table-cell table:style-name="ce317" office:value-type="string" calcext:value-type="string" table:number-columns-spanned="1" table:number-rows-spanned="3">
            <text:p>overrides pause-hover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retry-hover</text:p>
          </table:table-cell>
          <table:table-cell table:style-name="ce101" office:value-type="string" calcext:value-type="string">
            <text:p>hovering above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back-hover</text:p>
          </table:table-cell>
          <table:table-cell table:style-name="ce101" office:value-type="string" calcext:value-type="string">
            <text:p>hovering above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continue-click</text:p>
          </table:table-cell>
          <table:table-cell table:style-name="ce317" office:value-type="string" calcext:value-type="string" table:number-columns-spanned="2" table:number-rows-spanned="1">
            <text:p>clicking pause-continue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retry-click</text:p>
          </table:table-cell>
          <table:table-cell table:style-name="ce317" office:value-type="string" calcext:value-type="string" table:number-columns-spanned="2" table:number-rows-spanned="1">
            <text:p>clicking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back-click</text:p>
          </table:table-cell>
          <table:table-cell table:style-name="ce317" office:value-type="string" calcext:value-type="string" table:number-columns-spanned="2" table:number-rows-spanned="1">
            <text:p>clicking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86" office:value-type="string" calcext:value-type="string">
            <text:p>pause-loop.mp3</text:p>
          </table:table-cell>
          <table:table-cell table:style-name="ce317" office:value-type="string" calcext:value-type="string" table:number-columns-spanned="2" table:number-rows-spanned="1">
            <office:annotation draw:style-name="gr8" draw:text-style-name="P2" svg:width="8.4228in" svg:height="0.3748in" svg:x="7.9067in" svg:y="12.261in" draw:caption-point-x="4.261in" draw:caption-point-y="-0.3189in">
              <dc:date>2022-03-01T00:00:00</dc:date>
              <text:p text:style-name="P1"><text:span text:style-name="T1">gets muted when you tab out of the game</text:span></text:p>
            </office:annotation>
            <text:p>loop that plays in the pause / fail screen</text:p>
          </table:table-cell>
          <table:covered-table-cell/>
          <table:table-cell table:number-columns-repeated="1020"/>
        </table:table-row>
        <table:table-row table:style-name="ro1">
          <table:table-cell table:style-name="ce72" office:value-type="string" calcext:value-type="string" table:number-columns-spanned="1" table:number-rows-spanned="6">
            <text:p>Countdown Sounds</text:p>
          </table:table-cell>
          <table:table-cell table:style-name="ce87" office:value-type="string" calcext:value-type="string">
            <text:p>readys</text:p>
          </table:table-cell>
          <table:table-cell table:style-name="ce99" office:value-type="string" calcext:value-type="string" table:number-columns-spanned="2" table:number-rows-spanned="1">
            <text:p>countdown starting soun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unt3s</text:p>
          </table:table-cell>
          <table:table-cell table:style-name="ce310" office:value-type="string" calcext:value-type="string" table:number-columns-spanned="2" table:number-rows-spanned="1">
            <text:p>first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unt2s</text:p>
          </table:table-cell>
          <table:table-cell table:style-name="ce310" office:value-type="string" calcext:value-type="string" table:number-columns-spanned="2" table:number-rows-spanned="1">
            <text:p>secon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unt1s</text:p>
          </table:table-cell>
          <table:table-cell table:style-name="ce310" office:value-type="string" calcext:value-type="string" table:number-columns-spanned="2" table:number-rows-spanned="1">
            <text:p>thir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gos</text:p>
          </table:table-cell>
          <table:table-cell table:style-name="ce310" office:value-type="string" calcext:value-type="string" table:number-columns-spanned="2" table:number-rows-spanned="1">
            <text:p>last sound played, gameplay starts on the next full beat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office:annotation draw:style-name="gr8" draw:text-style-name="P2" svg:width="11.5098in" svg:height="0.3748in" svg:x="3.4858in" svg:y="13.5654in" draw:caption-point-x="-0.1598in" draw:caption-point-y="-0.3189in">
              <dc:date>2022-03-01T00:00:00</dc:date>
              <text:p text:style-name="P1"><text:span text:style-name="T1">should be in WAV-format</text:span></text:p>
            </office:annotation>
            <text:p>count</text:p>
          </table:table-cell>
          <table:table-cell table:style-name="ce108" office:value-type="string" calcext:value-type="string">
            <text:p>metronome for target practice mod</text:p>
          </table:table-cell>
          <table:table-cell table:style-name="ce101" office:value-type="string" calcext:value-type="string">
            <text:p>can be used in place of count#s &amp; gos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office:annotation draw:style-name="gr10" draw:text-style-name="P2" svg:width="12.1717in" svg:height="0.5937in" svg:x="1.4902in" svg:y="13.7827in" draw:caption-point-x="-0.1602in" draw:caption-point-y="-0.3189in">
              <dc:date>2022-03-01T00:00:00</dc:date>
              <text:p text:style-name="P1"><text:span text:style-name="T1">preferably in MP3-format, especially when using longer sounds to reduce disk space</text:span></text:p>
              <text:p text:style-name="P1"><text:span text:style-name="T1">(these sounds aren't really elementary for gameplay)</text:span></text:p>
            </office:annotation>
            <text:p>Gameplay Sounds</text:p>
          </table:table-cell>
          <table:table-cell table:style-name="ce89" office:value-type="string" calcext:value-type="string">
            <text:p>metronomelow</text:p>
          </table:table-cell>
          <table:table-cell table:style-name="ce109" office:value-type="string" calcext:value-type="string">
            <office:annotation draw:style-name="gr12" draw:text-style-name="P2" svg:width="8.4228in" svg:height="0.3752in" svg:x="7.9067in" svg:y="13.7827in" draw:caption-point-x="-0.1598in" draw:caption-point-y="-0.3189in">
              <dc:date>2022-03-01T00:00:00</dc:date>
              <text:p text:style-name="P1"><text:span text:style-name="T1">should be in WAV-format if main use is for the offset wizard</text:span></text:p>
            </office:annotation>
            <text:p>used in the offset wizard</text:p>
          </table:table-cell>
          <table:table-cell table:style-name="ce109" office:value-type="string" calcext:value-type="string">
            <office:annotation draw:style-name="gr12" draw:text-style-name="P2" svg:width="5.3362in" svg:height="0.3752in" svg:x="12.3276in" svg:y="13.7827in" draw:caption-point-x="-0.1598in" draw:caption-point-y="-0.3189in">
              <dc:date>2022-03-01T00:00:00</dc:date>
              <text:p text:style-name="P1"><text:span text:style-name="T1">each catched banana raises the pitch a bit</text:span></text:p>
            </office:annotation>
            <text:p>catching bananas in osu!catch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mboburst(-#)</text:p>
          </table:table-cell>
          <table:table-cell table:style-name="ce310" office:value-type="string" calcext:value-type="string" table:number-columns-spanned="2" table:number-rows-spanned="1">
            <office:annotation draw:style-name="gr9" draw:text-style-name="P2" svg:width="8.4228in" svg:height="0.8122in" svg:x="7.9067in" svg:y="14in" draw:caption-point-x="4.261in" draw:caption-point-y="-0.3189in">
              <dc:date>2022-03-01T00:00:00</dc:date>
              <text:p text:style-name="P1"><text:span text:style-name="T1">"CustomComboBurstSounds" in the skin.ini requires multiple sounds</text:span></text:p>
              <text:p text:style-name="P1"><text:span text:style-name="T1"/></text:p>
              <text:p text:style-name="P1"><text:span text:style-name="T1">Will always be played even if combobursts are disabled in the options</text:span></text:p>
            </office:annotation>
            <text:p>plays on predefined combo counts, animation naming allows multiple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mbobreak</text:p>
          </table:table-cell>
          <table:table-cell table:style-name="ce310" office:value-type="string" calcext:value-type="string" table:number-columns-spanned="2" table:number-rows-spanned="1">
            <text:p>only played if the combo count was 20 or higher before break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ectionpass</text:p>
          </table:table-cell>
          <table:table-cell table:style-name="ce310" office:value-type="string" calcext:value-type="string" table:number-columns-spanned="2" table:number-rows-spanned="1">
            <text:p>halfway through a break with more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ectionfail</text:p>
          </table:table-cell>
          <table:table-cell table:style-name="ce310" office:value-type="string" calcext:value-type="string" table:number-columns-spanned="2" table:number-rows-spanned="1">
            <text:p>halfway through a break with less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failsound.mp3</text:p>
          </table:table-cell>
          <table:table-cell table:style-name="ce310" office:value-type="string" calcext:value-type="string" table:number-columns-spanned="2" table:number-rows-spanned="1">
            <text:p>failing a map at any point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88" office:value-type="string" calcext:value-type="string">
            <text:p>applause.mp3</text:p>
          </table:table-cell>
          <table:table-cell table:style-name="ce310" office:value-type="string" calcext:value-type="string" table:number-columns-spanned="2" table:number-rows-spanned="1">
            <text:p>on the result screen after clearing a map</text:p>
          </table:table-cell>
          <table:covered-table-cell/>
          <table:table-cell table:number-columns-repeated="1020"/>
        </table:table-row>
        <table:table-row table:style-name="ro1">
          <table:table-cell table:style-name="ce286" office:value-type="string" calcext:value-type="string" table:number-columns-spanned="1" table:number-rows-spanned="4">
            <office:annotation draw:style-name="gr8" draw:text-style-name="P2" svg:width="12.1717in" svg:height="0.3748in" svg:x="1.4902in" svg:y="15.3039in" draw:caption-point-x="-0.1602in" draw:caption-point-y="-0.3189in">
              <dc:date>2022-03-01T00:00:00</dc:date>
              <text:p text:style-name="P1"><text:span text:style-name="T1">should be in WAV-format</text:span></text:p>
            </office:annotation>
            <text:p>Nightcore Samples</text:p>
          </table:table-cell>
          <table:table-cell table:style-name="ce90" office:value-type="string" calcext:value-type="string">
            <text:p>nightcore-kick</text:p>
          </table:table-cell>
          <table:table-cell table:style-name="ce322" office:value-type="string" calcext:value-type="string" table:number-columns-spanned="1" table:number-rows-spanned="4">
            <text:p>supporting drum loop that plays while using the nightcore mod, length varies depending on a map's timing signature and tick rate</text:p>
          </table:table-cell>
          <table:table-cell table:style-name="ce323" office:value-type="string" calcext:value-type="string">
            <office:annotation draw:style-name="gr8" draw:text-style-name="P2" svg:width="5.3362in" svg:height="0.3748in" svg:x="12.3276in" svg:y="15.3039in" draw:caption-point-x="-0.1598in" draw:caption-point-y="-0.3189in">
              <dc:date>2022-03-01T00:00:00</dc:date>
              <text:p text:style-name="P1"><text:span text:style-name="T1">big white ticks indicate the start of a new measure and reset the count</text:span></text:p>
            </office:annotation>
            <text:p>kick on uneven white ticks (1st,3rd, ...)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ightcore-clap</text:p>
          </table:table-cell>
          <table:covered-table-cell/>
          <table:table-cell table:style-name="ce108" office:value-type="string" calcext:value-type="string">
            <text:p>clap on even white ticks (2nd, 4th, ...)</text:p>
          </table:table-cell>
          <table:table-cell table:number-columns-repeated="1020"/>
        </table:table-row>
        <table:table-row table:style-name="ro2">
          <table:covered-table-cell table:style-name="ce65"/>
          <table:table-cell table:style-name="ce88" office:value-type="string" calcext:value-type="string">
            <text:p>nightcore-hat</text:p>
          </table:table-cell>
          <table:covered-table-cell/>
          <table:table-cell table:style-name="ce108" office:value-type="string" calcext:value-type="string">
            <text:p>closed hihat on red ticks</text:p>
            <text:p>(on even tick rates)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text:p>nightcore-finish</text:p>
          </table:table-cell>
          <table:covered-table-cell table:style-name="ce319"/>
          <table:table-cell table:style-name="ce108" office:value-type="string" calcext:value-type="string">
            <text:p>on the start of a phrase (4 measures)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Normal</text:p>
            <text:p>Sample Set</text:p>
          </table:table-cell>
          <table:table-cell table:style-name="ce90" office:value-type="string" calcext:value-type="string">
            <text:p>normal-hitnormal</text:p>
          </table:table-cell>
          <table:table-cell table:style-name="ce323" office:value-type="string" calcext:value-type="string" table:number-columns-spanned="1" table:number-rows-spanned="7">
            <text:p>general soft hitsound sample set for all modes except osu!taiko</text:p>
          </table:table-cell>
          <table:table-cell table:style-name="ce323" office:value-type="string" calcext:value-type="string">
            <text:p>kick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hitclap</text:p>
          </table:table-cell>
          <table:covered-table-cell/>
          <table:table-cell table:style-name="ce108" office:value-type="string" calcext:value-type="string">
            <text:p>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hitfinish</text:p>
          </table:table-cell>
          <table:covered-table-cell/>
          <table:table-cell table:style-name="ce108" office:value-type="string" calcext:value-type="string">
            <text:p>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hitwhistle</text:p>
          </table:table-cell>
          <table:covered-table-cell/>
          <table:table-cell table:style-name="ce108" office:value-type="string" calcext:value-type="string">
            <text:p>whistl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slidertick</text:p>
          </table:table-cell>
          <table:covered-table-cell/>
          <table:table-cell table:style-name="ce108" office:value-type="string" calcext:value-type="string">
            <text:p>closed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sliderslide</text:p>
          </table:table-cell>
          <table:covered-table-cell/>
          <table:table-cell table:style-name="ce310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8" office:value-type="string" calcext:value-type="string">
            <text:p>normal-sliderwhist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86" office:value-type="string" calcext:value-type="string" table:number-columns-spanned="1" table:number-rows-spanned="7">
            <text:p>Soft</text:p>
            <text:p>Sample Set</text:p>
          </table:table-cell>
          <table:table-cell table:style-name="ce90" office:value-type="string" calcext:value-type="string">
            <text:p>soft-hitnormal</text:p>
          </table:table-cell>
          <table:table-cell table:style-name="ce322" office:value-type="string" calcext:value-type="string" table:number-columns-spanned="1" table:number-rows-spanned="7">
            <text:p>general drum hitsound sample set for all modes except osu!taiko</text:p>
          </table:table-cell>
          <table:table-cell table:style-name="ce323" office:value-type="string" calcext:value-type="string">
            <text:p>rid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hitclap</text:p>
          </table:table-cell>
          <table:covered-table-cell/>
          <table:table-cell table:style-name="ce108" office:value-type="string" calcext:value-type="string">
            <text:p>lighter 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hitfinish</text:p>
          </table:table-cell>
          <table:covered-table-cell/>
          <table:table-cell table:style-name="ce108" office:value-type="string" calcext:value-type="string">
            <text:p>lighter 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hitwhistle</text:p>
          </table:table-cell>
          <table:covered-table-cell/>
          <table:table-cell table:style-name="ce108" office:value-type="string" calcext:value-type="string">
            <text:p>light bell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slidertick</text:p>
          </table:table-cell>
          <table:covered-table-cell/>
          <table:table-cell table:style-name="ce108" office:value-type="string" calcext:value-type="string">
            <text:p>shaker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sliderslide</text:p>
          </table:table-cell>
          <table:covered-table-cell/>
          <table:table-cell table:style-name="ce310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text:p>soft-sliderwhistle</text:p>
          </table:table-cell>
          <table:covered-table-cell table:style-name="ce319"/>
          <table:covered-table-cell/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Drum</text:p>
            <text:p>Sample Set</text:p>
          </table:table-cell>
          <table:table-cell table:style-name="ce90" office:value-type="string" calcext:value-type="string">
            <text:p>drum-hitnormal</text:p>
          </table:table-cell>
          <table:table-cell table:style-name="ce112" office:value-type="string" calcext:value-type="string" table:number-columns-spanned="1" table:number-rows-spanned="7">
            <text:p>general default hitsound sample set for all modes except osu!taiko</text:p>
          </table:table-cell>
          <table:table-cell table:style-name="ce323" office:value-type="string" calcext:value-type="string">
            <text:p>high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hitclap</text:p>
          </table:table-cell>
          <table:covered-table-cell/>
          <table:table-cell table:style-name="ce108" office:value-type="string" calcext:value-type="string">
            <text:p>mid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hitfinish</text:p>
          </table:table-cell>
          <table:covered-table-cell/>
          <table:table-cell table:style-name="ce108" office:value-type="string" calcext:value-type="string">
            <text:p>low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hitwhistle</text:p>
          </table:table-cell>
          <table:covered-table-cell/>
          <table:table-cell table:style-name="ce108" office:value-type="string" calcext:value-type="string">
            <text:p>open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slidertick</text:p>
          </table:table-cell>
          <table:covered-table-cell/>
          <table:table-cell table:style-name="ce108" office:value-type="string" calcext:value-type="string">
            <text:p>light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sliderslide</text:p>
          </table:table-cell>
          <table:covered-table-cell/>
          <table:table-cell table:style-name="ce310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8" office:value-type="string" calcext:value-type="string">
            <text:p>drum-sliderwhistle</text:p>
          </table:table-cell>
          <table:covered-table-cell table:style-name="ce103"/>
          <table:covered-table-cell/>
          <table:table-cell table:number-columns-repeated="1020"/>
        </table:table-row>
        <table:table-row table:style-name="ro1">
          <table:table-cell table:style-name="ce75" office:value-type="string" calcext:value-type="string" table:number-columns-spanned="1" table:number-rows-spanned="2">
            <text:p>osu! -</text:p>
            <text:p>Spinner Sounds</text:p>
          </table:table-cell>
          <table:table-cell table:style-name="ce91" office:value-type="string" calcext:value-type="string">
            <text:p>spinnerspin</text:p>
          </table:table-cell>
          <table:table-cell table:style-name="ce99" office:value-type="string" calcext:value-type="string" table:number-columns-spanned="2" table:number-rows-spanned="1">
            <office:annotation draw:style-name="gr12" draw:text-style-name="P2" svg:width="8.4228in" svg:height="0.3752in" svg:x="7.9067in" svg:y="20.939in" draw:caption-point-x="4.261in" draw:caption-point-y="-0.3189in">
              <dc:date>2022-03-01T00:00:00</dc:date>
              <text:p text:style-name="P1"><text:span text:style-name="T1">pitch gain can be disabled in the skin.ini via "SpinnerFrequencyModulate"</text:span></text:p>
            </office:annotation>
            <text:p>played when spinning, sound gets looped, pitches up over time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8"/>
          <table:table-cell table:style-name="ce92" office:value-type="string" calcext:value-type="string">
            <text:p>spinnerbonus</text:p>
          </table:table-cell>
          <table:table-cell table:style-name="ce100" office:value-type="string" calcext:value-type="string" table:number-columns-spanned="2" table:number-rows-spanned="1">
            <text:p>plays after a spinner is completed for every 1000 bonus points awarded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76" office:value-type="string" calcext:value-type="string" table:number-columns-spanned="1" table:number-rows-spanned="4">
            <text:p>osu!taiko -</text:p>
            <text:p>Normal</text:p>
            <text:p>Sample Set</text:p>
          </table:table-cell>
          <table:table-cell table:style-name="ce93" office:value-type="string" calcext:value-type="string">
            <text:p>taiko-normal-hitnormal</text:p>
          </table:table-cell>
          <table:table-cell table:style-name="ce310" office:value-type="string" calcext:value-type="string" table:number-columns-spanned="1" table:number-rows-spanned="4">
            <text:p>osu!taiko-specific default hitsound sample set</text:p>
          </table:table-cell>
          <table:table-cell table:style-name="ce108" office:value-type="string" calcext:value-type="string">
            <office:annotation draw:style-name="gr8" draw:text-style-name="P2" svg:width="5.3362in" svg:height="0.3748in" svg:x="12.3276in" svg:y="21.374in" draw:caption-point-x="-0.1598in" draw:caption-point-y="-0.3193in">
              <dc:date>2022-03-01T00:00:00</dc:date>
              <text:p text:style-name="P1"><text:span text:style-name="T1">mapped with no additions</text:span></text:p>
            </office:annotation>
            <text:p>for centre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clap</text:p>
          </table:table-cell>
          <table:covered-table-cell/>
          <table:table-cell table:style-name="ce108" office:value-type="string" calcext:value-type="string">
            <office:annotation draw:style-name="gr8" draw:text-style-name="P2" svg:width="5.3362in" svg:height="0.3748in" svg:x="12.3276in" svg:y="21.5909in" draw:caption-point-x="-0.1598in" draw:caption-point-y="-0.3189in">
              <dc:date>2022-03-01T00:00:00</dc:date>
              <text:p text:style-name="P1"><text:span text:style-name="T1">mapped with clap or whistle addtion</text:span></text:p>
            </office:annotation>
            <text:p>for rim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finish</text:p>
          </table:table-cell>
          <table:covered-table-cell/>
          <table:table-cell table:style-name="ce108" office:value-type="string" calcext:value-type="string">
            <office:annotation draw:style-name="gr8" draw:text-style-name="P2" svg:width="5.3362in" svg:height="0.3748in" svg:x="12.3276in" svg:y="21.8083in" draw:caption-point-x="-0.1598in" draw:caption-point-y="-0.3189in">
              <dc:date>2022-03-01T00:00:00</dc:date>
              <text:p text:style-name="P1"><text:span text:style-name="T1">mapped with only finish addition</text:span></text:p>
            </office:annotation>
            <text:p>for strong centre notes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93" office:value-type="string" calcext:value-type="string">
            <text:p>taiko-normal-hitwhistle</text:p>
          </table:table-cell>
          <table:covered-table-cell/>
          <table:table-cell table:style-name="ce108" office:value-type="string" calcext:value-type="string">
            <office:annotation draw:style-name="gr12" draw:text-style-name="P2" svg:width="5.3362in" svg:height="0.3752in" svg:x="12.3276in" svg:y="22.0256in" draw:caption-point-x="-0.1598in" draw:caption-point-y="-0.3189in">
              <dc:date>2022-03-01T00:00:00</dc:date>
              <text:p text:style-name="P1"><text:span text:style-name="T1">mapped with clap or whistle + finish additions</text:span></text:p>
            </office:annotation>
            <text:p>for strong rim notes</text:p>
          </table:table-cell>
          <table:table-cell table:number-columns-repeated="1020"/>
        </table:table-row>
        <table:table-row table:style-name="ro1">
          <table:table-cell table:style-name="ce77" office:value-type="string" calcext:value-type="string" table:number-columns-spanned="1" table:number-rows-spanned="4">
            <text:p>osu!taiko -</text:p>
            <text:p>Soft</text:p>
            <text:p>Sample Set</text:p>
          </table:table-cell>
          <table:table-cell table:style-name="ce94" office:value-type="string" calcext:value-type="string">
            <text:p>taiko-soft-hitnormal</text:p>
          </table:table-cell>
          <table:table-cell table:style-name="ce113" office:value-type="string" calcext:value-type="string" table:number-columns-spanned="2" table:number-rows-spanned="4">
            <text:p>osu!taiko-specific soft hitsound sample set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95" office:value-type="string" calcext:value-type="string">
            <text:p>taiko-soft-hitwhistle</text:p>
          </table:table-cell>
          <table:covered-table-cell table:number-columns-repeated="2" table:style-name="ce319"/>
          <table:table-cell table:number-columns-repeated="1020"/>
        </table:table-row>
        <table:table-row table:style-name="ro1">
          <table:table-cell table:style-name="ce78" office:value-type="string" calcext:value-type="string" table:number-columns-spanned="1" table:number-rows-spanned="4">
            <text:p>osu!taiko -</text:p>
            <text:p>Drum</text:p>
            <text:p>Sample Set</text:p>
          </table:table-cell>
          <table:table-cell table:style-name="ce93" office:value-type="string" calcext:value-type="string">
            <text:p>taiko-drum-hitnormal</text:p>
          </table:table-cell>
          <table:table-cell table:style-name="ce310" office:value-type="string" calcext:value-type="string" table:number-columns-spanned="2" table:number-rows-spanned="4">
            <text:p>osu!taiko-specific drum hitsound sample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whistle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n.ini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number-columns-repeated="1015" table:default-cell-style-name="Default"/>
        <table:table-row table:style-name="ro4">
          <table:table-cell table:style-name="ce115" office:value-type="string" calcext:value-type="string" table:number-columns-spanned="9" table:number-rows-spanned="1">
            <text:p>Make sure you use the section headers "[*]" and put all lines under their designated sections! All lines are case sensitive!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29" office:value-type="string" calcext:value-type="string">
            <office:annotation draw:style-name="gr9" draw:text-style-name="P2" svg:width="8.3118in" svg:height="0.8122in" svg:x="2.7028in" svg:y="0.5654in" draw:caption-point-x="-0.1602in" draw:caption-point-y="-0.3189in">
              <dc:date>2022-03-01T00:00:00</dc:date>
              <text:p text:style-name="P1"><text:span text:style-name="T1">commmands are the questions to the right compressed into a code line</text:span></text:p>
              <text:p text:style-name="P1"><text:span text:style-name="T1"/></text:p>
              <text:p text:style-name="P1"><text:span text:style-name="T1">all lines are case sensitive so follow the proper spelling and capitalisation</text:span></text:p>
            </office:annotation>
            <text:p>Command</text:p>
          </table:table-cell>
          <table:table-cell table:style-name="ce136" office:value-type="string" calcext:value-type="string">
            <office:annotation draw:style-name="gr8" draw:text-style-name="P2" svg:width="6.6583in" svg:height="0.3748in" svg:x="6.0209in" svg:y="0.5654in" draw:caption-point-x="-0.1602in" draw:caption-point-y="-0.3189in">
              <dc:date>2022-03-01T00:00:00</dc:date>
              <text:p text:style-name="P1"><text:span text:style-name="T1">answers to these questions are given in the values</text:span></text:p>
            </office:annotation>
            <text:p>Question</text:p>
          </table:table-cell>
          <table:table-cell table:style-name="ce329" office:value-type="string" calcext:value-type="string" table:number-columns-spanned="4" table:number-rows-spanned="1">
            <office:annotation draw:style-name="gr10" draw:text-style-name="P2" svg:width="6.7685in" svg:height="0.5937in" svg:x="7.6854in" svg:y="0.5654in" draw:caption-point-x="4.8335in" draw:caption-point-y="-0.3189in">
              <dc:date>2022-03-01T00:00:00</dc:date>
              <text:p text:style-name="P1"><text:span text:style-name="T1">most values are a switch type:</text:span></text:p>
              <text:p text:style-name="P1"><text:span text:style-name="T1">0 = no; 1 = yes</text:span></text:p>
            </office:annotation>
            <text:p>Values</text:p>
          </table:table-cell>
          <table:covered-table-cell table:number-columns-repeated="3" table:style-name="ce319"/>
          <table:table-cell table:style-name="ce136" office:value-type="string" calcext:value-type="string">
            <text:p>Default Value</text:p>
          </table:table-cell>
          <table:table-cell table:style-name="ce329" office:value-type="string" calcext:value-type="string" table:number-columns-spanned="2" table:number-rows-spanned="1">
            <text:p>Notes</text:p>
          </table:table-cell>
          <table:covered-table-cell table:style-name="ce319"/>
          <table:table-cell table:number-columns-repeated="1015"/>
        </table:table-row>
        <table:table-row table:style-name="ro2">
          <table:table-cell table:style-name="ce117" office:value-type="string" calcext:value-type="string">
            <text:p>[General]</text:p>
          </table:table-cell>
          <table:table-cell table:style-name="ce137" office:value-type="string" calcext:value-type="string">
            <text:p>What kind of settings are defined in this section?</text:p>
          </table:table-cell>
          <table:table-cell table:style-name="ce154" table:number-columns-spanned="4" table:number-rows-spanned="1"/>
          <table:covered-table-cell table:number-columns-repeated="3"/>
          <table:table-cell table:style-name="ce172" office:value-type="string" calcext:value-type="string">
            <text:p>based on unmodified settings</text:p>
          </table:table-cell>
          <table:table-cell table:style-name="ce185" office:value-type="string" calcext:value-type="string">
            <text:p>headers enable all commands under their section</text:p>
          </table:table-cell>
          <table:table-cell table:style-name="ce185" office:value-type="string" calcext:value-type="string">
            <office:annotation draw:style-name="gr14" draw:text-style-name="P2" svg:width="5.3362in" svg:height="0.3902in" svg:x="20.6484in" svg:y="0.7752in" draw:caption-point-x="-0.1598in" draw:caption-point-y="-0.3114in">
              <dc:date>2022-03-01T00:00:00</dc:date>
              <text:p text:style-name="P1"><text:span text:style-name="T1">inline comments can help others understand what this line can change or what colour or function it currently has</text:span></text:p>
            </office:annotation>
            <text:p>inline comments must be indicated with "//"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Name</text:p>
          </table:table-cell>
          <table:table-cell table:style-name="ce138" office:value-type="string" calcext:value-type="string">
            <text:p>What is the name of this skin?</text:p>
          </table:table-cell>
          <table:table-cell table:style-name="ce368" office:value-type="string" calcext:value-type="string" table:number-columns-spanned="4" table:number-rows-spanned="1">
            <text:p>skin name</text:p>
          </table:table-cell>
          <table:covered-table-cell table:number-columns-repeated="3" table:style-name="ce169"/>
          <table:table-cell table:style-name="ce173" office:value-type="string" calcext:value-type="string">
            <text:p>-</text:p>
          </table:table-cell>
          <table:table-cell table:style-name="ce368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19" office:value-type="string" calcext:value-type="string">
            <text:p>Author</text:p>
          </table:table-cell>
          <table:table-cell table:style-name="ce137" office:value-type="string" calcext:value-type="string">
            <text:p>Who is the author of this skin?</text:p>
          </table:table-cell>
          <table:table-cell table:style-name="ce369" office:value-type="string" calcext:value-type="string" table:number-columns-spanned="4" table:number-rows-spanned="1">
            <text:p>skin creator</text:p>
          </table:table-cell>
          <table:covered-table-cell table:number-columns-repeated="3"/>
          <table:table-cell table:style-name="ce387" office:value-type="string" calcext:value-type="string">
            <text:p>-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5">
          <table:table-cell table:style-name="ce119" office:value-type="string" calcext:value-type="string">
            <text:p>Version</text:p>
          </table:table-cell>
          <table:table-cell table:style-name="ce137" office:value-type="string" calcext:value-type="string">
            <text:p>Which version does this skin support?</text:p>
          </table:table-cell>
          <table:table-cell table:style-name="ce157" office:value-type="string" calcext:value-type="string">
            <text:p>1</text:p>
            <text:p>(old style skin)</text:p>
          </table:table-cell>
          <table:table-cell table:style-name="ce157" office:value-type="string" calcext:value-type="string">
            <text:p>2</text:p>
            <text:p>(basic new style skin)</text:p>
          </table:table-cell>
          <table:table-cell table:style-name="ce157" office:value-type="string" calcext:value-type="string">
            <text:p>2.X</text:p>
            <text:p>(derived</text:p>
            <text:p>new style skin)</text:p>
          </table:table-cell>
          <table:table-cell table:style-name="ce157" office:value-type="string" calcext:value-type="string">
            <office:annotation draw:style-name="gr12" draw:text-style-name="P2" svg:width="9.3035in" svg:height="0.3752in" svg:x="12.6791in" svg:y="1.6354in" draw:caption-point-x="-0.1602in" draw:caption-point-y="-0.3189in">
              <dc:date>2022-03-01T00:00:00</dc:date>
              <text:p text:style-name="P1"><text:span text:style-name="T1">folder named "User" defaults to latest and is fixed (no changes to Version possible)</text:span></text:p>
            </office:annotation>
            <text:p>latest</text:p>
            <text:p>(for personal skins)</text:p>
          </table:table-cell>
          <table:table-cell table:style-name="ce387" office:value-type="string" calcext:value-type="string">
            <text:p>varies (see remarks at the right)</text:p>
          </table:table-cell>
          <table:table-cell table:style-name="ce157" office:value-type="string" calcext:value-type="string">
            <text:p>defaults to V1 if skin.ini is available, but not defined</text:p>
          </table:table-cell>
          <table:table-cell table:style-name="ce157" office:value-type="string" calcext:value-type="string">
            <text:p>defaults to latest if no skin.ini is available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CursorExpand</text:p>
          </table:table-cell>
          <table:table-cell table:style-name="ce138" office:value-type="string" calcext:value-type="string">
            <text:p>Should the cursor expand on clicking?</text:p>
          </table:table-cell>
          <table:table-cell table:style-name="ce368" office:value-type="string" calcext:value-type="string" table:number-columns-spanned="2" table:number-rows-spanned="1">
            <text:p>0</text:p>
            <text:p>(not expanding)</text:p>
          </table:table-cell>
          <table:covered-table-cell table:style-name="ce169"/>
          <table:table-cell table:style-name="ce368" office:value-type="string" calcext:value-type="string" table:number-columns-spanned="2" table:number-rows-spanned="1">
            <text:p>1</text:p>
            <text:p>(expand on click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368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19" office:value-type="string" calcext:value-type="string">
            <text:p>CursorCentre</text:p>
          </table:table-cell>
          <table:table-cell table:style-name="ce137" office:value-type="string" calcext:value-type="string">
            <text:p>Should the cursor be centered?</text:p>
          </table:table-cell>
          <table:table-cell table:style-name="ce369" office:value-type="string" calcext:value-type="string" table:number-columns-spanned="2" table:number-rows-spanned="1">
            <text:p>0</text:p>
            <text:p>(top left corner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centered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applies to all cursor layers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Rotate</text:p>
          </table:table-cell>
          <table:table-cell table:style-name="ce137" office:value-type="string" calcext:value-type="string">
            <text:p>Should the cursor rotate?</text:p>
          </table:table-cell>
          <table:table-cell table:style-name="ce369" office:value-type="string" calcext:value-type="string" table:number-columns-spanned="2" table:number-rows-spanned="2">
            <text:p>0</text:p>
            <text:p>(no rotation)</text:p>
          </table:table-cell>
          <table:covered-table-cell/>
          <table:table-cell table:style-name="ce369" office:value-type="string" calcext:value-type="string" table:number-columns-spanned="2" table:number-rows-spanned="2">
            <text:p>1</text:p>
            <text:p>(rotation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TrailRotate</text:p>
          </table:table-cell>
          <table:table-cell table:style-name="ce137" office:value-type="string" calcext:value-type="string">
            <text:p>Should the cursortrail rotate?</text:p>
          </table:table-cell>
          <table:covered-table-cell table:number-columns-repeated="4"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5">
          <table:table-cell table:style-name="ce119" office:value-type="string" calcext:value-type="string">
            <text:p>AnimationFramerate</text:p>
          </table:table-cell>
          <table:table-cell table:style-name="ce137" office:value-type="string" calcext:value-type="string">
            <text:p>How many frames should be displayed by most animations in one second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office:annotation draw:style-name="gr14" draw:text-style-name="P2" svg:width="8.8626in" svg:height="0.3902in" svg:x="14.4539in" svg:y="3.5173in" draw:caption-point-x="-0.1598in" draw:caption-point-y="-0.3114in">
              <dc:date>2022-03-01T00:00:00</dc:date>
              <text:p text:style-name="P1"><text:span text:style-name="T1">framerate is dependent on the individual animation's framecount, the game tries to display all available frames during 1 second with a few exceptions</text:span></text:p>
            </office:annotation>
            <text:p>not defined</text:p>
            <text:p>(animations have their own initial framerate)</text:p>
          </table:table-cell>
          <table:table-cell table:style-name="ce157" office:value-type="string" calcext:value-type="string">
            <text:p>framerate for most animations with exceptions</text:p>
          </table:table-cell>
          <table:table-cell table:style-name="ce157" office:value-type="string" calcext:value-type="string">
            <text:p>some exceptions: circleoverlays, sliderball, pippidon,</text:p>
            <text:p>mania notes, mania lighting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LayeredHitSounds</text:p>
          </table:table-cell>
          <table:table-cell table:style-name="ce139" office:value-type="string" calcext:value-type="string">
            <text:p>Should the hitnormal sounds always be played?</text:p>
          </table:table-cell>
          <table:table-cell table:style-name="ce369" office:value-type="string" calcext:value-type="string" table:number-columns-spanned="2" table:number-rows-spanned="1">
            <text:p>0</text:p>
            <text:p>(no hitnormal on additions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hitnormal on additions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2">
          <table:table-cell table:style-name="ce120" office:value-type="string" calcext:value-type="string">
            <text:p>ComboBurstRandom</text:p>
          </table:table-cell>
          <table:table-cell table:style-name="ce139" office:value-type="string" calcext:value-type="string">
            <text:p>Should combobursts be shown in a random order?</text:p>
          </table:table-cell>
          <table:table-cell table:style-name="ce369" office:value-type="string" calcext:value-type="string" table:number-columns-spanned="2" table:number-rows-spanned="1">
            <text:p>0</text:p>
            <text:p>(appear in order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random order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5">
          <table:table-cell table:style-name="ce120" office:value-type="string" calcext:value-type="string">
            <text:p>CustomComboBurstSounds</text:p>
          </table:table-cell>
          <table:table-cell table:style-name="ce139" office:value-type="string" calcext:value-type="string">
            <text:p>On which combo marks should the comboburst sounds be played?</text:p>
          </table:table-cell>
          <table:table-cell table:style-name="ce157" office:value-type="string" calcext:value-type="string">
            <text:p>list of integers,</text:p>
            <text:p>mark for "-0" to be played,</text:p>
          </table:table-cell>
          <table:table-cell table:style-name="ce157" office:value-type="string" calcext:value-type="string">
            <text:p>mark for "-1" to be played,</text:p>
          </table:table-cell>
          <table:table-cell table:style-name="ce157" office:value-type="string" calcext:value-type="string">
            <text:p>mark for "-2" to be played, ...</text:p>
          </table:table-cell>
          <table:table-cell table:style-name="ce157" office:value-type="string" calcext:value-type="string">
            <text:p>..., mark for "-n" to be played</text:p>
          </table:table-cell>
          <table:table-cell table:style-name="ce387" office:value-type="string" calcext:value-type="string">
            <text:p>not defined</text:p>
          </table:table-cell>
          <table:table-cell table:style-name="ce369" office:value-type="string" calcext:value-type="string" table:number-columns-spanned="2" table:number-rows-spanned="1">
            <office:annotation draw:style-name="gr12" draw:text-style-name="P2" svg:width="7.0992in" svg:height="0.3752in" svg:x="17.5512in" svg:y="4.9799in" draw:caption-point-x="2.9374in" draw:caption-point-y="-0.3189in">
              <dc:date>2022-03-01T00:00:00</dc:date>
              <text:p text:style-name="P1"><text:span text:style-name="T1">comboburst.wav will not be used when this command is active</text:span></text:p>
            </office:annotation>
            <text:p>comboburst-n.wav appearance on definable combo marks</text:p>
          </table:table-cell>
          <table:covered-table-cell/>
          <table:table-cell table:number-columns-repeated="1015"/>
        </table:table-row>
        <table:table-row table:style-name="ro2">
          <table:table-cell table:style-name="ce121" office:value-type="string" calcext:value-type="string">
            <text:p>HitCircleOverlayAboveNumber</text:p>
          </table:table-cell>
          <table:table-cell table:style-name="ce140" office:value-type="string" calcext:value-type="string">
            <text:p>Should the hitcircleoverlay be drawn above the numbers?</text:p>
          </table:table-cell>
          <table:table-cell table:style-name="ce368" office:value-type="string" calcext:value-type="string" table:number-columns-spanned="2" table:number-rows-spanned="1">
            <text:p>0</text:p>
            <text:p>(numbers above overlay)</text:p>
          </table:table-cell>
          <table:covered-table-cell table:style-name="ce169"/>
          <table:table-cell table:style-name="ce368" office:value-type="string" calcext:value-type="string" table:number-columns-spanned="2" table:number-rows-spanned="1">
            <text:p>1</text:p>
            <text:p>(numbers below overlay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368" office:value-type="string" calcext:value-type="string" table:number-columns-spanned="2" table:number-rows-spanned="1">
            <text:p>HitCircleOverlayAboveNumer still works for legacy support (misspelling)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2" office:value-type="string" calcext:value-type="string">
            <text:p>SliderStyle</text:p>
          </table:table-cell>
          <table:table-cell table:style-name="ce141" office:value-type="string" calcext:value-type="string">
            <text:p>What filling should your sliders have?</text:p>
          </table:table-cell>
          <table:table-cell table:style-name="ce158" office:value-type="string" calcext:value-type="string" table:number-columns-spanned="2" table:number-rows-spanned="1">
            <text:p>1</text:p>
            <text:p>(segments)</text:p>
          </table:table-cell>
          <table:covered-table-cell/>
          <table:table-cell table:style-name="ce158" office:value-type="string" calcext:value-type="string" table:number-columns-spanned="2" table:number-rows-spanned="1">
            <text:p>2</text:p>
            <text:p>(gradient)</text:p>
          </table:table-cell>
          <table:covered-table-cell/>
          <table:table-cell table:style-name="ce175" office:value-type="string" calcext:value-type="string">
            <text:p>2</text:p>
          </table:table-cell>
          <table:table-cell table:style-name="ce186" office:value-type="string" calcext:value-type="string" table:number-columns-spanned="2" table:number-rows-spanned="1">
            <office:annotation draw:style-name="gr8" draw:text-style-name="P2" svg:width="7.0992in" svg:height="0.3748in" svg:x="17.5512in" svg:y="6.0169in" draw:caption-point-x="2.9374in" draw:caption-point-y="-0.3193in">
              <dc:date>2022-03-01T00:00:00</dc:date>
              <text:p text:style-name="P1"><text:span text:style-name="T1">OpenGL doesn't support the segmented sliderstyle</text:span></text:p>
            </office:annotation>
            <text:p>only works on Stable (Fallback)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BallFlip</text:p>
          </table:table-cell>
          <table:table-cell table:style-name="ce142" office:value-type="string" calcext:value-type="string">
            <text:p>Should the sliderball flip when it passes the reversearow?</text:p>
          </table:table-cell>
          <table:table-cell table:style-name="ce369" office:value-type="string" calcext:value-type="string" table:number-columns-spanned="2" table:number-rows-spanned="1">
            <text:p>0</text:p>
            <text:p>(holds direction on return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resets direction on return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if the sprite is upside down it stays upside down on the reverse tick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AllowSliderBallTint</text:p>
          </table:table-cell>
          <table:table-cell table:style-name="ce142" office:value-type="string" calcext:value-type="string">
            <text:p>Should the sliderball be tinted in combo colours?</text:p>
          </table:table-cell>
          <table:table-cell table:style-name="ce369" office:value-type="string" calcext:value-type="string" table:number-columns-spanned="2" table:number-rows-spanned="1">
            <text:p>0</text:p>
            <text:p>(no tinting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tinted in combo colours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default sliderball always gets tinted if enabled in options</text:p>
          </table:table-cell>
          <table:covered-table-cell/>
          <table:table-cell table:number-columns-repeated="1015"/>
        </table:table-row>
        <table:table-row table:style-name="ro2">
          <table:table-cell table:style-name="ce124" office:value-type="string" calcext:value-type="string">
            <text:p>SpinnerNoBlink</text:p>
          </table:table-cell>
          <table:table-cell table:style-name="ce143" office:value-type="string" calcext:value-type="string">
            <text:p>Should the highest bar of the metre stay visible all the time?</text:p>
          </table:table-cell>
          <table:table-cell table:style-name="ce159" office:value-type="string" calcext:value-type="string" table:number-columns-spanned="2" table:number-rows-spanned="1">
            <text:p>0</text:p>
            <text:p>(highest metre bar blinks)</text:p>
          </table:table-cell>
          <table:covered-table-cell table:style-name="ce170"/>
          <table:table-cell table:style-name="ce159" office:value-type="string" calcext:value-type="string" table:number-columns-spanned="2" table:number-rows-spanned="1">
            <text:p>1</text:p>
            <text:p>(highest metre bar won't blink)</text:p>
          </table:table-cell>
          <table:covered-table-cell table:style-name="ce170"/>
          <table:table-cell table:style-name="ce176" office:value-type="string" calcext:value-type="string">
            <text:p>0</text:p>
          </table:table-cell>
          <table:table-cell table:style-name="ce159" office:value-type="string" calcext:value-type="string" table:number-columns-spanned="2" table:number-rows-spanned="1">
            <text:p>for old style spinners using spinner-metre.png</text:p>
          </table:table-cell>
          <table:covered-table-cell table:style-name="ce170"/>
          <table:table-cell table:number-columns-repeated="1015"/>
        </table:table-row>
        <table:table-row table:style-name="ro2">
          <table:table-cell table:style-name="ce123" office:value-type="string" calcext:value-type="string">
            <text:p>SpinnerFadePlayfield</text:p>
          </table:table-cell>
          <table:table-cell table:style-name="ce142" office:value-type="string" calcext:value-type="string">
            <text:p>Should the spinner add black bars during spins?</text:p>
          </table:table-cell>
          <table:table-cell table:style-name="ce369" office:value-type="string" calcext:value-type="string" table:number-columns-spanned="2" table:number-rows-spanned="1">
            <text:p>0</text:p>
            <text:p>(no black bars during spins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black bars during spins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157" office:value-type="string" calcext:value-type="string">
            <office:annotation draw:style-name="gr8" draw:text-style-name="P2" svg:width="7.0992in" svg:height="0.3748in" svg:x="17.5512in" svg:y="7.689in" draw:caption-point-x="-0.1598in" draw:caption-point-y="-0.3189in">
              <dc:date>2022-03-01T00:00:00</dc:date>
              <text:p text:style-name="P1"><text:span text:style-name="T1">most notable when playing with a 4:3 optimized spinner on a 16:9 display and low background dim</text:span></text:p>
            </office:annotation>
            <text:p>adds two black bars above and beyond the spinner-background</text:p>
          </table:table-cell>
          <table:table-cell table:style-name="ce157" office:value-type="string" calcext:value-type="string">
            <text:p>best used for old style spinners with a solid background (non transparent)</text:p>
          </table:table-cell>
          <table:table-cell table:number-columns-repeated="1015"/>
        </table:table-row>
        <table:table-row table:style-name="ro2">
          <table:table-cell table:style-name="ce123" office:value-type="string" calcext:value-type="string">
            <text:p>SpinnerFrequencyModulate</text:p>
          </table:table-cell>
          <table:table-cell table:style-name="ce142" office:value-type="string" calcext:value-type="string">
            <text:p>Should the spinnerspin sound pitch up the longer the spinner goes?</text:p>
          </table:table-cell>
          <table:table-cell table:style-name="ce369" office:value-type="string" calcext:value-type="string" table:number-columns-spanned="2" table:number-rows-spanned="1">
            <text:p>0</text:p>
            <text:p>(stays the same frequency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pitches up during spins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starts at a low pitch and raises up to a maximum</text:p>
          </table:table-cell>
          <table:covered-table-cell/>
          <table:table-cell table:number-columns-repeated="1015"/>
        </table:table-row>
        <table:table-row table:style-name="ro2">
          <table:table-cell table:style-name="ce125" office:value-type="string" calcext:value-type="string">
            <text:p>[Colour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0" table:formula="of:=HYPERLINK(&quot;https://en.wikipedia.org/wiki/RGB_color_model&quot;;&quot;colours use the RGB colour model&quot;)" office:value-type="string" office:string-value="colours use the RGB colour model" calcext:value-type="string" table:number-columns-spanned="2" table:number-rows-spanned="1">
            <text:p>colours use the RGB colour model</text:p>
          </table:table-cell>
          <table:covered-table-cell table:style-name="ce114"/>
          <table:table-cell table:style-name="ce378" office:value-type="string" calcext:value-type="string" table:number-columns-spanned="2" table:number-rows-spanned="1">
            <office:annotation draw:style-name="gr16" draw:text-style-name="P2" svg:width="9.6339in" svg:height="1.0311in" svg:x="11.0146in" svg:y="8.5248in" draw:caption-point-x="1.5043in" draw:caption-point-y="-0.3189in">
              <dc:date>2022-03-01T00:00:00</dc:date>
              <text:p text:style-name="P1"><text:span text:style-name="T1">RGB(a) values on lines using normal RGB will ignore the alpha value (opacity)</text:span></text:p>
              <text:p text:style-name="P1"><text:span text:style-name="T1">mostly used in osu!mania colouring</text:span></text:p>
              <text:p text:style-name="P1"><text:span text:style-name="T1"/></text:p>
              <text:p text:style-name="P1"><text:span text:style-name="T1">RGB on lines supporting RGB(a) set the missing alpha value to 255</text:span></text:p>
            </office:annotation>
            <text:p>RGB(a) usable on selected lines</text:p>
          </table:table-cell>
          <table:covered-table-cell table:style-name="ce114"/>
          <table:table-cell table:style-name="ce177"/>
          <table:table-cell table:style-name="ce378" office:value-type="string" calcext:value-type="string" table:number-columns-spanned="2" table:number-rows-spanned="1">
            <text:p>enables custom colouring </text:p>
          </table:table-cell>
          <table:covered-table-cell table:style-name="ce114"/>
          <table:table-cell table:number-columns-repeated="1015"/>
        </table:table-row>
        <table:table-row table:style-name="ro2">
          <table:table-cell table:style-name="ce118" office:value-type="string" calcext:value-type="string">
            <text:p>SongSelectActiveText</text:p>
          </table:table-cell>
          <table:table-cell table:style-name="ce138" office:value-type="string" calcext:value-type="string">
            <text:p>What colour should the text of the active panel be tinted in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0,0,0</text:p>
          </table:table-cell>
          <table:table-cell table:style-name="ce368" office:value-type="string" calcext:value-type="string" table:number-columns-spanned="2" table:number-rows-spanned="1">
            <text:p>the currently selected beatmap (in a set)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19" office:value-type="string" calcext:value-type="string">
            <text:p>SongSelectInactiveText</text:p>
          </table:table-cell>
          <table:table-cell table:style-name="ce137" office:value-type="string" calcext:value-type="string">
            <text:p>What colour should the text of the inactive panels be tint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2">
          <table:table-cell table:style-name="ce119" office:value-type="string" calcext:value-type="string">
            <text:p>MenuGlow</text:p>
          </table:table-cell>
          <table:table-cell table:style-name="ce137" office:value-type="string" calcext:value-type="string">
            <text:p>What colour should the spectrum bars be colour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0,78,155</text:p>
          </table:table-cell>
          <table:table-cell table:style-name="ce187" table:formula="of:=HYPERLINK(&quot;https://osu.ppy.sh/home/support&quot;;&quot;only osu!supporters can see custom colours&quot;)" office:value-type="string" office:string-value="only osu!supporters can see custom colours" calcext:value-type="string">
            <text:p>only osu!supporters can see custom colours</text:p>
          </table:table-cell>
          <table:table-cell table:style-name="ce157" office:value-type="string" calcext:value-type="string">
            <text:p>colour of the strobes</text:p>
          </table:table-cell>
          <table:table-cell table:number-columns-repeated="1015"/>
        </table:table-row>
        <table:table-row table:style-name="ro2">
          <table:table-cell table:style-name="ce126" office:value-type="string" calcext:value-type="string">
            <text:p>StarBreakAdditive</text:p>
          </table:table-cell>
          <table:table-cell table:style-name="ce145" office:value-type="string" calcext:value-type="string">
            <text:p>What colour should be added to star2 during breaks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82,193</text:p>
          </table:table-cell>
          <table:table-cell table:style-name="ce368" office:value-type="string" calcext:value-type="string" table:number-columns-spanned="2" table:number-rows-spanned="1">
            <text:p>colour of star2.png during breaks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7" office:value-type="string" calcext:value-type="string">
            <text:p>InputOverlayText</text:p>
          </table:table-cell>
          <table:table-cell table:style-name="ce146" office:value-type="string" calcext:value-type="string">
            <text:p>What colour should the numbers on the input keys be tint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8" office:value-type="string" calcext:value-type="string">
            <text:p>0,0,0</text:p>
          </table:table-cell>
          <table:table-cell table:style-name="ce188" office:value-type="string" calcext:value-type="string">
            <text:p>tints the numbers shown on the inputoverlay (for osu! and osu!catch)</text:p>
          </table:table-cell>
          <table:table-cell table:style-name="ce189" office:value-type="string" calcext:value-type="string">
            <text:p>not for Stable (Fallback)</text:p>
          </table:table-cell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Ball</text:p>
          </table:table-cell>
          <table:table-cell table:style-name="ce142" office:value-type="string" calcext:value-type="string">
            <text:p>What colour should the default sliderball be colour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,170,255</text:p>
          </table:table-cell>
          <table:table-cell table:style-name="ce369" office:value-type="string" calcext:value-type="string" table:number-columns-spanned="2" table:number-rows-spanned="1">
            <text:p>default sliderball's colour if tinting is disabled in options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TrackOverride</text:p>
          </table:table-cell>
          <table:table-cell table:style-name="ce142" office:value-type="string" calcext:value-type="string">
            <text:p>What colour should all sliderbodies be colour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369" office:value-type="string" calcext:value-type="string" table:number-columns-spanned="2" table:number-rows-spanned="1">
            <text:p>if not defined tracks are coloured in combo colours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Border</text:p>
          </table:table-cell>
          <table:table-cell table:style-name="ce142" office:value-type="string" calcext:value-type="string">
            <text:p>What colour should be used for the sliderborder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369" office:value-type="string" calcext:value-type="string" table:number-columns-spanned="2" table:number-rows-spanned="1">
            <text:p>colours that blend with the slider tracks should be avoided to</text:p>
            <text:p>create a good contrast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pinnerBackground</text:p>
          </table:table-cell>
          <table:table-cell table:style-name="ce142" office:value-type="string" calcext:value-type="string">
            <text:p>What colour should be added to the spinner-background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100,100,100</text:p>
          </table:table-cell>
          <table:table-cell table:style-name="ce369" office:value-type="string" calcext:value-type="string" table:number-columns-spanned="2" table:number-rows-spanned="1">
            <text:p>tinting of spinner-background.png</text:p>
          </table:table-cell>
          <table:covered-table-cell/>
          <table:table-cell table:number-columns-repeated="1015"/>
        </table:table-row>
        <table:table-row table:style-name="ro2">
          <table:table-cell table:style-name="ce126" office:value-type="string" calcext:value-type="string">
            <text:p>Combo1</text:p>
          </table:table-cell>
          <table:table-cell table:style-name="ce145" office:value-type="string" calcext:value-type="string">
            <text:p>What colour is used for the last combo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92,0</text:p>
          </table:table-cell>
          <table:table-cell table:style-name="ce368" office:value-type="string" calcext:value-type="string" table:number-columns-spanned="1" table:number-rows-spanned="8">
            <text:p>if a beatmap has custom colours: the beatmap's colours are used</text:p>
            <text:p/>
            <text:p>if a beatmap has no custom colours: the current skin's colours are used</text:p>
            <text:p/>
            <text:p>if beatmap skins are ignored (in the options): the current skin's colours are used</text:p>
          </table:table-cell>
          <table:table-cell table:style-name="ce368" office:value-type="string" calcext:value-type="string">
            <text:p>combo colours are used in</text:p>
            <text:p>osu! and osu!catch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2</text:p>
          </table:table-cell>
          <table:table-cell table:style-name="ce139" office:value-type="string" calcext:value-type="string">
            <text:p>What colour is used for the first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0,202,0</text:p>
          </table:table-cell>
          <table:covered-table-cell/>
          <table:table-cell table:style-name="ce369" office:value-type="string" calcext:value-type="string" table:number-columns-spanned="1" table:number-rows-spanned="7">
            <text:p>optional,</text:p>
            <text:p>only the amount of colours defined are shown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3</text:p>
          </table:table-cell>
          <table:table-cell table:style-name="ce139" office:value-type="string" calcext:value-type="string">
            <text:p>What colour is used for the second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18,124,255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4</text:p>
          </table:table-cell>
          <table:table-cell table:style-name="ce139" office:value-type="string" calcext:value-type="string">
            <text:p>What colour is used for the third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42,24,5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5</text:p>
          </table:table-cell>
          <table:table-cell table:style-name="ce139" office:value-type="string" calcext:value-type="string">
            <text:p>What colour is used for the four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4">
            <text:p>not define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6</text:p>
          </table:table-cell>
          <table:table-cell table:style-name="ce139" office:value-type="string" calcext:value-type="string">
            <text:p>What colour is used for the fif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7</text:p>
          </table:table-cell>
          <table:table-cell table:style-name="ce139" office:value-type="string" calcext:value-type="string">
            <text:p>What colour is used for the six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8</text:p>
          </table:table-cell>
          <table:table-cell table:style-name="ce139" office:value-type="string" calcext:value-type="string">
            <text:p>What colour is used for the seven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2">
          <table:table-cell table:style-name="ce128" office:value-type="string" calcext:value-type="string">
            <text:p>[Font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1" table:number-columns-spanned="4" table:number-rows-spanned="1"/>
          <table:covered-table-cell table:number-columns-repeated="3" table:style-name="ce114"/>
          <table:table-cell table:style-name="ce180"/>
          <table:table-cell table:style-name="ce378" office:value-type="string" calcext:value-type="string">
            <text:p>enables usage of custom number sets and overlap fixes</text:p>
          </table:table-cell>
          <table:table-cell table:style-name="ce190" office:value-type="string" calcext:value-type="string">
            <text:p>overlaps should be adjusted to the SD sprites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HitCirclePrefix</text:p>
          </table:table-cell>
          <table:table-cell table:style-name="ce145" office:value-type="string" calcext:value-type="string">
            <text:p>What prefix is used for the hitcircl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default</text:p>
          </table:table-cell>
          <table:table-cell table:style-name="ce368" office:value-type="string" calcext:value-type="string" table:number-columns-spanned="2" table:number-rows-spanned="1">
            <office:annotation draw:style-name="gr8" draw:text-style-name="P2" svg:width="7.0992in" svg:height="0.3748in" svg:x="17.5512in" svg:y="15.063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0" office:value-type="string" calcext:value-type="string">
            <text:p>HitCircleOverlap</text:p>
          </table:table-cell>
          <table:table-cell table:style-name="ce139" office:value-type="string" calcext:value-type="string">
            <text:p>By how many pixels should the hitcircle numbers overlap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-2</text:p>
          </table:table-cell>
          <table:table-cell table:style-name="ce369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1">
          <table:table-cell table:style-name="ce118" office:value-type="string" calcext:value-type="string">
            <text:p>ScorePrefix</text:p>
          </table:table-cell>
          <table:table-cell table:style-name="ce138" office:value-type="string" calcext:value-type="string">
            <text:p>What prefix is used for the scor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score</text:p>
          </table:table-cell>
          <table:table-cell table:style-name="ce368" office:value-type="string" calcext:value-type="string" table:number-columns-spanned="2" table:number-rows-spanned="1">
            <office:annotation draw:style-name="gr12" draw:text-style-name="P2" svg:width="7.0992in" svg:height="0.3752in" svg:x="17.5512in" svg:y="15.6984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9" office:value-type="string" calcext:value-type="string">
            <text:p>ScoreOverlap</text:p>
          </table:table-cell>
          <table:table-cell table:style-name="ce147" office:value-type="string" calcext:value-type="string">
            <text:p>By how many pixels should the score numbers overlap?</text:p>
          </table:table-cell>
          <table:table-cell table:style-name="ce376" office:value-type="string" calcext:value-type="string" table:number-columns-spanned="4" table:number-rows-spanned="1">
            <text:p>integer</text:p>
          </table:table-cell>
          <table:covered-table-cell table:number-columns-repeated="3" table:style-name="ce171"/>
          <table:table-cell table:style-name="ce181" office:value-type="string" calcext:value-type="string">
            <text:p>-2</text:p>
          </table:table-cell>
          <table:table-cell table:style-name="ce376" office:value-type="string" calcext:value-type="string" table:number-columns-spanned="2" table:number-rows-spanned="1">
            <text:p>negative integers add a gap</text:p>
          </table:table-cell>
          <table:covered-table-cell table:style-name="ce171"/>
          <table:table-cell table:number-columns-repeated="1015"/>
        </table:table-row>
        <table:table-row table:style-name="ro2">
          <table:table-cell table:style-name="ce120" office:value-type="string" calcext:value-type="string">
            <text:p>ComboPrefix</text:p>
          </table:table-cell>
          <table:table-cell table:style-name="ce139" office:value-type="string" calcext:value-type="string">
            <text:p>What prefix is used for the combo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387" office:value-type="string" calcext:value-type="string">
            <text:p>score</text:p>
          </table:table-cell>
          <table:table-cell table:style-name="ce157" office:value-type="string" calcext:value-type="string">
            <text:p>if custom pathed score numbers are set, the root folder's score set is used</text:p>
          </table:table-cell>
          <table:table-cell table:style-name="ce157" office:value-type="string" calcext:value-type="string">
            <office:annotation draw:style-name="gr8" draw:text-style-name="P2" svg:width="5.3362in" svg:height="0.3748in" svg:x="20.6484in" svg:y="16.3339in" draw:caption-point-x="-0.1598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ComboOverlap</text:p>
          </table:table-cell>
          <table:table-cell table:style-name="ce139" office:value-type="string" calcext:value-type="string">
            <text:p>By how many pixels should the combo numbers overlap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-2</text:p>
          </table:table-cell>
          <table:table-cell table:style-name="ce369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2">
          <table:table-cell table:style-name="ce130" office:value-type="string" calcext:value-type="string">
            <text:p>[CatchTheBeat]</text:p>
          </table:table-cell>
          <table:table-cell table:style-name="ce148" office:value-type="string" calcext:value-type="string">
            <text:p>What kind of settings are defined in this section?</text:p>
          </table:table-cell>
          <table:table-cell table:style-name="ce164" table:number-columns-spanned="4" table:number-rows-spanned="1"/>
          <table:covered-table-cell table:number-columns-repeated="3" table:style-name="ce114"/>
          <table:table-cell table:style-name="ce177"/>
          <table:table-cell table:style-name="ce378" office:value-type="string" calcext:value-type="string" table:number-columns-spanned="2" table:number-rows-spanned="1">
            <text:p>enables custom colouring of Hyperdash instances</text:p>
          </table:table-cell>
          <table:covered-table-cell table:style-name="ce114"/>
          <table:table-cell table:number-columns-repeated="1015"/>
        </table:table-row>
        <table:table-row table:style-name="ro2">
          <table:table-cell table:style-name="ce131" office:value-type="string" calcext:value-type="string">
            <text:p>HyperDash</text:p>
          </table:table-cell>
          <table:table-cell table:style-name="ce149" office:value-type="string" calcext:value-type="string">
            <text:p>What colour should be used for the dash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0,0</text:p>
          </table:table-cell>
          <table:table-cell table:style-name="ce368" office:value-type="string" calcext:value-type="string" table:number-columns-spanned="2" table:number-rows-spanned="1">
            <text:p>hyper dashes are movements that require an even larger speed than normal dashes to catch the next fruit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2" office:value-type="string" calcext:value-type="string">
            <text:p>HyperDashFruit</text:p>
          </table:table-cell>
          <table:table-cell table:style-name="ce150" office:value-type="string" calcext:value-type="string">
            <text:p>What colour should be used for the fruit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hyper dash colour of fruits</text:p>
          </table:table-cell>
          <table:table-cell table:style-name="ce191" office:value-type="string" calcext:value-type="string" table:number-columns-spanned="1" table:number-rows-spanned="2">
            <text:p>uses HyperDash if not defined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HyperDashAfterImage</text:p>
          </table:table-cell>
          <table:table-cell table:style-name="ce150" office:value-type="string" calcext:value-type="string">
            <text:p>What colour should be used for the after image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yper dash colour for the trail the catcher leaves behind</text:p>
          </table:table-cell>
          <table:covered-table-cell table:style-name="ce103"/>
          <table:table-cell table:number-columns-repeated="1015"/>
        </table:table-row>
        <table:table-row table:style-name="ro2">
          <table:table-cell table:style-name="ce133" office:value-type="string" calcext:value-type="string">
            <office:annotation draw:style-name="gr10" draw:text-style-name="P2" svg:width="8.3118in" svg:height="0.5937in" svg:x="2.7028in" svg:y="18.6417in" draw:caption-point-x="-0.1602in" draw:caption-point-y="-0.3189in">
              <dc:date>2022-03-01T00:00:00</dc:date>
              <text:p text:style-name="P1"><text:span text:style-name="T1">osu!mania is coded on a 480px height basis, while graphics are based on a 768px height.</text:span></text:p>
              <text:p text:style-name="P1"><text:span text:style-name="T1">Therefore images are skinned 1.6x larger than their values.</text:span></text:p>
            </office:annotation>
            <text:p>[Mania]</text:p>
          </table:table-cell>
          <table:table-cell table:style-name="ce151" office:value-type="string" calcext:value-type="string">
            <text:p>What kind of settings are defined in this section?</text:p>
          </table:table-cell>
          <table:table-cell table:style-name="ce378" office:value-type="string" calcext:value-type="string">
            <text:p>stages are freely customisable</text:p>
          </table:table-cell>
          <table:table-cell table:style-name="ce378" office:value-type="string" calcext:value-type="string" table:number-columns-spanned="2" table:number-rows-spanned="1">
            <text:p>list entries are separated by commas (,)</text:p>
          </table:table-cell>
          <table:covered-table-cell table:style-name="ce114"/>
          <table:table-cell table:style-name="ce378" office:value-type="string" calcext:value-type="string">
            <text:p>integers are whole numbers</text:p>
          </table:table-cell>
          <table:table-cell table:style-name="ce182" office:value-type="string" calcext:value-type="string">
            <text:p>values are based on 480px height</text:p>
          </table:table-cell>
          <table:table-cell table:style-name="ce182" office:value-type="string" calcext:value-type="string">
            <text:p>changes settings for a specific keycount</text:p>
          </table:table-cell>
          <table:table-cell table:style-name="ce192" office:value-type="string" calcext:value-type="string" table:number-columns-spanned="1" table:number-rows-spanned="2">
            <text:p>each keycount must start a new section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Keys</text:p>
          </table:table-cell>
          <table:table-cell table:style-name="ce152" office:value-type="string" calcext:value-type="string">
            <text:p>What keycount are these settings for?</text:p>
          </table:table-cell>
          <table:table-cell table:style-name="ce369" office:value-type="string" calcext:value-type="string" table:number-columns-spanned="4" table:number-rows-spanned="1">
            <office:annotation draw:style-name="gr7" draw:text-style-name="P2" svg:width="6.7685in" svg:height="1.4685in" svg:x="7.6854in" svg:y="19.0594in" draw:caption-point-x="4.8335in" draw:caption-point-y="-0.3189in">
              <dc:date>2022-03-01T00:00:00</dc:date>
              <text:p text:style-name="P1"><text:span text:style-name="T1">regular keycounts:</text:span></text:p>
              <text:p text:style-name="P1"><text:span text:style-name="T1">1, 2, 3, 4, 5, 6, 7, 8, 9</text:span></text:p>
              <text:p text:style-name="P1"><text:span text:style-name="T1">Co-Op exclusive keycounts:</text:span></text:p>
              <text:p text:style-name="P1"><text:span text:style-name="T1">10(5), 12(6), 14(7), 16(8), 18(9)</text:span></text:p>
              <text:p text:style-name="P1"><text:span text:style-name="T1">currently rankable keycounts:</text:span></text:p>
              <text:p text:style-name="P1"><text:span text:style-name="T1">4, 5, 6, 7, 8, 9</text:span></text:p>
            </office:annotation>
            <text:p>n</text:p>
          </table:table-cell>
          <table:covered-table-cell table:number-columns-repeated="3"/>
          <table:table-cell table:style-name="ce183" office:value-type="string" calcext:value-type="string">
            <text:p>-</text:p>
          </table:table-cell>
          <table:table-cell table:style-name="ce183" office:value-type="string" calcext:value-type="string">
            <text:p>affected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ColumnStart</text:p>
          </table:table-cell>
          <table:table-cell table:style-name="ce153" office:value-type="string" calcext:value-type="string">
            <text:p>Where does the left column start?</text:p>
          </table:table-cell>
          <table:table-cell table:style-name="ce368" office:value-type="string" calcext:value-type="string" table:number-columns-spanned="4" table:number-rows-spanned="1">
            <text:p>number</text:p>
          </table:table-cell>
          <table:covered-table-cell table:number-columns-repeated="3" table:style-name="ce169"/>
          <table:table-cell table:style-name="ce397" office:value-type="string" calcext:value-type="string">
            <text:p>136</text:p>
          </table:table-cell>
          <table:table-cell table:style-name="ce397" office:value-type="string" calcext:value-type="string" table:number-columns-spanned="2" table:number-rows-spanned="1">
            <text:p>where the first column is positioned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34" office:value-type="string" calcext:value-type="string">
            <text:p>ColumnRight</text:p>
          </table:table-cell>
          <table:table-cell table:style-name="ce152" office:value-type="string" calcext:value-type="string">
            <text:p>Up to which point can columns be drawn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19</text:p>
          </table:table-cell>
          <table:table-cell table:style-name="ce157" office:value-type="string" calcext:value-type="string">
            <text:p>distance between stage and right screenborder</text:p>
          </table:table-cell>
          <table:table-cell table:style-name="ce157" office:value-type="string" calcext:value-type="string">
            <text:p>if the stage crosses this point it will be compressed up to this point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ColumnSpacing</text:p>
          </table:table-cell>
          <table:table-cell table:style-name="ce152" office:value-type="string" calcext:value-type="string">
            <text:p>What is the distance between all columns individually?</text:p>
          </table:table-cell>
          <table:table-cell table:style-name="ce369" office:value-type="string" calcext:value-type="string" table:number-columns-spanned="4" table:number-rows-spanned="1">
            <text:p>list with (n-1) amount of numbers</text:p>
          </table:table-cell>
          <table:covered-table-cell table:number-columns-repeated="3"/>
          <table:table-cell table:style-name="ce387" office:value-type="string" calcext:value-type="string">
            <text:p>0,0,..,0</text:p>
          </table:table-cell>
          <table:table-cell table:style-name="ce157" office:value-type="string" calcext:value-type="string">
            <text:p>spacing between two columns (not to be confused with StageSeparation)</text:p>
          </table:table-cell>
          <table:table-cell table:style-name="ce157" office:value-type="string" calcext:value-type="string">
            <text:p>tracks created by the spacing are transparent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Width</text:p>
          </table:table-cell>
          <table:table-cell table:style-name="ce152" office:value-type="string" calcext:value-type="string">
            <text:p>What widths do all columns have individually?</text:p>
          </table:table-cell>
          <table:table-cell table:style-name="ce369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387" office:value-type="string" calcext:value-type="string">
            <text:p>30,30,..,30</text:p>
          </table:table-cell>
          <table:table-cell table:style-name="ce369" office:value-type="string" calcext:value-type="string" table:number-columns-spanned="2" table:number-rows-spanned="1">
            <text:p>columns should be kept thin if high keycounts are used</text:p>
          </table:table-cell>
          <table:covered-table-cell/>
          <table:table-cell table:number-columns-repeated="1015"/>
        </table:table-row>
        <table:table-row table:style-name="ro5">
          <table:table-cell table:style-name="ce134" office:value-type="string" calcext:value-type="string">
            <text:p>ColumnLineWidth</text:p>
          </table:table-cell>
          <table:table-cell table:style-name="ce152" office:value-type="string" calcext:value-type="string">
            <text:p>How thick are the column seperators individually?</text:p>
          </table:table-cell>
          <table:table-cell table:style-name="ce369" office:value-type="string" calcext:value-type="string" table:number-columns-spanned="4" table:number-rows-spanned="1">
            <text:p>list with (n+1) amount of numbers</text:p>
          </table:table-cell>
          <table:covered-table-cell table:number-columns-repeated="3"/>
          <table:table-cell table:style-name="ce387" office:value-type="string" calcext:value-type="string">
            <text:p>2,2,..,2</text:p>
          </table:table-cell>
          <table:table-cell table:style-name="ce157" office:value-type="string" calcext:value-type="string">
            <text:p>from the left column border</text:p>
          </table:table-cell>
          <table:table-cell table:style-name="ce157" office:value-type="string" calcext:value-type="string">
            <text:p>on V2.4+ while using ColumnSpacing: column's value affects previous column's right border from the outer part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BarlineHeight</text:p>
          </table:table-cell>
          <table:table-cell table:style-name="ce152" office:value-type="string" calcext:value-type="string">
            <text:p>How thick is the barline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1.2</text:p>
          </table:table-cell>
          <table:table-cell table:style-name="ce157" office:value-type="string" calcext:value-type="string">
            <text:p>bottom edge of the note is on the centre of the barline</text:p>
          </table:table-cell>
          <table:table-cell table:style-name="ce188" office:value-type="string" calcext:value-type="string">
            <text:p>shown at the start of a measure (length depends on a maps timing signature)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LightingNWidth</text:p>
          </table:table-cell>
          <table:table-cell table:style-name="ce152" office:value-type="string" calcext:value-type="string">
            <text:p>Which widths should LightingN use for all columns individually?</text:p>
          </table:table-cell>
          <table:table-cell table:style-name="ce369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note lighting</text:p>
          </table:table-cell>
          <table:table-cell table:style-name="ce406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LightingLWidth</text:p>
          </table:table-cell>
          <table:table-cell table:style-name="ce152" office:value-type="string" calcext:value-type="string">
            <text:p>Which widths should LightingL use for all columns individually?</text:p>
          </table:table-cell>
          <table:table-cell table:style-name="ce369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old note lighting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WidthForNoteHeightScale</text:p>
          </table:table-cell>
          <table:table-cell table:style-name="ce152" office:value-type="string" calcext:value-type="string">
            <text:p>Which height should all notes have if columns have individual widths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369" office:value-type="string" calcext:value-type="string" table:number-columns-spanned="2" table:number-rows-spanned="1">
            <text:p>if not defined the height scale of the smallest column width is used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text:p>HitPosition</text:p>
          </table:table-cell>
          <table:table-cell table:style-name="ce153" office:value-type="string" calcext:value-type="string">
            <text:p>On which height should the judgement line be drawn at?</text:p>
          </table:table-cell>
          <table:table-cell table:style-name="ce368" office:value-type="string" calcext:value-type="string" table:number-columns-spanned="4" table:number-rows-spanned="1">
            <text:p>integer</text:p>
          </table:table-cell>
          <table:covered-table-cell table:number-columns-repeated="3" table:style-name="ce169"/>
          <table:table-cell table:style-name="ce173" office:value-type="string" calcext:value-type="string">
            <text:p>402</text:p>
          </table:table-cell>
          <table:table-cell table:style-name="ce368" office:value-type="string" calcext:value-type="string" table:number-columns-spanned="2" table:number-rows-spanned="1">
            <text:p>StageHint, LightingN &amp; LightingL are drawn at this position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34" office:value-type="string" calcext:value-type="string">
            <text:p>LightPosition</text:p>
          </table:table-cell>
          <table:table-cell table:style-name="ce152" office:value-type="string" calcext:value-type="string">
            <text:p>On which height should the stage lights be drawn at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413</text:p>
          </table:table-cell>
          <table:table-cell table:style-name="ce369" office:value-type="string" calcext:value-type="string" table:number-columns-spanned="2" table:number-rows-spanned="1">
            <text:p>only for StageLight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ScorePosition</text:p>
          </table:table-cell>
          <table:table-cell table:style-name="ce152" office:value-type="string" calcext:value-type="string">
            <text:p>On which height should the hitbursts appear at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325</text:p>
          </table:table-cell>
          <table:table-cell table:style-name="ce369" office:value-type="string" calcext:value-type="string" table:number-columns-spanned="2" table:number-rows-spanned="1">
            <text:p>the hitbursts are centered on the stag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mboPosition</text:p>
          </table:table-cell>
          <table:table-cell table:style-name="ce152" office:value-type="string" calcext:value-type="string">
            <text:p>On which height should the combo counter appear at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111</text:p>
          </table:table-cell>
          <table:table-cell table:style-name="ce369" office:value-type="string" calcext:value-type="string" table:number-columns-spanned="2" table:number-rows-spanned="1">
            <text:p>the combo counter is centered on the stag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JudgementLine</text:p>
          </table:table-cell>
          <table:table-cell table:style-name="ce152" office:value-type="string" calcext:value-type="string">
            <text:p>Should a solid line be drawn above the StageHint?</text:p>
          </table:table-cell>
          <table:table-cell table:style-name="ce369" office:value-type="string" calcext:value-type="string" table:number-columns-spanned="2" table:number-rows-spanned="1">
            <text:p>0</text:p>
            <text:p>(no line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solid line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notes should be hit when notes touch the judgement line</text:p>
          </table:table-cell>
          <table:covered-table-cell/>
          <table:table-cell table:number-columns-repeated="1015"/>
        </table:table-row>
        <table:table-row table:style-name="ro5">
          <table:table-cell table:style-name="ce135" office:value-type="string" calcext:value-type="string">
            <text:p>SpecialStyle</text:p>
          </table:table-cell>
          <table:table-cell table:style-name="ce153" office:value-type="string" calcext:value-type="string">
            <text:p>What SpecialStyle is used for this keycount if available?</text:p>
          </table:table-cell>
          <table:table-cell table:style-name="ce368" office:value-type="string" calcext:value-type="string">
            <text:p>0</text:p>
            <text:p>(none)</text:p>
          </table:table-cell>
          <table:table-cell table:style-name="ce368" office:value-type="string" calcext:value-type="string">
            <office:annotation draw:style-name="gr10" draw:text-style-name="P2" svg:width="8.2012in" svg:height="0.5937in" svg:x="9.35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1</text:p>
            <text:p>(left lane (SP) /</text:p>
            <text:p>outer lanes (DP))</text:p>
          </table:table-cell>
          <table:table-cell table:style-name="ce368" office:value-type="string" calcext:value-type="string">
            <office:annotation draw:style-name="gr10" draw:text-style-name="P2" svg:width="9.6339in" svg:height="0.5937in" svg:x="11.0146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2</text:p>
            <text:p>(right lane (SP) /</text:p>
            <text:p>inner lanes (DP))</text:p>
          </table:table-cell>
          <table:table-cell table:style-name="ce368"/>
          <table:table-cell table:style-name="ce173" office:value-type="string" calcext:value-type="string">
            <text:p>0</text:p>
          </table:table-cell>
          <table:table-cell table:style-name="ce368" office:value-type="string" calcext:value-type="string">
            <office:annotation draw:style-name="gr10" draw:text-style-name="P2" svg:width="7.0992in" svg:height="0.5937in" svg:x="17.5512in" svg:y="24.9291in" draw:caption-point-x="-0.1598in" draw:caption-point-y="-0.3189in">
              <dc:date>2022-03-01T00:00:00</dc:date>
              <text:p text:style-name="P1"><text:span text:style-name="T1">for example:</text:span></text:p>
              <text:p text:style-name="P1"><text:span text:style-name="T1">10k SP can use special styles while 10k DP can't use any due to stage being split into two 5k stages</text:span></text:p>
            </office:annotation>
            <text:p>only works for stages on even keycounts larger than 4</text:p>
          </table:table-cell>
          <table:table-cell table:style-name="ce368" office:value-type="string" calcext:value-type="string">
            <text:p>for DP: the center between the stages is used for determining positions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ComboBurstStyle</text:p>
          </table:table-cell>
          <table:table-cell table:style-name="ce152" office:value-type="string" calcext:value-type="string">
            <text:p>On what side should the comboburst appear?</text:p>
          </table:table-cell>
          <table:table-cell table:style-name="ce157" office:value-type="string" calcext:value-type="string">
            <text:p>0</text:p>
            <text:p>(Left)</text:p>
          </table:table-cell>
          <table:table-cell table:style-name="ce157" office:value-type="string" calcext:value-type="string">
            <text:p>1</text:p>
            <text:p>(Right)</text:p>
          </table:table-cell>
          <table:table-cell table:style-name="ce157" office:value-type="string" calcext:value-type="string">
            <office:annotation draw:style-name="gr8" draw:text-style-name="P2" svg:width="9.6339in" svg:height="0.3748in" svg:x="11.0146in" svg:y="25.548in" draw:caption-point-x="-0.1602in" draw:caption-point-y="-0.3189in">
              <dc:date>2022-03-01T00:00:00</dc:date>
              <text:p text:style-name="P1"><text:span text:style-name="T1">randomly from either left or right</text:span></text:p>
            </office:annotation>
            <text:p>2</text:p>
            <text:p>(Both)</text:p>
          </table:table-cell>
          <table:table-cell table:style-name="ce157"/>
          <table:table-cell table:style-name="ce387" office:value-type="string" calcext:value-type="string">
            <text:p>1</text:p>
          </table:table-cell>
          <table:table-cell table:style-name="ce157" office:value-type="string" calcext:value-type="string">
            <text:p>combobursts get flipped on the</text:p>
            <text:p>right stage half</text:p>
          </table:table-cell>
          <table:table-cell table:style-name="ce157" office:value-type="string" calcext:value-type="string">
            <text:p>you can use the words or values,</text:p>
            <text:p>both are accepted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SplitStages</text:p>
          </table:table-cell>
          <table:table-cell table:style-name="ce152" office:value-type="string" calcext:value-type="string">
            <text:p>Should the stage be split into 2 stages?</text:p>
          </table:table-cell>
          <table:table-cell table:style-name="ce369" office:value-type="string" calcext:value-type="string" table:number-columns-spanned="2" table:number-rows-spanned="1">
            <office:annotation draw:style-name="gr8" draw:text-style-name="P2" svg:width="6.7685in" svg:height="0.3748in" svg:x="7.6854in" svg:y="25.9657in" draw:caption-point-x="1.5043in" draw:caption-point-y="-0.3189in">
              <dc:date>2022-03-01T00:00:00</dc:date>
              <text:p text:style-name="P1"><text:span text:style-name="T1">merges DP stages into 1 stage</text:span></text:p>
            </office:annotation>
            <text:p>0</text:p>
            <text:p>(no splitting / forced SP)</text:p>
          </table:table-cell>
          <table:covered-table-cell/>
          <table:table-cell table:style-name="ce369" office:value-type="string" calcext:value-type="string" table:number-columns-spanned="2" table:number-rows-spanned="1">
            <office:annotation draw:style-name="gr22" draw:text-style-name="P2" svg:width="9.6339in" svg:height="2.5622in" svg:x="11.0146in" svg:y="25.9657in" draw:caption-point-x="1.5043in" draw:caption-point-y="-0.3189in">
              <dc:date>2022-03-01T00:00:00</dc:date>
              <text:p text:style-name="P1"><text:span text:style-name="T1">splits the stage into 2 stages, uneven keycounts get splitted into 1 even stage + 1 uneven stage</text:span></text:p>
              <text:p text:style-name="P1"><text:span text:style-name="T1">(left stage gets the higher count)</text:span></text:p>
              <text:p text:style-name="P1"><text:span text:style-name="T1"/></text:p>
              <text:p text:style-name="P1"><text:span text:style-name="T1">2K -&gt; 1K + 1K</text:span></text:p>
              <text:p text:style-name="P1"><text:span text:style-name="T1">3K -&gt; 2K + 1K</text:span></text:p>
              <text:p text:style-name="P1"><text:span text:style-name="T1">4K -&gt; 2K + 2K</text:span></text:p>
              <text:p text:style-name="P1"><text:span text:style-name="T1">5K -&gt; 3K + 2K</text:span></text:p>
              <text:p text:style-name="P1"><text:span text:style-name="T1">6K -&gt; 3K + 3K</text:span></text:p>
              <text:p text:style-name="P1"><text:span text:style-name="T1">7K -&gt; 4K + 3K</text:span></text:p>
              <text:p text:style-name="P1"><text:span text:style-name="T1">8K -&gt; 4K + 4K</text:span></text:p>
              <text:p text:style-name="P1"><text:span text:style-name="T1">9K -&gt; 5K + 4K</text:span></text:p>
            </office:annotation>
            <text:p>1</text:p>
            <text:p>(splitting / forced DP)</text:p>
          </table:table-cell>
          <table:covered-table-cell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ced setting if defined</text:p>
          </table:table-cell>
          <table:table-cell table:style-name="ce157" office:value-type="string" calcext:value-type="string">
            <text:p>each keycount above 1 can be splitted</text:p>
            <text:p>(or merged if count is higher than 9)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StageSeparation</text:p>
          </table:table-cell>
          <table:table-cell table:style-name="ce152" office:value-type="string" calcext:value-type="string">
            <text:p>What distance should the 2 stages have when splitted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40</text:p>
          </table:table-cell>
          <table:table-cell table:style-name="ce369" office:value-type="string" calcext:value-type="string" table:number-columns-spanned="2" table:number-rows-spanned="1">
            <text:p>set distance between split stages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SeparateScore</text:p>
          </table:table-cell>
          <table:table-cell table:style-name="ce152" office:value-type="string" calcext:value-type="string">
            <text:p>Should the hitburst only be shown on the stage it was scored on?</text:p>
          </table:table-cell>
          <table:table-cell table:style-name="ce369" office:value-type="string" calcext:value-type="string" table:number-columns-spanned="2" table:number-rows-spanned="1">
            <text:p>0</text:p>
            <text:p>(shows on both stages at the same time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shows when hit on specific stage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for DP: each stage gets shown its own judgement or of both stages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KeysUnderNotes</text:p>
          </table:table-cell>
          <table:table-cell table:style-name="ce152" office:value-type="string" calcext:value-type="string">
            <text:p>Should the keys be covered by notes when passing them?</text:p>
          </table:table-cell>
          <table:table-cell table:style-name="ce369" office:value-type="string" calcext:value-type="string" table:number-columns-spanned="2" table:number-rows-spanned="1">
            <text:p>0</text:p>
            <text:p>(notes scroll below the keys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notes scroll above the keys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should be used depending on note and key designs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text:p>UpsideDown</text:p>
          </table:table-cell>
          <table:table-cell table:style-name="ce153" office:value-type="string" calcext:value-type="string">
            <text:p>Should the stage be flipped?</text:p>
          </table:table-cell>
          <table:table-cell table:style-name="ce368" office:value-type="string" calcext:value-type="string" table:number-columns-spanned="2" table:number-rows-spanned="1">
            <text:p>0</text:p>
            <text:p>(downscroll)</text:p>
          </table:table-cell>
          <table:covered-table-cell table:style-name="ce169"/>
          <table:table-cell table:style-name="ce368" office:value-type="string" calcext:value-type="string" table:number-columns-spanned="2" table:number-rows-spanned="1">
            <text:p>1</text:p>
            <text:p>(upscroll)</text:p>
          </table:table-cell>
          <table:covered-table-cell table:style-name="ce169"/>
          <table:table-cell table:style-name="ce173" office:value-type="string" calcext:value-type="string">
            <text:p>0</text:p>
          </table:table-cell>
          <table:table-cell table:style-name="ce368" office:value-type="string" calcext:value-type="string" table:number-columns-spanned="2" table:number-rows-spanned="1">
            <text:p>DDR / Stepmania / Pump It Up style note scrolling</text:p>
            <text:p>(scrolling from bottom to top)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34" office:value-type="string" calcext:value-type="string">
            <text:p>KeyFlipWhenUpsideDown</text:p>
          </table:table-cell>
          <table:table-cell table:style-name="ce152" office:value-type="string" calcext:value-type="string">
            <text:p>Should keys be flipped when the stage is flipped?</text:p>
          </table:table-cell>
          <table:table-cell table:style-name="ce369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369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1" table:number-rows-spanned="2">
            <text:p>for all columns</text:p>
          </table:table-cell>
          <table:table-cell table:style-name="ce406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NoteFlipWhenUpsideDown</text:p>
          </table:table-cell>
          <table:table-cell table:style-name="ce152" office:value-type="string" calcext:value-type="string">
            <text:p>Should notes be flipped when the stage is flipped?</text:p>
          </table:table-cell>
          <table:covered-table-cell table:number-columns-repeated="4"/>
          <table:table-cell table:style-name="ce387" office:value-type="string" calcext:value-type="string">
            <office:annotation draw:style-name="gr12" draw:text-style-name="P2" svg:width="8.8626in" svg:height="0.3752in" svg:x="14.4539in" svg:y="28.4744in" draw:caption-point-x="-0.1598in" draw:caption-point-y="-0.3189in">
              <dc:date>2022-03-01T00:00:00</dc:date>
              <text:p text:style-name="P1"><text:span text:style-name="T1">older versions won't flip the notes</text:span></text:p>
            </office:annotation>
            <text:p>1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28.8921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</text:p>
          </table:table-cell>
          <table:table-cell table:style-name="ce152" office:value-type="string" calcext:value-type="string">
            <text:p>Should the column's unpressed key be flipped when the stage is flipped?</text:p>
          </table:table-cell>
          <table:table-cell table:style-name="ce369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369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387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for the specific column's idle key state</text:p>
          </table:table-cell>
          <table:table-cell table:style-name="ce406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29.3102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D</text:p>
          </table:table-cell>
          <table:table-cell table:style-name="ce152" office:value-type="string" calcext:value-type="string">
            <text:p>Should the column's pressed ke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</text:p>
            <text:p>pressed key sta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29.7283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</text:p>
          </table:table-cell>
          <table:table-cell table:style-name="ce152" office:value-type="string" calcext:value-type="string">
            <text:p>Should the column's note be flipped when the stage is flipped?</text:p>
          </table:table-cell>
          <table:table-cell table:style-name="ce369" office:value-type="string" calcext:value-type="string" table:number-columns-spanned="2" table:number-rows-spanned="4">
            <text:p>0</text:p>
            <text:p>(no flip)</text:p>
          </table:table-cell>
          <table:covered-table-cell/>
          <table:table-cell table:style-name="ce369" office:value-type="string" calcext:value-type="string" table:number-columns-spanned="2" table:number-rows-spanned="4">
            <text:p>1</text:p>
            <text:p>(flipped)</text:p>
          </table:table-cell>
          <table:covered-table-cell/>
          <table:table-cell table:style-name="ce387" office:value-type="string" calcext:value-type="string" table:number-columns-spanned="1" table:number-rows-spanned="4">
            <text:p>not defined</text:p>
          </table:table-cell>
          <table:table-cell table:style-name="ce157" office:value-type="string" calcext:value-type="string">
            <text:p>for the specific column's note</text:p>
          </table:table-cell>
          <table:table-cell table:style-name="ce406" office:value-type="string" calcext:value-type="string" table:number-columns-spanned="1" table:number-rows-spanned="4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30.146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H</text:p>
          </table:table-cell>
          <table:table-cell table:style-name="ce152" office:value-type="string" calcext:value-type="string">
            <text:p>Should the column's hold note head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head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30.565in" draw:caption-point-x="-0.1602in" draw:caption-point-y="-0.3193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L</text:p>
          </table:table-cell>
          <table:table-cell table:style-name="ce152" office:value-type="string" calcext:value-type="string">
            <text:p>Should the column's hold note bod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body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30.9827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T</text:p>
          </table:table-cell>
          <table:table-cell table:style-name="ce152" office:value-type="string" calcext:value-type="string">
            <text:p>Should the column's hold note tail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tail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text:p>NoteBodyStyle</text:p>
          </table:table-cell>
          <table:table-cell table:style-name="ce153" office:value-type="string" calcext:value-type="string">
            <text:p>What style should be used for all hold note bodies?</text:p>
          </table:table-cell>
          <table:table-cell table:style-name="ce166" office:value-type="string" calcext:value-type="string" table:number-columns-spanned="1" table:number-rows-spanned="2">
            <text:p>0</text:p>
            <text:p>(stretched to fit</text:p>
            <text:p>whole length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8.2012in" svg:height="0.3748in" svg:x="9.35in" svg:y="31.4008in" draw:caption-point-x="-0.1602in" draw:caption-point-y="-0.3189in">
              <dc:date>2022-03-01T00:00:00</dc:date>
              <text:p text:style-name="P1"><text:span text:style-name="T1">repeats the top pixel row on Stable (Fallback)</text:span></text:p>
            </office:annotation>
            <text:p>1</text:p>
            <text:p>(cascading from</text:p>
            <text:p>tail to head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9.6339in" svg:height="0.3748in" svg:x="11.0146in" svg:y="31.4008in" draw:caption-point-x="-0.1602in" draw:caption-point-y="-0.3189in">
              <dc:date>2022-03-01T00:00:00</dc:date>
              <text:p text:style-name="P1"><text:span text:style-name="T1">repeats the bottom pixel row on Stable (Fallback)</text:span></text:p>
            </office:annotation>
            <text:p>2</text:p>
            <text:p>(cascading from</text:p>
            <text:p>head to tail)</text:p>
          </table:table-cell>
          <table:table-cell table:style-name="ce368" table:number-columns-spanned="1" table:number-rows-spanned="2"/>
          <table:table-cell table:style-name="ce173" office:value-type="string" calcext:value-type="string">
            <office:annotation draw:style-name="gr8" draw:text-style-name="P2" svg:width="8.8626in" svg:height="0.3748in" svg:x="14.4539in" svg:y="31.4008in" draw:caption-point-x="-0.1598in" draw:caption-point-y="-0.3189in">
              <dc:date>2022-03-01T00:00:00</dc:date>
              <text:p text:style-name="P1"><text:span text:style-name="T1">older versions just stretch the image</text:span></text:p>
            </office:annotation>
            <text:p>1</text:p>
          </table:table-cell>
          <table:table-cell table:style-name="ce368" office:value-type="string" calcext:value-type="string">
            <text:p>for all columns</text:p>
          </table:table-cell>
          <table:table-cell table:style-name="ce194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8" draw:text-style-name="P2" svg:width="8.3118in" svg:height="1.0315in" svg:x="2.7028in" svg:y="31.818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/></text:p>
              <text:p text:style-name="P1"><text:span text:style-name="T1">can be used with "NoteBodyStyle" to change style of the specified column</text:span></text:p>
            </office:annotation>
            <text:p>NoteBodyStyle#</text:p>
          </table:table-cell>
          <table:table-cell table:style-name="ce152" office:value-type="string" calcext:value-type="string">
            <text:p>What style should be used for the column's hold note body?</text:p>
          </table:table-cell>
          <table:covered-table-cell table:number-columns-repeated="3" table:style-name="ce167"/>
          <table:covered-table-cell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</text:p>
            <text:p>hold note body style</text:p>
          </table:table-cell>
          <table:covered-table-cell table:style-name="ce167"/>
          <table:table-cell table:number-columns-repeated="1015"/>
        </table:table-row>
        <table:table-row table:style-name="ro2">
          <table:table-cell table:style-name="ce135" office:value-type="string" calcext:value-type="string">
            <office:annotation draw:style-name="gr8" draw:text-style-name="P2" svg:width="8.3118in" svg:height="0.3748in" svg:x="2.7028in" svg:y="32.2366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#</text:p>
          </table:table-cell>
          <table:table-cell table:style-name="ce153" office:value-type="string" calcext:value-type="string">
            <text:p>What colour should be used for the column's lane?</text:p>
          </table:table-cell>
          <table:table-cell table:style-name="ce368" office:value-type="string" calcext:value-type="string" table:number-columns-spanned="4" table:number-rows-spanned="1">
            <text:p>RGB(a)</text:p>
          </table:table-cell>
          <table:covered-table-cell table:number-columns-repeated="3" table:style-name="ce169"/>
          <table:table-cell table:style-name="ce173" office:value-type="string" calcext:value-type="string">
            <text:p>0,0,0,255</text:p>
          </table:table-cell>
          <table:table-cell table:style-name="ce368" office:value-type="string" calcext:value-type="string">
            <text:p>for the specific column's background</text:p>
          </table:table-cell>
          <table:table-cell table:style-name="ce368" office:value-type="string" calcext:value-type="string" table:number-columns-spanned="1" table:number-rows-spanned="2">
            <text:p># for the columns start at 1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2.6547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Light#</text:p>
          </table:table-cell>
          <table:table-cell table:style-name="ce152" office:value-type="string" calcext:value-type="string">
            <text:p>What colour should be used for the column's lighting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157" office:value-type="string" calcext:value-type="string">
            <text:p>for the specific column's</text:p>
            <text:p>StageLight colour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ColumnLine</text:p>
          </table:table-cell>
          <table:table-cell table:style-name="ce152" office:value-type="string" calcext:value-type="string">
            <text:p>What colour should be used for the column lines?</text:p>
          </table:table-cell>
          <table:table-cell table:style-name="ce369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2">
            <text:p>255,255,255,255</text:p>
          </table:table-cell>
          <table:table-cell table:style-name="ce369" office:value-type="string" calcext:value-type="string" table:number-columns-spanned="2" table:number-rows-spanned="1">
            <text:p>lines separating columns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Barline</text:p>
          </table:table-cell>
          <table:table-cell table:style-name="ce152" office:value-type="string" calcext:value-type="string">
            <text:p>What colour should be used for the bar seperator?</text:p>
          </table:table-cell>
          <table:table-cell table:style-name="ce369" office:value-type="string" calcext:value-type="string" table:number-columns-spanned="4" table:number-rows-spanned="1">
            <text:p>RGB(a)</text:p>
          </table:table-cell>
          <table:covered-table-cell table:number-columns-repeated="3"/>
          <table:covered-table-cell table:style-name="ce179"/>
          <table:table-cell table:style-name="ce369" office:value-type="string" calcext:value-type="string" table:number-columns-spanned="2" table:number-rows-spanned="1">
            <office:annotation draw:style-name="gr8" draw:text-style-name="P2" svg:width="7.0992in" svg:height="0.3748in" svg:x="17.5512in" svg:y="33.4909in" draw:caption-point-x="2.9374in" draw:caption-point-y="-0.3189in">
              <dc:date>2022-03-01T00:00:00</dc:date>
              <text:p text:style-name="P1"><text:span text:style-name="T1">a timing signature is the rhythm given as 4/4, 3/4, 5/4, or other measures</text:span></text:p>
            </office:annotation>
            <text:p>a bar is one full measure depending on the map's timing signatur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JudgementLine</text:p>
          </table:table-cell>
          <table:table-cell table:style-name="ce152" office:value-type="string" calcext:value-type="string">
            <text:p>What colour should be used for the judgement line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KeyWarning</text:p>
          </table:table-cell>
          <table:table-cell table:style-name="ce152" office:value-type="string" calcext:value-type="string">
            <text:p>What colour should be used for the keybinding reminder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0,0,0</text:p>
          </table:table-cell>
          <table:table-cell table:style-name="ce369" office:value-type="string" calcext:value-type="string" table:number-columns-spanned="2" table:number-rows-spanned="1">
            <text:p>keybinding check before starting play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Hold</text:p>
          </table:table-cell>
          <table:table-cell table:style-name="ce152" office:value-type="string" calcext:value-type="string">
            <text:p>What colour should be used for the combo counter during holds?</text:p>
          </table:table-cell>
          <table:table-cell table:style-name="ce369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387" office:value-type="string" calcext:value-type="string">
            <text:p>255,191,51,255</text:p>
          </table:table-cell>
          <table:table-cell table:style-name="ce157" office:value-type="string" calcext:value-type="string">
            <text:p>colour of combo counter during</text:p>
            <text:p>hold notes</text:p>
          </table:table-cell>
          <table:table-cell table:style-name="ce157" office:value-type="string" calcext:value-type="string">
            <text:p>when using RGB(a) the combo changes opacity during the hold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Break</text:p>
          </table:table-cell>
          <table:table-cell table:style-name="ce152" office:value-type="string" calcext:value-type="string">
            <text:p>What colour should be used for the combo counter when it break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0,0</text:p>
          </table:table-cell>
          <table:table-cell table:style-name="ce369" office:value-type="string" calcext:value-type="string" table:number-columns-spanned="2" table:number-rows-spanned="1">
            <text:p>colour of combo counter when breaking combo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office:annotation draw:style-name="gr8" draw:text-style-name="P2" svg:width="8.3118in" svg:height="0.3748in" svg:x="2.7028in" svg:y="35.5811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</text:p>
          </table:table-cell>
          <table:table-cell table:style-name="ce153" office:value-type="string" calcext:value-type="string">
            <text:p>What is the name of the column's unpressed key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not defined</text:p>
          </table:table-cell>
          <table:table-cell table:style-name="ce368" office:value-type="string" calcext:value-type="string">
            <text:p>for the specific column's idle key sprite</text:p>
          </table:table-cell>
          <table:table-cell table:style-name="ce195" office:value-type="string" calcext:value-type="string" table:number-columns-spanned="1" table:number-rows-spanned="6">
            <office:annotation draw:style-name="gr10" draw:text-style-name="P2" svg:width="5.3362in" svg:height="0.5937in" svg:x="20.6484in" svg:y="35.581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keys can't be animated)</text:span></text:p>
            </office:annotation>
            <text:p># for the columns start at 0,</text:p>
            <text:p>all sprites can use custom names.undefined columns get filled with root folder's sprites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5.9992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D</text:p>
          </table:table-cell>
          <table:table-cell table:style-name="ce152" office:value-type="string" calcext:value-type="string">
            <text:p>What is the name of the column's pressed ke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pressed key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2" draw:text-style-name="P2" svg:width="8.3118in" svg:height="0.3752in" svg:x="2.7028in" svg:y="36.4173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</text:p>
          </table:table-cell>
          <table:table-cell table:style-name="ce152" office:value-type="string" calcext:value-type="string">
            <text:p>What is the name of the column's not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note spri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6.6346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H</text:p>
          </table:table-cell>
          <table:table-cell table:style-name="ce152" office:value-type="string" calcext:value-type="string">
            <text:p>What is the name of the column's hold note head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head spri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7.0531in" draw:caption-point-x="-0.1602in" draw:caption-point-y="-0.3193in">
              <dc:date>2022-03-01T00:00:00</dc:date>
              <text:p text:style-name="P1"><text:span text:style-name="T1"># can be 0 to 17 depending on the keycount</text:span></text:p>
            </office:annotation>
            <text:p>NoteImage#L</text:p>
          </table:table-cell>
          <table:table-cell table:style-name="ce152" office:value-type="string" calcext:value-type="string">
            <text:p>What is the name of the column's hold note bod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body spri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7.4709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T</text:p>
          </table:table-cell>
          <table:table-cell table:style-name="ce152" office:value-type="string" calcext:value-type="string">
            <text:p>What is the name of the column's hold note tail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tail sprite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StageLeft</text:p>
          </table:table-cell>
          <table:table-cell table:style-name="ce153" office:value-type="string" calcext:value-type="string">
            <text:p>What is the name of the left stage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stage-left</text:p>
          </table:table-cell>
          <table:table-cell table:style-name="ce368" office:value-type="string" calcext:value-type="string">
            <text:p>left border</text:p>
          </table:table-cell>
          <table:table-cell table:style-name="ce197" office:value-type="string" calcext:value-type="string" table:number-columns-spanned="1" table:number-rows-spanned="8">
            <office:annotation draw:style-name="gr10" draw:text-style-name="P2" svg:width="5.3362in" svg:height="0.5937in" svg:x="20.6484in" svg:y="37.889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for lights and StageBottom)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tageRight</text:p>
          </table:table-cell>
          <table:table-cell table:style-name="ce152" office:value-type="string" calcext:value-type="string">
            <text:p>What is the name of the right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right</text:p>
          </table:table-cell>
          <table:table-cell table:style-name="ce157" office:value-type="string" calcext:value-type="string">
            <text:p>right border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StageBottom</text:p>
          </table:table-cell>
          <table:table-cell table:style-name="ce152" office:value-type="string" calcext:value-type="string">
            <text:p>What is the name of the bottom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bottom (transparent)</text:p>
          </table:table-cell>
          <table:table-cell table:style-name="ce157" office:value-type="string" calcext:value-type="string">
            <text:p>based on 480px height, won't be stretched to fit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Hint</text:p>
          </table:table-cell>
          <table:table-cell table:style-name="ce152" office:value-type="string" calcext:value-type="string">
            <text:p>What is the name of the stage hin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hint</text:p>
          </table:table-cell>
          <table:table-cell table:style-name="ce157" office:value-type="string" calcext:value-type="string">
            <text:p>graphical judgement lin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Light</text:p>
          </table:table-cell>
          <table:table-cell table:style-name="ce152" office:value-type="string" calcext:value-type="string">
            <text:p>What is the name of the stage ligh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light</text:p>
          </table:table-cell>
          <table:table-cell table:style-name="ce157" office:value-type="string" calcext:value-type="string">
            <text:p>column lighting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N</text:p>
          </table:table-cell>
          <table:table-cell table:style-name="ce152" office:value-type="string" calcext:value-type="string">
            <text:p>What is the name of the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LightingN</text:p>
          </table:table-cell>
          <table:table-cell table:style-name="ce369" office:value-type="string" calcext:value-type="string" table:number-columns-spanned="1" table:number-rows-spanned="2">
            <text:p>based on 480px height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LightingL</text:p>
          </table:table-cell>
          <table:table-cell table:style-name="ce152" office:value-type="string" calcext:value-type="string">
            <text:p>What is the name of the hold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LightingL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WarningArrow</text:p>
          </table:table-cell>
          <table:table-cell table:style-name="ce152" office:value-type="string" calcext:value-type="string">
            <text:p>What is the name of the warning arrow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warningarrow</text:p>
          </table:table-cell>
          <table:table-cell table:style-name="ce157" office:value-type="string" calcext:value-type="string">
            <text:p>when a map starts it gets counted in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Hit0</text:p>
          </table:table-cell>
          <table:table-cell table:style-name="ce153" office:value-type="string" calcext:value-type="string">
            <text:p>What is the name of the hit0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hit0</text:p>
          </table:table-cell>
          <table:table-cell table:style-name="ce368" office:value-type="string" calcext:value-type="string" table:number-columns-spanned="1" table:number-rows-spanned="6">
            <text:p>result screen shows the root folder's mania-hit# if custom ones are defined</text:p>
          </table:table-cell>
          <table:table-cell table:style-name="ce198" office:value-type="string" calcext:value-type="string" table:number-columns-spanned="1" table:number-rows-spanned="6">
            <office:annotation draw:style-name="gr8" draw:text-style-name="P2" svg:width="5.3362in" svg:height="0.3748in" svg:x="20.6484in" svg:y="40.029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Hit50</text:p>
          </table:table-cell>
          <table:table-cell table:style-name="ce152" office:value-type="string" calcext:value-type="string">
            <text:p>What is the name of the hit5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5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100</text:p>
          </table:table-cell>
          <table:table-cell table:style-name="ce152" office:value-type="string" calcext:value-type="string">
            <text:p>What is the name of the hit1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1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200</text:p>
          </table:table-cell>
          <table:table-cell table:style-name="ce152" office:value-type="string" calcext:value-type="string">
            <text:p>What is the name of the hit2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2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</text:p>
          </table:table-cell>
          <table:table-cell table:style-name="ce152" office:value-type="string" calcext:value-type="string">
            <text:p>What is the name of the hit3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3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g</text:p>
          </table:table-cell>
          <table:table-cell table:style-name="ce152" office:value-type="string" calcext:value-type="string">
            <text:p>What is the name of the hit300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300g</text:p>
          </table:table-cell>
          <table:covered-table-cell table:number-columns-repeated="2"/>
          <table:table-cell table:number-columns-repeated="1015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n versions" table:style-name="ta4">
        <table:table-column table:style-name="co15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4">
          <table:table-cell table:style-name="ce115" office:value-type="string" calcext:value-type="string" table:number-columns-spanned="2" table:number-rows-spanned="1">
            <text:p>Additions and changes from previous versions carry over to the chosen version!</text:p>
          </table:table-cell>
          <table:covered-table-cell/>
          <table:table-cell table:number-columns-repeated="1022"/>
        </table:table-row>
        <table:table-row table:style-name="ro1">
          <table:table-cell table:style-name="ce199" office:value-type="string" calcext:value-type="string">
            <text:p>Version</text:p>
          </table:table-cell>
          <table:table-cell table:style-name="ce209" office:value-type="string" calcext:value-type="string">
            <text:p>Changes</text:p>
          </table:table-cell>
          <table:table-cell table:number-columns-repeated="1022"/>
        </table:table-row>
        <table:table-row table:style-name="ro1">
          <table:table-cell table:style-name="ce200" office:value-type="string" calcext:value-type="string" table:number-columns-spanned="1" table:number-rows-spanned="8">
            <text:p>1</text:p>
          </table:table-cell>
          <table:table-cell table:style-name="ce210" office:value-type="string" calcext:value-type="string">
            <text:p>basic vers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hitcircle numbers are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large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basic spinner style (spinner-circle/-background/-metre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segmented countdown image build-up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un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2" office:value-type="string" calcext:value-type="string">
            <office:annotation draw:style-name="gr8" draw:text-style-name="P2" svg:width="5.3362in" svg:height="0.3748in" svg:x="7.6748in" svg:y="2.0866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result screen buttons (ranking-replay.png and ranking-retry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3" office:value-type="string" calcext:value-type="string">
            <office:annotation draw:style-name="gr8" draw:text-style-name="P2" svg:width="5.3362in" svg:height="0.3748in" svg:x="7.6748in" svg:y="2.30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sliderpoints display (sliderpoint10.png and sliderpoint30.png)</text:p>
          </table:table-cell>
          <table:table-cell table:number-columns-repeated="1022"/>
        </table:table-row>
        <table:table-row table:style-name="ro1">
          <table:table-cell table:style-name="ce203" office:value-type="string" calcext:value-type="string" table:number-columns-spanned="1" table:number-rows-spanned="8">
            <text:p>2/2.0</text:p>
          </table:table-cell>
          <table:table-cell table:style-name="ce214" office:value-type="string" calcext:value-type="string">
            <text:p>UI: positioning changes / osu!: visibility update (reduced clutter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the new style spinner (spinner-middle/-middle2/-top/-bottom/-glow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untdown sequence instead of segmented image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hitcircle numbers are no longer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red 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6" office:value-type="string" calcext:value-type="string">
            <text:p>- anchor changes of song selection button sprites (from top left to bottom left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ositioning changes of some result screen sprites (generally shifted down)</text:p>
          </table:table-cell>
          <table:table-cell table:number-columns-repeated="1022"/>
        </table:table-row>
        <table:table-row table:style-name="ro1">
          <table:table-cell table:style-name="ce204" office:value-type="string" calcext:value-type="string" table:number-columns-spanned="1" table:number-rows-spanned="3">
            <text:p>2.1</text:p>
          </table:table-cell>
          <table:table-cell table:style-name="ce217" office:value-type="string" calcext:value-type="string">
            <text:p>osu!taiko: positioning change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taiko-bar-right(-glow).png directly sits under taiko-bar-left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taiko-drum-inner/-outer.png postion changes (allows larger areas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 table:number-columns-spanned="1" table:number-rows-spanned="4">
            <text:p>2.2</text:p>
          </table:table-cell>
          <table:table-cell table:style-name="ce219" office:value-type="string" calcext:value-type="string">
            <text:p>UI: new display style of menu-button-background.png and star.png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es thumbnail support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hanges star rating display to scaling star.png instead of partially filled star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anel text alignment optimisation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 table:number-columns-spanned="1" table:number-rows-spanned="4">
            <text:p>2.3</text:p>
          </table:table-cell>
          <table:table-cell table:style-name="ce220" office:value-type="string" calcext:value-type="string">
            <text:p>osu!catch: switching to new catcher style completely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introduction of fruit-catcher and its states on release (works in all versions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office:annotation draw:style-name="gr8" draw:text-style-name="P2" svg:width="5.3362in" svg:height="0.3748in" svg:x="7.6748in" svg:y="6.2165in" draw:caption-point-x="-0.1598in" draw:caption-point-y="-0.3189in">
              <dc:date>2022-03-01T00:00:00</dc:date>
              <text:p text:style-name="P1"><text:span text:style-name="T1">normal combobursts will no longer be used in osu!catch</text:span></text:p>
            </office:annotation>
            <text:p>- activation of 'osu!catch' specific combobursts (comboburst-fruits(-#)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office:annotation draw:style-name="gr8" draw:text-style-name="P2" svg:width="5.3362in" svg:height="0.3748in" svg:x="7.6748in" svg:y="6.43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deactivates fruit-ryuuta.png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4</text:p>
          </table:table-cell>
          <table:table-cell table:style-name="ce221" office:value-type="string" calcext:value-type="string">
            <text:p>osu!mania: stage scaling reduct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combo counter and hitburs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lumn lines are drawn on both sides of the column when columns are spaced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introduction of hold note tails on release (work in all versions)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5</text:p>
          </table:table-cell>
          <table:table-cell table:style-name="ce222" office:value-type="string" calcext:value-type="string">
            <text:p>osu!mania: upscroll and column improvemen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KeyFlipWhenUpsideDown and NoteFlipWhenUpsideDown (skin.ini command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NoteBodyStyle (stretching or cascading) (skin.ini command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activation of LightingNWidth and LightingLWidth (skin.ini command)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 table:number-columns-spanned="1" table:number-rows-spanned="3">
            <office:annotation draw:style-name="gr12" draw:text-style-name="P2" svg:width="10.6276in" svg:height="0.3752in" svg:x="1.0492in" svg:y="8.3902in" draw:caption-point-x="-0.1602in" draw:caption-point-y="-0.3189in">
              <dc:date>2022-03-01T00:00:00</dc:date>
              <text:p text:style-name="P1"><text:span text:style-name="T1">folder 'User' will always force the latest version even if an older version is set in its skin.ini-file</text:span></text:p>
            </office:annotation>
            <text:p>latest</text:p>
          </table:table-cell>
          <table:table-cell table:style-name="ce219" office:value-type="string" calcext:value-type="string">
            <text:p>-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always uses the latest version the game supports (currently 2.5)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will also include changes that are made by a new version once it goes live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D PLS  DISCLAIMER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8" table:default-cell-style-name="Default"/>
        <table:table-row table:style-name="ro6">
          <table:table-cell table:style-name="ce223" office:value-type="string" calcext:value-type="string">
            <text:p>User Interface-related content</text:p>
          </table:table-cell>
          <table:table-cell table:style-name="ce232" office:value-type="string" calcext:value-type="string">
            <text:p>Gameplay-related content</text:p>
          </table:table-cell>
          <table:table-cell table:style-name="ce233" office:value-type="string" calcext:value-type="string">
            <text:p>osu!-related content</text:p>
          </table:table-cell>
          <table:table-cell table:style-name="ce234" office:value-type="string" calcext:value-type="string">
            <text:p>osu!taiko-related content</text:p>
          </table:table-cell>
          <table:table-cell table:style-name="ce235" office:value-type="string" calcext:value-type="string">
            <text:p>osu!catch-related content</text:p>
          </table:table-cell>
          <table:table-cell table:style-name="ce236" office:value-type="string" calcext:value-type="string">
            <text:p>osu!mania-related content</text:p>
          </table:table-cell>
          <table:table-cell table:number-columns-repeated="1018"/>
        </table:table-row>
        <table:table-row table:style-name="ro7">
          <table:table-cell table:style-name="ce224" table:formula="of:=HYPERLINK(&quot;https://osu.ppy.sh/wiki/en/Skinning&quot;;&quot;osu!wiki main page about skinning&quot;)" office:value-type="string" office:string-value="osu!wiki main page about skinning" calcext:value-type="string" table:number-columns-spanned="6" table:number-rows-spanned="1">
            <text:p>osu!wiki main page about skinning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225" office:value-type="string" calcext:value-type="string" table:number-columns-spanned="6" table:number-rows-spanned="1">
            <text:p>This is no official listing!</text:p>
          </table:table-cell>
          <table:covered-table-cell table:number-columns-repeated="5" table:style-name="ce114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All facts were found by playing, observing, testing and creating dummy sprites, no code digging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Facts are "as it currently is!" It is not known if inconsistencies are bugs, mistakes or oversight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6" office:value-type="string" calcext:value-type="string" table:number-columns-spanned="6" table:number-rows-spanned="1">
            <text:p>DO NOT SEND REQUESTS FOR ACCESS FOR EDITING!</text:p>
            <text:p>That is to prevent vandalism and falsifying facts!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7" office:value-type="string" calcext:value-type="string" table:number-columns-spanned="6" table:number-rows-spanned="1">
            <text:p>Intstead leave a comment, reply to the thread linked below, or send me a PM on the forums</text:p>
            <text:p>if you find errors, typos, want to give feedback, or suggest additional facts!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6" office:value-type="string" calcext:value-type="string" table:number-columns-spanned="6" table:number-rows-spanned="1">
            <office:annotation draw:style-name="gr12" draw:text-style-name="P2" svg:width="5.5882in" svg:height="0.3752in" svg:x="2.0409in" svg:y="2.2657in" draw:caption-point-x="6.9941in" draw:caption-point-y="-0.3189in">
              <dc:date>2022-03-01T00:00:00</dc:date>
              <text:p text:style-name="P1"><text:span text:style-name="T1">notes like this are not visible in HTML-view</text:span></text:p>
            </office:annotation>
            <text:p>Do not view these sheets in HTML-view mode!</text:p>
            <text:p>Some of the useful facts are added as a note (black corners) and cannot be viewed in HTM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8" office:value-type="string" calcext:value-type="string" table:number-columns-spanned="6" table:number-rows-spanned="1">
            <text:p>Rechecks aren't done regularily, so some facts may be outdated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9" table:formula="of:=HYPERLINK(&quot;https://osu.ppy.sh/forum/t/186787&quot;;&quot;Forum Thread&quot;)" office:value-type="string" office:string-value="Forum Thread" calcext:value-type="string" table:number-columns-spanned="6" table:number-rows-spanned="1">
            <text:p>Forum Threa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30" office:value-type="string" calcext:value-type="string" table:number-columns-spanned="6" table:number-rows-spanned="1">
            <text:p>Regarding the different release streams:</text:p>
          </table:table-cell>
          <table:covered-table-cell table:number-columns-repeated="5" table:style-name="ce114"/>
          <table:table-cell table:number-columns-repeated="1018"/>
        </table:table-row>
        <table:table-row table:style-name="ro2">
          <table:table-cell table:style-name="ce231" office:value-type="string" calcext:value-type="string" table:number-columns-spanned="6" table:number-rows-spanned="1">
            <text:p>The 'Stable (Fallback)' release stream is no longer supported and is not fully considered in these lists.</text:p>
            <text:p>It is a bridge build for those having trouble running the game on OpenG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The 'Beta' release stream gets updated once a week with changes from the Cutting Edge release stream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6" table:number-rows-spanned="1">
            <text:p>The 'Cutting Edge' release stream features freshly added features that need further testing and are not ready for the Stable release stream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9" table:formula="of:=HYPERLINK(&quot;https://github.com/ppy/osu/releases&quot;;&quot;The 'osu!lazer' client is in active development and steadily changing. Changes made on it won't be included in these lists.&quot;)" office:value-type="string" office:string-value="The 'osu!lazer' client is in active development and steadily changing. Changes made on it won't be included in these lists." calcext:value-type="string" table:number-columns-spanned="6" table:number-rows-spanned="1">
            <text:p>The 'osu!lazer' client is in active development and steadily changing. Changes made on it won't be included in these lis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6" office:value-type="string" calcext:value-type="string" table:number-columns-spanned="6" table:number-rows-spanned="1">
            <text:p>Changes or additions will not always be added immediately after they go live!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6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274e13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073763"/>
    </style:style>
    <style:style style:name="ConditionalStyle_5f_4" style:display-name="ConditionalStyle_4" style:family="table-cell" style:parent-style-name="Default">
      <style:table-cell-properties fo:background-color="#b7cbe1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4c7c3"/>
    </style:style>
    <style:style style:name="ConditionalStyle_5f_7" style:display-name="ConditionalStyle_7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2:57:16.592375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.ini" style:display-name="PageStyle_skin.i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_20_versions" style:display-name="PageStyle_skin vers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_20_PLS_20__20_DISCLAIMER" style:display-name="PageStyle_READ PLS  DISCLAI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1T13:35:41.206468441</dc:date>
    <meta:editing-duration>PT18M2S</meta:editing-duration>
    <meta:editing-cycles>3</meta:editing-cycles>
    <meta:document-statistic meta:table-count="5" meta:cell-count="2840" meta:object-count="0"/>
  </office:meta>
</office:document-meta>
</file>